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Жирный" style:font-family-generic="swiss" style:font-pitch="variable"/>
    <style:font-face style:name="Liberation Sans4" svg:font-family="'Liberation Sans'" style:font-adornments="Курсив" style:font-family-generic="swiss" style:font-pitch="variable"/>
    <style:font-face style:name="Liberation Sans5" svg:font-family="'Liberation Sans'" style:font-adornments="Обычный"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office:font-face-decls>
  <office:automatic-styles>
    <style:style style:name="Таблиця1" style:family="table">
      <style:table-properties style:width="27.601cm" table:align="margins"/>
    </style:style>
    <style:style style:name="Таблиця1.A" style:family="table-column">
      <style:table-column-properties style:column-width="27.601cm" style:rel-column-width="65535*"/>
    </style:style>
    <style:style style:name="Таблиця1.1" style:family="table-row">
      <style:table-row-properties style:min-row-height="15.3cm"/>
    </style:style>
    <style:style style:name="Таблиця1.A1" style:family="table-cell">
      <style:table-cell-properties style:vertical-align="middle" fo:padding="0cm" fo:border="none"/>
    </style:style>
    <style:style style:name="Таблиця3" style:family="table">
      <style:table-properties style:width="27.601cm" table:align="margins"/>
    </style:style>
    <style:style style:name="Таблиця3.A" style:family="table-column">
      <style:table-column-properties style:column-width="27.601cm" style:rel-column-width="65535*"/>
    </style:style>
    <style:style style:name="Таблиця3.1" style:family="table-row">
      <style:table-row-properties style:min-row-height="10.299cm"/>
    </style:style>
    <style:style style:name="Таблиця3.A1" style:family="table-cell">
      <style:table-cell-properties fo:padding="0cm" fo:border="none"/>
    </style:style>
    <style:style style:name="Таблиця4" style:family="table">
      <style:table-properties style:width="27.601cm" fo:break-before="page" table:align="margins"/>
    </style:style>
    <style:style style:name="Таблиця4.A" style:family="table-column">
      <style:table-column-properties style:column-width="27.601cm" style:rel-column-width="65535*"/>
    </style:style>
    <style:style style:name="Таблиця4.1" style:family="table-row">
      <style:table-row-properties style:min-row-height="15.499cm"/>
    </style:style>
    <style:style style:name="Таблиця4.A1" style:family="table-cell">
      <style:table-cell-properties fo:padding="0cm" fo:border="none"/>
    </style:style>
    <style:style style:name="P1" style:family="paragraph" style:parent-style-name="Standard">
      <style:text-properties style:font-name="Liberation Sans2" fo:font-size="7pt" style:font-size-asian="6.09999990463257pt" style:font-size-complex="7pt"/>
    </style:style>
    <style:style style:name="P2" style:family="paragraph" style:parent-style-name="Table_20_Contents">
      <style:text-properties style:font-name="Liberation Sans2" fo:font-size="21pt" officeooo:rsid="00b89bed" officeooo:paragraph-rsid="00b8e87e" style:font-size-asian="21pt" style:font-size-complex="21pt"/>
    </style:style>
    <style:style style:name="P3" style:family="paragraph" style:parent-style-name="Table_20_Contents">
      <style:text-properties style:font-name="Liberation Sans2" fo:font-size="21pt" officeooo:paragraph-rsid="00b89bed" style:font-size-asian="21pt" style:font-size-complex="21pt"/>
    </style:style>
    <style:style style:name="P4" style:family="paragraph" style:parent-style-name="Table_20_Contents">
      <style:text-properties style:font-name="Liberation Sans2" fo:font-size="6pt" style:font-size-asian="5.25pt" style:font-size-complex="6pt"/>
    </style:style>
    <style:style style:name="P5" style:family="paragraph" style:parent-style-name="Шаблон_3a__20_Заголовок_20_теми">
      <style:paragraph-properties fo:break-before="page"/>
    </style:style>
    <style:style style:name="P6" style:family="paragraph" style:parent-style-name="Шаблон_3a__20_Звичайний_20_текст">
      <style:text-properties officeooo:rsid="000beb7d" officeooo:paragraph-rsid="00131125"/>
    </style:style>
    <style:style style:name="P7" style:family="paragraph" style:parent-style-name="Шаблон_3a__20_Звичайний_20_текст">
      <style:text-properties officeooo:rsid="000beb7d" officeooo:paragraph-rsid="0015e930"/>
    </style:style>
    <style:style style:name="P8" style:family="paragraph" style:parent-style-name="Шаблон_3a__20_Звичайний_20_текст">
      <style:text-properties officeooo:rsid="000beb7d" officeooo:paragraph-rsid="00160ec5"/>
    </style:style>
    <style:style style:name="P9" style:family="paragraph" style:parent-style-name="Шаблон_3a__20_Звичайний_20_текст">
      <style:text-properties officeooo:rsid="000beb7d" officeooo:paragraph-rsid="0029a12d"/>
    </style:style>
    <style:style style:name="P10" style:family="paragraph" style:parent-style-name="Шаблон_3a__20_Звичайний_20_текст">
      <style:text-properties officeooo:rsid="000af335" officeooo:paragraph-rsid="00131125"/>
    </style:style>
    <style:style style:name="P11" style:family="paragraph" style:parent-style-name="Шаблон_3a__20_Звичайний_20_текст">
      <style:text-properties officeooo:rsid="0025b948" officeooo:paragraph-rsid="0025b948"/>
    </style:style>
    <style:style style:name="P12" style:family="paragraph" style:parent-style-name="Шаблон_3a__20_Звичайний_20_текст">
      <style:text-properties officeooo:rsid="0029a12d" officeooo:paragraph-rsid="0029a12d"/>
    </style:style>
    <style:style style:name="P13" style:family="paragraph" style:parent-style-name="Шаблон_3a__20_Звичайний_20_текст">
      <style:text-properties officeooo:rsid="0032cbf6" officeooo:paragraph-rsid="0032cbf6"/>
    </style:style>
    <style:style style:name="P14" style:family="paragraph" style:parent-style-name="Шаблон_3a__20_Звичайний_20_текст">
      <style:text-properties officeooo:rsid="0032cbf6" officeooo:paragraph-rsid="00d206f5"/>
    </style:style>
    <style:style style:name="P15" style:family="paragraph" style:parent-style-name="Шаблон_3a__20_Звичайний_20_текст">
      <style:text-properties officeooo:rsid="0032cbf6" officeooo:paragraph-rsid="011c234b"/>
    </style:style>
    <style:style style:name="P16" style:family="paragraph" style:parent-style-name="Шаблон_3a__20_Звичайний_20_текст">
      <style:text-properties officeooo:rsid="00d361f0" officeooo:paragraph-rsid="0038a757"/>
    </style:style>
    <style:style style:name="P17" style:family="paragraph" style:parent-style-name="Шаблон_3a__20_Заголовок_20_теми">
      <style:paragraph-properties fo:break-before="page"/>
      <style:text-properties officeooo:rsid="00360d57" officeooo:paragraph-rsid="00360d57"/>
    </style:style>
    <style:style style:name="P18" style:family="paragraph" style:parent-style-name="Шаблон_3a__20_Звичайний_20_текст">
      <style:text-properties officeooo:paragraph-rsid="0038e2b0"/>
    </style:style>
    <style:style style:name="P19" style:family="paragraph" style:parent-style-name="Шаблон_3a__20_Звичайний_20_текст">
      <style:text-properties officeooo:rsid="00522546" officeooo:paragraph-rsid="00522546"/>
    </style:style>
    <style:style style:name="P20" style:family="paragraph" style:parent-style-name="Шаблон_3a__20_Звичайний_20_текст">
      <style:text-properties officeooo:rsid="00535f52" officeooo:paragraph-rsid="00535f52"/>
    </style:style>
    <style:style style:name="P21" style:family="paragraph" style:parent-style-name="Шаблон_3a__20_Звичайний_20_текст">
      <style:text-properties officeooo:rsid="0055a419" officeooo:paragraph-rsid="0055a419"/>
    </style:style>
    <style:style style:name="P22" style:family="paragraph" style:parent-style-name="Шаблон_3a__20_Звичайний_20_текст">
      <style:text-properties officeooo:rsid="0055a419" officeooo:paragraph-rsid="00728dcc"/>
    </style:style>
    <style:style style:name="P23" style:family="paragraph" style:parent-style-name="Шаблон_3a__20_Звичайний_20_текст">
      <style:text-properties officeooo:rsid="00579642" officeooo:paragraph-rsid="00579642"/>
    </style:style>
    <style:style style:name="P24" style:family="paragraph" style:parent-style-name="Шаблон_3a__20_Звичайний_20_текст">
      <style:text-properties officeooo:rsid="00579642" officeooo:paragraph-rsid="009b172c"/>
    </style:style>
    <style:style style:name="P25" style:family="paragraph" style:parent-style-name="Шаблон_3a__20_Звичайний_20_текст">
      <style:text-properties officeooo:rsid="00579642" officeooo:paragraph-rsid="0103768d"/>
    </style:style>
    <style:style style:name="P26" style:family="paragraph" style:parent-style-name="Шаблон_3a__20_Звичайний_20_текст">
      <style:text-properties officeooo:rsid="00710527" officeooo:paragraph-rsid="00710527"/>
    </style:style>
    <style:style style:name="P27" style:family="paragraph" style:parent-style-name="Шаблон_3a__20_Звичайний_20_текст">
      <style:text-properties officeooo:rsid="0089c8d8" officeooo:paragraph-rsid="0099afcf"/>
    </style:style>
    <style:style style:name="P28" style:family="paragraph" style:parent-style-name="Шаблон_3a__20_Звичайний_20_текст">
      <style:text-properties officeooo:rsid="009e05c3" officeooo:paragraph-rsid="009e05c3"/>
    </style:style>
    <style:style style:name="P29" style:family="paragraph" style:parent-style-name="Шаблон_3a__20_Звичайний_20_текст">
      <style:text-properties officeooo:rsid="009e05c3" officeooo:paragraph-rsid="009f12a7"/>
    </style:style>
    <style:style style:name="P30" style:family="paragraph" style:parent-style-name="Шаблон_3a__20_Звичайний_20_текст">
      <style:text-properties officeooo:rsid="00a14d3b" officeooo:paragraph-rsid="00a14d3b"/>
    </style:style>
    <style:style style:name="P31" style:family="paragraph" style:parent-style-name="Шаблон_3a__20_Звичайний_20_текст">
      <style:text-properties officeooo:rsid="00a14d3b" officeooo:paragraph-rsid="00a41af9"/>
    </style:style>
    <style:style style:name="P32" style:family="paragraph" style:parent-style-name="Шаблон_3a__20_Звичайний_20_текст">
      <style:text-properties officeooo:rsid="00a5ef92" officeooo:paragraph-rsid="00b05f2e"/>
    </style:style>
    <style:style style:name="P33" style:family="paragraph" style:parent-style-name="Шаблон_3a__20_Звичайний_20_текст">
      <style:text-properties officeooo:rsid="00a5ef92" officeooo:paragraph-rsid="00b412a6"/>
    </style:style>
    <style:style style:name="P34" style:family="paragraph" style:parent-style-name="Шаблон_3a__20_Звичайний_20_текст">
      <style:text-properties officeooo:rsid="00a5ef92" officeooo:paragraph-rsid="00fca4ca"/>
    </style:style>
    <style:style style:name="P35" style:family="paragraph" style:parent-style-name="Шаблон_3a__20_Звичайний_20_текст">
      <style:text-properties officeooo:rsid="00ae4111" officeooo:paragraph-rsid="00ae4111"/>
    </style:style>
    <style:style style:name="P36" style:family="paragraph" style:parent-style-name="Шаблон_3a__20_Звичайний_20_текст">
      <style:text-properties officeooo:rsid="00ae4111" officeooo:paragraph-rsid="00b586a7"/>
    </style:style>
    <style:style style:name="P37" style:family="paragraph" style:parent-style-name="Шаблон_3a__20_Звичайний_20_текст">
      <style:text-properties officeooo:rsid="00b5ca37" officeooo:paragraph-rsid="00b5ca37"/>
    </style:style>
    <style:style style:name="P38" style:family="paragraph" style:parent-style-name="Шаблон_3a__20_Заголовок_20_теми">
      <style:paragraph-properties fo:break-before="page"/>
      <style:text-properties officeooo:rsid="000664a4" officeooo:paragraph-rsid="000664a4"/>
    </style:style>
    <style:style style:name="P39" style:family="paragraph" style:parent-style-name="Шаблон_3a__20_Звичайний_20_текст">
      <style:text-properties officeooo:rsid="00ba9e0d" officeooo:paragraph-rsid="00ba9e0d"/>
    </style:style>
    <style:style style:name="P40" style:family="paragraph" style:parent-style-name="Шаблон_3a__20_Звичайний_20_текст">
      <style:text-properties officeooo:rsid="00bcb02a" officeooo:paragraph-rsid="00c12648"/>
    </style:style>
    <style:style style:name="P41" style:family="paragraph" style:parent-style-name="Шаблон_3a__20_Заголовок_20_теми">
      <style:paragraph-properties fo:break-before="page"/>
      <style:text-properties officeooo:rsid="0037a868" officeooo:paragraph-rsid="0037a868"/>
    </style:style>
    <style:style style:name="P42" style:family="paragraph" style:parent-style-name="Шаблон_3a__20_Звичайний_20_текст">
      <style:text-properties officeooo:rsid="00cdfe1f" officeooo:paragraph-rsid="00cdfe1f"/>
    </style:style>
    <style:style style:name="P43" style:family="paragraph" style:parent-style-name="Шаблон_3a__20_Звичайний_20_текст">
      <style:text-properties officeooo:rsid="00d408d3" officeooo:paragraph-rsid="00d408d3"/>
    </style:style>
    <style:style style:name="P44" style:family="paragraph" style:parent-style-name="Шаблон_3a__20_Звичайний_20_текст">
      <style:text-properties officeooo:rsid="00476da4" officeooo:paragraph-rsid="00476da4"/>
    </style:style>
    <style:style style:name="P45" style:family="paragraph" style:parent-style-name="Шаблон_3a__20_Звичайний_20_текст">
      <style:text-properties officeooo:rsid="00ebbece" officeooo:paragraph-rsid="00f0b9af"/>
    </style:style>
    <style:style style:name="P46" style:family="paragraph" style:parent-style-name="Шаблон_3a__20_Звичайний_20_текст">
      <style:text-properties officeooo:rsid="00fe8221" officeooo:paragraph-rsid="00fe8221"/>
    </style:style>
    <style:style style:name="P47" style:family="paragraph" style:parent-style-name="Шаблон_3a__20_Звичайний_20_текст">
      <style:text-properties officeooo:rsid="0091b236" officeooo:paragraph-rsid="0091b236"/>
    </style:style>
    <style:style style:name="P48" style:family="paragraph" style:parent-style-name="Шаблон_3a__20_Звичайний_20_текст">
      <style:text-properties officeooo:rsid="0103768d" officeooo:paragraph-rsid="0103768d"/>
    </style:style>
    <style:style style:name="P49" style:family="paragraph" style:parent-style-name="Шаблон_3a__20_Звичайний_20_текст">
      <style:text-properties officeooo:rsid="00b74c45" officeooo:paragraph-rsid="01072db5"/>
    </style:style>
    <style:style style:name="P50" style:family="paragraph" style:parent-style-name="Шаблон_3a__20_Звичайний_20_текст">
      <style:text-properties officeooo:rsid="010f76b3" officeooo:paragraph-rsid="010f76b3"/>
    </style:style>
    <style:style style:name="P51" style:family="paragraph" style:parent-style-name="Шаблон_3a__20_Звичайний_20_текст">
      <style:text-properties officeooo:rsid="010ad06c" officeooo:paragraph-rsid="010b7321"/>
    </style:style>
    <style:style style:name="P52" style:family="paragraph" style:parent-style-name="Шаблон_3a__20_Звичайний_20_текст">
      <style:text-properties officeooo:rsid="010cac64" officeooo:paragraph-rsid="010cac64"/>
    </style:style>
    <style:style style:name="P53" style:family="paragraph" style:parent-style-name="Шаблон_3a__20_Звичайний_20_текст">
      <style:text-properties officeooo:rsid="0110d6ac" officeooo:paragraph-rsid="0110d6ac"/>
    </style:style>
    <style:style style:name="P54" style:family="paragraph" style:parent-style-name="Шаблон_3a__20_Звичайний_20_текст">
      <style:text-properties officeooo:rsid="0110d6ac" officeooo:paragraph-rsid="01118218"/>
    </style:style>
    <style:style style:name="P55" style:family="paragraph" style:parent-style-name="Шаблон_3a__20_Звичайний_20_текст">
      <style:text-properties officeooo:rsid="01030257" officeooo:paragraph-rsid="01030257"/>
    </style:style>
    <style:style style:name="P56" style:family="paragraph" style:parent-style-name="Шаблон_3a__20_Звичайний_20_текст">
      <style:text-properties officeooo:rsid="0117bbe8" officeooo:paragraph-rsid="0117bbe8"/>
    </style:style>
    <style:style style:name="P57" style:family="paragraph" style:parent-style-name="Шаблон_3a__20_Звичайний_20_текст">
      <style:text-properties officeooo:rsid="0117bbe8" officeooo:paragraph-rsid="011e91e0"/>
    </style:style>
    <style:style style:name="P58" style:family="paragraph" style:parent-style-name="Шаблон_3a__20_Звичайний_20_текст">
      <style:text-properties officeooo:rsid="002fe31e" officeooo:paragraph-rsid="002fe31e"/>
    </style:style>
    <style:style style:name="P59" style:family="paragraph" style:parent-style-name="Шаблон_3a__20_Заголовок_20_теми">
      <style:paragraph-properties fo:break-before="page"/>
      <style:text-properties officeooo:paragraph-rsid="0124329c"/>
    </style:style>
    <style:style style:name="P60" style:family="paragraph" style:parent-style-name="Шаблон_3a__20_Звичайний_20_текст">
      <style:text-properties officeooo:rsid="011c234b" officeooo:paragraph-rsid="012258e2"/>
    </style:style>
    <style:style style:name="P61" style:family="paragraph" style:parent-style-name="Шаблон_3a__20_Звичайний_20_текст">
      <style:text-properties officeooo:rsid="00d51e4b" officeooo:paragraph-rsid="00d8dcbd"/>
    </style:style>
    <style:style style:name="P62" style:family="paragraph" style:parent-style-name="Шаблон_3a__20_Заголовок_20_теми">
      <style:paragraph-properties fo:break-before="page"/>
      <style:text-properties officeooo:rsid="00354c80" officeooo:paragraph-rsid="00354c80"/>
    </style:style>
    <style:style style:name="P63" style:family="paragraph" style:parent-style-name="Шаблон_3a__20_Звичайний_20_текст">
      <style:text-properties officeooo:rsid="01333bae" officeooo:paragraph-rsid="01333bae"/>
    </style:style>
    <style:style style:name="P64" style:family="paragraph" style:parent-style-name="Шаблон_3a__20_Звичайний_20_текст">
      <style:text-properties officeooo:rsid="0134d1c3" officeooo:paragraph-rsid="0134d1c3"/>
    </style:style>
    <style:style style:name="P65" style:family="paragraph" style:parent-style-name="Шаблон_3a__20_Звичайний_20_текст">
      <style:text-properties officeooo:rsid="0136f558" officeooo:paragraph-rsid="0136f558"/>
    </style:style>
    <style:style style:name="P66" style:family="paragraph" style:parent-style-name="Шаблон_3a__20_Текст_20_програми">
      <style:text-properties officeooo:rsid="013c81a5" officeooo:paragraph-rsid="013c81a5"/>
    </style:style>
    <style:style style:name="P67" style:family="paragraph" style:parent-style-name="Шаблон_3a__20_Звичайний_20_текст">
      <style:text-properties officeooo:rsid="009d5991" officeooo:paragraph-rsid="009d5991"/>
    </style:style>
    <style:style style:name="P68" style:family="paragraph" style:parent-style-name="Шаблон_3a__20_Заголовок_20_теми">
      <style:paragraph-properties fo:break-before="page"/>
      <style:text-properties officeooo:rsid="00356612" officeooo:paragraph-rsid="00356612"/>
    </style:style>
    <style:style style:name="P69" style:family="paragraph" style:parent-style-name="Шаблон_3a__20_Звичайний_20_текст">
      <style:text-properties officeooo:rsid="003aaff1" officeooo:paragraph-rsid="003aaff1"/>
    </style:style>
    <style:style style:name="P70" style:family="paragraph" style:parent-style-name="Шаблон_3a__20_Звичайний_20_текст">
      <style:text-properties fo:font-size="6pt" officeooo:rsid="003aaff1" officeooo:paragraph-rsid="003aaff1" style:font-size-asian="5.25pt" style:font-size-complex="6pt"/>
    </style:style>
    <style:style style:name="P71" style:family="paragraph" style:parent-style-name="Шаблон_3a__20_Звичайний_20_текст">
      <style:paragraph-properties fo:break-before="page"/>
      <style:text-properties officeooo:rsid="0040853d" officeooo:paragraph-rsid="00459c9e"/>
    </style:style>
    <style:style style:name="P72" style:family="paragraph" style:parent-style-name="Шаблон_3a__20_Звичайний_20_текст" style:list-style-name="L1">
      <style:text-properties officeooo:rsid="00ba9e0d" officeooo:paragraph-rsid="00ba9e0d"/>
    </style:style>
    <style:style style:name="P73" style:family="paragraph" style:parent-style-name="Шаблон_3a__20_Звичайний_20_текст" style:list-style-name="L1">
      <style:text-properties officeooo:rsid="00bcb02a" officeooo:paragraph-rsid="00bdc3bf"/>
    </style:style>
    <style:style style:name="P74" style:family="paragraph" style:parent-style-name="Шаблон_3a__20_Звичайний_20_текст" style:list-style-name="L1">
      <style:text-properties officeooo:rsid="00bcb02a" officeooo:paragraph-rsid="00bcb02a"/>
    </style:style>
    <style:style style:name="P75" style:family="paragraph" style:parent-style-name="Шаблон_3a__20_Звичайний_20_текст" style:list-style-name="L2">
      <style:text-properties officeooo:rsid="004d789a" officeooo:paragraph-rsid="006cc654"/>
    </style:style>
    <style:style style:name="P76" style:family="paragraph" style:parent-style-name="Шаблон_3a__20_Звичайний_20_текст" style:list-style-name="L2">
      <style:text-properties officeooo:rsid="005d6100" officeooo:paragraph-rsid="005d6100"/>
    </style:style>
    <style:style style:name="P77" style:family="paragraph" style:parent-style-name="Шаблон_3a__20_Звичайний_20_текст" style:list-style-name="L2">
      <style:text-properties officeooo:rsid="005d6100" officeooo:paragraph-rsid="005da2ac"/>
    </style:style>
    <style:style style:name="P78" style:family="paragraph" style:parent-style-name="Шаблон_3a__20_Звичайний_20_текст" style:list-style-name="L2">
      <style:text-properties officeooo:rsid="004ff27b" officeooo:paragraph-rsid="0065cfcb"/>
    </style:style>
    <style:style style:name="P79" style:family="paragraph" style:parent-style-name="Шаблон_3a__20_Звичайний_20_текст" style:list-style-name="L2">
      <style:text-properties officeooo:rsid="004ff27b" officeooo:paragraph-rsid="004ff27b"/>
    </style:style>
    <style:style style:name="P80" style:family="paragraph" style:parent-style-name="Шаблон_3a__20_Звичайний_20_текст" style:list-style-name="L2">
      <style:text-properties officeooo:rsid="005e1304" officeooo:paragraph-rsid="005f66fa"/>
    </style:style>
    <style:style style:name="P81" style:family="paragraph" style:parent-style-name="Шаблон_3a__20_Звичайний_20_текст" style:list-style-name="L2">
      <style:text-properties officeooo:rsid="00614ba1" officeooo:paragraph-rsid="0061a7f2"/>
    </style:style>
    <style:style style:name="P82" style:family="paragraph" style:parent-style-name="Шаблон_3a__20_Звичайний_20_текст" style:list-style-name="L2">
      <style:text-properties officeooo:rsid="00614ba1" officeooo:paragraph-rsid="007eb216"/>
    </style:style>
    <style:style style:name="P83" style:family="paragraph" style:parent-style-name="Шаблон_3a__20_Звичайний_20_текст" style:list-style-name="L2">
      <style:text-properties officeooo:rsid="0067003a" officeooo:paragraph-rsid="0067e294"/>
    </style:style>
    <style:style style:name="P84" style:family="paragraph" style:parent-style-name="Шаблон_3a__20_Звичайний_20_текст" style:list-style-name="L2">
      <style:text-properties officeooo:rsid="00700018" officeooo:paragraph-rsid="00820144"/>
    </style:style>
    <style:style style:name="P85" style:family="paragraph" style:parent-style-name="Шаблон_3a__20_Звичайний_20_текст" style:list-style-name="L2">
      <style:text-properties officeooo:rsid="00700018" officeooo:paragraph-rsid="008f76cc"/>
    </style:style>
    <style:style style:name="P86" style:family="paragraph" style:parent-style-name="Шаблон_3a__20_Звичайний_20_текст" style:list-style-name="L2">
      <style:text-properties officeooo:rsid="007eb216" officeooo:paragraph-rsid="007eb216"/>
    </style:style>
    <style:style style:name="P87" style:family="paragraph" style:parent-style-name="Шаблон_3a__20_Звичайний_20_текст" style:list-style-name="L2">
      <style:text-properties officeooo:rsid="007b3ac2" officeooo:paragraph-rsid="007cb380"/>
    </style:style>
    <style:style style:name="P88" style:family="paragraph" style:parent-style-name="Шаблон_3a__20_Звичайний_20_текст" style:list-style-name="L2">
      <style:text-properties officeooo:rsid="004f628d" officeooo:paragraph-rsid="0096dc0a"/>
    </style:style>
    <style:style style:name="P89" style:family="paragraph" style:parent-style-name="Шаблон_3a__20_Звичайний_20_текст" style:list-style-name="L3">
      <style:text-properties officeooo:paragraph-rsid="009bc31a"/>
    </style:style>
    <style:style style:name="P90" style:family="paragraph" style:parent-style-name="Шаблон_3a__20_Звичайний_20_текст" style:list-style-name="L4">
      <style:text-properties officeooo:rsid="00d51e4b" officeooo:paragraph-rsid="00f40664"/>
    </style:style>
    <style:style style:name="P91" style:family="paragraph" style:parent-style-name="Шаблон_3a__20_Звичайний_20_текст" style:list-style-name="L4">
      <style:text-properties officeooo:rsid="00d51e4b" officeooo:paragraph-rsid="01288283"/>
    </style:style>
    <style:style style:name="P92" style:family="paragraph" style:parent-style-name="Шаблон_3a__20_Звичайний_20_текст" style:list-style-name="L4">
      <style:text-properties officeooo:rsid="01282754" officeooo:paragraph-rsid="012828b4"/>
    </style:style>
    <style:style style:name="P93" style:family="paragraph" style:parent-style-name="Шаблон_3a__20_Звичайний_20_текст" style:list-style-name="L4">
      <style:text-properties officeooo:rsid="012828b4" officeooo:paragraph-rsid="013181b8"/>
    </style:style>
    <style:style style:name="P94" style:family="paragraph" style:parent-style-name="Шаблон_3a__20_Звичайний_20_текст" style:list-style-name="L4">
      <style:text-properties officeooo:rsid="00d8dcbd" officeooo:paragraph-rsid="00d9b8f2"/>
    </style:style>
    <style:style style:name="P95" style:family="paragraph" style:parent-style-name="Шаблон_3a__20_Звичайний_20_текст" style:list-style-name="L4">
      <style:text-properties officeooo:rsid="00f4e0e2" officeooo:paragraph-rsid="00f4e0e2"/>
    </style:style>
    <style:style style:name="P96" style:family="paragraph" style:parent-style-name="Шаблон_3a__20_Звичайний_20_текст" style:list-style-name="L4">
      <style:text-properties officeooo:rsid="00d9b8f2" officeooo:paragraph-rsid="00dc5fd7"/>
    </style:style>
    <style:style style:name="P97" style:family="paragraph" style:parent-style-name="Шаблон_3a__20_Звичайний_20_текст" style:list-style-name="L4">
      <style:text-properties officeooo:rsid="00d9b8f2" officeooo:paragraph-rsid="00f83bb7"/>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style>
    <style:style style:name="P10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P10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writing-mode="lr-tb"/>
    </style:style>
    <style:style style:name="P10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officeooo:rsid="000feb43"/>
    </style:style>
    <style:style style:name="T2" style:family="text">
      <style:text-properties officeooo:rsid="00131125"/>
    </style:style>
    <style:style style:name="T3" style:family="text">
      <style:text-properties officeooo:rsid="0014340c"/>
    </style:style>
    <style:style style:name="T4" style:family="text">
      <style:text-properties officeooo:rsid="001505bb"/>
    </style:style>
    <style:style style:name="T5" style:family="text">
      <style:text-properties officeooo:rsid="0015e930"/>
    </style:style>
    <style:style style:name="T6" style:family="text">
      <style:text-properties officeooo:rsid="00160ec5"/>
    </style:style>
    <style:style style:name="T7" style:family="text">
      <style:text-properties officeooo:rsid="00179031"/>
    </style:style>
    <style:style style:name="T8" style:family="text">
      <style:text-properties officeooo:rsid="00198656"/>
    </style:style>
    <style:style style:name="T9" style:family="text">
      <style:text-properties officeooo:rsid="001a5dce"/>
    </style:style>
    <style:style style:name="T10" style:family="text">
      <style:text-properties officeooo:rsid="001b74b7"/>
    </style:style>
    <style:style style:name="T11" style:family="text">
      <style:text-properties officeooo:rsid="001cacbc"/>
    </style:style>
    <style:style style:name="T12" style:family="text">
      <style:text-properties officeooo:rsid="001dc759"/>
    </style:style>
    <style:style style:name="T13" style:family="text">
      <style:text-properties officeooo:rsid="001e9e40"/>
    </style:style>
    <style:style style:name="T14" style:family="text">
      <style:text-properties officeooo:rsid="001f405a"/>
    </style:style>
    <style:style style:name="T15" style:family="text">
      <style:text-properties officeooo:rsid="0021386d"/>
    </style:style>
    <style:style style:name="T16" style:family="text">
      <style:text-properties officeooo:rsid="00224426"/>
    </style:style>
    <style:style style:name="T17" style:family="text">
      <style:text-properties officeooo:rsid="0025b948"/>
    </style:style>
    <style:style style:name="T18" style:family="text">
      <style:text-properties officeooo:rsid="0028e0cf"/>
    </style:style>
    <style:style style:name="T19" style:family="text">
      <style:text-properties officeooo:rsid="002ac7aa"/>
    </style:style>
    <style:style style:name="T20" style:family="text">
      <style:text-properties officeooo:rsid="002b893e"/>
    </style:style>
    <style:style style:name="T21" style:family="text">
      <style:text-properties officeooo:rsid="002e61f9"/>
    </style:style>
    <style:style style:name="T22" style:family="text">
      <style:text-properties officeooo:rsid="0030a952"/>
    </style:style>
    <style:style style:name="T23" style:family="text">
      <style:text-properties officeooo:rsid="0032d7b1"/>
    </style:style>
    <style:style style:name="T24" style:family="text">
      <style:text-properties officeooo:rsid="0189f9d8"/>
    </style:style>
    <style:style style:name="T25" style:family="text">
      <style:text-properties officeooo:rsid="019bc962"/>
    </style:style>
    <style:style style:name="T26" style:family="text">
      <style:text-properties officeooo:rsid="0182629d"/>
    </style:style>
    <style:style style:name="T27" style:family="text">
      <style:text-properties officeooo:rsid="010c4cf7"/>
    </style:style>
    <style:style style:name="T28" style:family="text">
      <style:text-properties officeooo:rsid="010c3208"/>
    </style:style>
    <style:style style:name="T29" style:family="text">
      <style:text-properties officeooo:rsid="01b8357e"/>
    </style:style>
    <style:style style:name="T30" style:family="text">
      <style:text-properties officeooo:rsid="0038e2b0"/>
    </style:style>
    <style:style style:name="T31" style:family="text">
      <style:text-properties officeooo:rsid="003b6090"/>
    </style:style>
    <style:style style:name="T32" style:family="text">
      <style:text-properties officeooo:rsid="003c3e85"/>
    </style:style>
    <style:style style:name="T33" style:family="text">
      <style:text-properties officeooo:rsid="003ca0d6"/>
    </style:style>
    <style:style style:name="T34" style:family="text">
      <style:text-properties officeooo:rsid="003e36ac"/>
    </style:style>
    <style:style style:name="T35" style:family="text">
      <style:text-properties officeooo:rsid="003f3daa"/>
    </style:style>
    <style:style style:name="T36" style:family="text">
      <style:text-properties officeooo:rsid="0040b8b5"/>
    </style:style>
    <style:style style:name="T37" style:family="text">
      <style:text-properties officeooo:rsid="0042c200"/>
    </style:style>
    <style:style style:name="T38" style:family="text">
      <style:text-properties officeooo:rsid="0043773e"/>
    </style:style>
    <style:style style:name="T39" style:family="text">
      <style:text-properties officeooo:rsid="0043c044"/>
    </style:style>
    <style:style style:name="T40" style:family="text">
      <style:text-properties officeooo:rsid="0043c560"/>
    </style:style>
    <style:style style:name="T41" style:family="text">
      <style:text-properties officeooo:rsid="00459c9e"/>
    </style:style>
    <style:style style:name="T42" style:family="text">
      <style:text-properties officeooo:rsid="00496979"/>
    </style:style>
    <style:style style:name="T43" style:family="text">
      <style:text-properties officeooo:rsid="004acf61"/>
    </style:style>
    <style:style style:name="T44" style:family="text">
      <style:text-properties officeooo:rsid="004cd964"/>
    </style:style>
    <style:style style:name="T45" style:family="text">
      <style:text-properties officeooo:rsid="004d60ac"/>
    </style:style>
    <style:style style:name="T46" style:family="text">
      <style:text-properties officeooo:rsid="004f628d"/>
    </style:style>
    <style:style style:name="T47" style:family="text">
      <style:text-properties officeooo:rsid="004ff27b"/>
    </style:style>
    <style:style style:name="T48" style:family="text">
      <style:text-properties officeooo:rsid="005003c5"/>
    </style:style>
    <style:style style:name="T49" style:family="text">
      <style:text-properties officeooo:rsid="005818ee"/>
    </style:style>
    <style:style style:name="T50" style:family="text">
      <style:text-properties officeooo:rsid="004d789a"/>
    </style:style>
    <style:style style:name="T51" style:family="text">
      <style:text-properties officeooo:rsid="005b5637"/>
    </style:style>
    <style:style style:name="T52" style:family="text">
      <style:text-properties officeooo:rsid="005d6100"/>
    </style:style>
    <style:style style:name="T53" style:family="text">
      <style:text-properties officeooo:rsid="005da2ac"/>
    </style:style>
    <style:style style:name="T54" style:family="text">
      <style:text-properties officeooo:rsid="005dc04d"/>
    </style:style>
    <style:style style:name="T55" style:family="text">
      <style:text-properties officeooo:rsid="005f66fa"/>
    </style:style>
    <style:style style:name="T56" style:family="text">
      <style:text-properties officeooo:rsid="0061a7f2"/>
    </style:style>
    <style:style style:name="T57" style:family="text">
      <style:text-properties officeooo:rsid="0061e7cc"/>
    </style:style>
    <style:style style:name="T58" style:family="text">
      <style:text-properties officeooo:rsid="00623636"/>
    </style:style>
    <style:style style:name="T59" style:family="text">
      <style:text-properties officeooo:rsid="0062c2f3"/>
    </style:style>
    <style:style style:name="T60" style:family="text">
      <style:text-properties officeooo:rsid="0062f91a"/>
    </style:style>
    <style:style style:name="T61" style:family="text">
      <style:text-properties officeooo:rsid="0064d60b"/>
    </style:style>
    <style:style style:name="T62" style:family="text">
      <style:text-properties officeooo:rsid="0067504b"/>
    </style:style>
    <style:style style:name="T63" style:family="text">
      <style:text-properties officeooo:rsid="006cc654"/>
    </style:style>
    <style:style style:name="T64" style:family="text">
      <style:text-properties officeooo:rsid="006e54d0"/>
    </style:style>
    <style:style style:name="T65" style:family="text">
      <style:text-properties officeooo:rsid="0070bf97"/>
    </style:style>
    <style:style style:name="T66" style:family="text">
      <style:text-properties officeooo:rsid="00728dcc"/>
    </style:style>
    <style:style style:name="T67" style:family="text">
      <style:text-properties officeooo:rsid="0072b10d"/>
    </style:style>
    <style:style style:name="T68" style:family="text">
      <style:text-properties officeooo:rsid="007485a7"/>
    </style:style>
    <style:style style:name="T69" style:family="text">
      <style:text-properties officeooo:rsid="00764b02"/>
    </style:style>
    <style:style style:name="T70" style:family="text">
      <style:text-properties officeooo:rsid="00783836"/>
    </style:style>
    <style:style style:name="T71" style:family="text">
      <style:text-properties officeooo:rsid="00788a6e"/>
    </style:style>
    <style:style style:name="T72" style:family="text">
      <style:text-properties officeooo:rsid="007a0536"/>
    </style:style>
    <style:style style:name="T73" style:family="text">
      <style:text-properties officeooo:rsid="007b86e4"/>
    </style:style>
    <style:style style:name="T74" style:family="text">
      <style:text-properties officeooo:rsid="007cb380"/>
    </style:style>
    <style:style style:name="T75" style:family="text">
      <style:text-properties officeooo:rsid="0080889d"/>
    </style:style>
    <style:style style:name="T76" style:family="text">
      <style:text-properties officeooo:rsid="00820144"/>
    </style:style>
    <style:style style:name="T77" style:family="text">
      <style:text-properties officeooo:rsid="00614ba1"/>
    </style:style>
    <style:style style:name="T78" style:family="text">
      <style:text-properties officeooo:rsid="00847f42"/>
    </style:style>
    <style:style style:name="T79" style:family="text">
      <style:text-properties officeooo:rsid="0086795b"/>
    </style:style>
    <style:style style:name="T80" style:family="text">
      <style:text-properties officeooo:rsid="00871ea9"/>
    </style:style>
    <style:style style:name="T81" style:family="text">
      <style:text-properties officeooo:rsid="00881520"/>
    </style:style>
    <style:style style:name="T82" style:family="text">
      <style:text-properties officeooo:rsid="0088b8b8"/>
    </style:style>
    <style:style style:name="T83" style:family="text">
      <style:text-properties officeooo:rsid="008c8fac"/>
    </style:style>
    <style:style style:name="T84" style:family="text">
      <style:text-properties officeooo:rsid="008e4716"/>
    </style:style>
    <style:style style:name="T85" style:family="text">
      <style:text-properties officeooo:rsid="008f76cc"/>
    </style:style>
    <style:style style:name="T86" style:family="text">
      <style:text-properties officeooo:rsid="00953399"/>
    </style:style>
    <style:style style:name="T87" style:family="text">
      <style:text-properties officeooo:rsid="0097f262"/>
    </style:style>
    <style:style style:name="T88" style:family="text">
      <style:text-properties officeooo:rsid="00983776"/>
    </style:style>
    <style:style style:name="T89" style:family="text">
      <style:text-properties officeooo:rsid="009b172c"/>
    </style:style>
    <style:style style:name="T90" style:family="text">
      <style:text-properties officeooo:rsid="009bc31a"/>
    </style:style>
    <style:style style:name="T91" style:family="text">
      <style:text-properties officeooo:rsid="009f12a7"/>
    </style:style>
    <style:style style:name="T92" style:family="text">
      <style:text-properties officeooo:rsid="009f8e89"/>
    </style:style>
    <style:style style:name="T93" style:family="text">
      <style:text-properties officeooo:rsid="00a32a2c"/>
    </style:style>
    <style:style style:name="T94" style:family="text">
      <style:text-properties officeooo:rsid="00a41af9"/>
    </style:style>
    <style:style style:name="T95" style:family="text">
      <style:text-properties officeooo:rsid="00a75c58"/>
    </style:style>
    <style:style style:name="T96" style:family="text">
      <style:text-properties officeooo:rsid="00a95511"/>
    </style:style>
    <style:style style:name="T97" style:family="text">
      <style:text-properties officeooo:rsid="00aa9a23"/>
    </style:style>
    <style:style style:name="T98" style:family="text">
      <style:text-properties officeooo:rsid="00aae3c8"/>
    </style:style>
    <style:style style:name="T99" style:family="text">
      <style:text-properties officeooo:rsid="00ac4e08"/>
    </style:style>
    <style:style style:name="T100" style:family="text">
      <style:text-properties officeooo:rsid="0093739a"/>
    </style:style>
    <style:style style:name="T101" style:family="text">
      <style:text-properties officeooo:rsid="00af42ae"/>
    </style:style>
    <style:style style:name="T102" style:family="text">
      <style:text-properties officeooo:rsid="00b2a83a"/>
    </style:style>
    <style:style style:name="T103" style:family="text">
      <style:text-properties officeooo:rsid="00b2d55e"/>
    </style:style>
    <style:style style:name="T104" style:family="text">
      <style:text-properties officeooo:rsid="00b412a6"/>
    </style:style>
    <style:style style:name="T105" style:family="text">
      <style:text-properties officeooo:rsid="00b586a7"/>
    </style:style>
    <style:style style:name="T106" style:family="text">
      <style:text-properties officeooo:rsid="00b5ca37"/>
    </style:style>
    <style:style style:name="T107" style:family="text">
      <style:text-properties officeooo:rsid="00b6273b"/>
    </style:style>
    <style:style style:name="T108" style:family="text">
      <style:text-properties officeooo:rsid="00b82f1a"/>
    </style:style>
    <style:style style:name="T109" style:family="text">
      <style:text-properties officeooo:rsid="00b8e87e"/>
    </style:style>
    <style:style style:name="T110" style:family="text">
      <style:text-properties officeooo:rsid="00bb5deb"/>
    </style:style>
    <style:style style:name="T111" style:family="text">
      <style:text-properties officeooo:rsid="00bcb02a"/>
    </style:style>
    <style:style style:name="T112" style:family="text">
      <style:text-properties officeooo:rsid="00bdc3bf"/>
    </style:style>
    <style:style style:name="T113" style:family="text">
      <style:text-properties officeooo:rsid="00bf6070"/>
    </style:style>
    <style:style style:name="T114" style:family="text">
      <style:text-properties officeooo:rsid="00c12648"/>
    </style:style>
    <style:style style:name="T115" style:family="text">
      <style:text-properties officeooo:rsid="00c27ffd"/>
    </style:style>
    <style:style style:name="T116" style:family="text">
      <style:text-properties officeooo:rsid="00c45613"/>
    </style:style>
    <style:style style:name="T117" style:family="text">
      <style:text-properties officeooo:rsid="00c5c213"/>
    </style:style>
    <style:style style:name="T118" style:family="text">
      <style:text-properties officeooo:rsid="00c7ad0d"/>
    </style:style>
    <style:style style:name="T119" style:family="text">
      <style:text-properties officeooo:rsid="00c80066"/>
    </style:style>
    <style:style style:name="T120" style:family="text">
      <style:text-properties officeooo:rsid="00c8b8b0"/>
    </style:style>
    <style:style style:name="T121" style:family="text">
      <style:text-properties officeooo:rsid="00ca1a03"/>
    </style:style>
    <style:style style:name="T122" style:family="text">
      <style:text-properties officeooo:rsid="00cc0cf3"/>
    </style:style>
    <style:style style:name="T123" style:family="text">
      <style:text-properties officeooo:rsid="00cfa1b8"/>
    </style:style>
    <style:style style:name="T124" style:family="text">
      <style:text-properties officeooo:rsid="00d07f77"/>
    </style:style>
    <style:style style:name="T125" style:family="text">
      <style:text-properties officeooo:rsid="00d0eefa"/>
    </style:style>
    <style:style style:name="T126" style:family="text">
      <style:text-properties officeooo:rsid="00d206f5"/>
    </style:style>
    <style:style style:name="T127" style:family="text">
      <style:text-properties officeooo:rsid="00d8dcbd"/>
    </style:style>
    <style:style style:name="T128" style:family="text">
      <style:text-properties officeooo:rsid="00d9b8f2"/>
    </style:style>
    <style:style style:name="T129" style:family="text">
      <style:text-properties officeooo:rsid="00da8b9c"/>
    </style:style>
    <style:style style:name="T130" style:family="text">
      <style:text-properties officeooo:rsid="00dc5fd7"/>
    </style:style>
    <style:style style:name="T131" style:family="text">
      <style:text-properties officeooo:rsid="00dee8f7"/>
    </style:style>
    <style:style style:name="T132" style:family="text">
      <style:text-properties officeooo:rsid="00e0a0a2"/>
    </style:style>
    <style:style style:name="T133" style:family="text">
      <style:text-properties officeooo:rsid="00e1ee1c"/>
    </style:style>
    <style:style style:name="T134" style:family="text">
      <style:text-properties officeooo:rsid="00e6fc9a"/>
    </style:style>
    <style:style style:name="T135" style:family="text">
      <style:text-properties officeooo:rsid="00e8ad6c"/>
    </style:style>
    <style:style style:name="T136" style:family="text">
      <style:text-properties officeooo:rsid="00e8c977"/>
    </style:style>
    <style:style style:name="T137" style:family="text">
      <style:text-properties officeooo:rsid="00ea168a"/>
    </style:style>
    <style:style style:name="T138" style:family="text">
      <style:text-properties officeooo:rsid="00ea5ade"/>
    </style:style>
    <style:style style:name="T139" style:family="text">
      <style:text-properties officeooo:rsid="00ebbece"/>
    </style:style>
    <style:style style:name="T140" style:family="text">
      <style:text-properties officeooo:rsid="00ec626a"/>
    </style:style>
    <style:style style:name="T141" style:family="text">
      <style:text-properties officeooo:rsid="00f0b9af"/>
    </style:style>
    <style:style style:name="T142" style:family="text">
      <style:text-properties officeooo:rsid="00f49315"/>
    </style:style>
    <style:style style:name="T143" style:family="text">
      <style:text-properties officeooo:rsid="00f4e0e2"/>
    </style:style>
    <style:style style:name="T144" style:family="text">
      <style:text-properties officeooo:rsid="00f66da9"/>
    </style:style>
    <style:style style:name="T145" style:family="text">
      <style:text-properties officeooo:rsid="00f722ad"/>
    </style:style>
    <style:style style:name="T146" style:family="text">
      <style:text-properties officeooo:rsid="00f83bb7"/>
    </style:style>
    <style:style style:name="T147" style:family="text">
      <style:text-properties officeooo:rsid="00f942f3"/>
    </style:style>
    <style:style style:name="T148" style:family="text">
      <style:text-properties officeooo:rsid="00fac4d2"/>
    </style:style>
    <style:style style:name="T149" style:family="text">
      <style:text-properties officeooo:rsid="00fca4ca"/>
    </style:style>
    <style:style style:name="T150" style:family="text">
      <style:text-properties officeooo:rsid="00fce0f7"/>
    </style:style>
    <style:style style:name="T151" style:family="text">
      <style:text-properties officeooo:rsid="01031574"/>
    </style:style>
    <style:style style:name="T152" style:family="text">
      <style:text-properties officeooo:rsid="0103768d"/>
    </style:style>
    <style:style style:name="T153" style:family="text">
      <style:text-properties officeooo:rsid="0104734a"/>
    </style:style>
    <style:style style:name="T154" style:family="text">
      <style:text-properties officeooo:rsid="0105392c"/>
    </style:style>
    <style:style style:name="T155" style:family="text">
      <style:text-properties officeooo:rsid="01072db5"/>
    </style:style>
    <style:style style:name="T156" style:family="text">
      <style:text-properties officeooo:rsid="0108200b"/>
    </style:style>
    <style:style style:name="T157" style:family="text">
      <style:text-properties officeooo:rsid="0108ab09"/>
    </style:style>
    <style:style style:name="T158" style:family="text">
      <style:text-properties officeooo:rsid="010ad06c"/>
    </style:style>
    <style:style style:name="T159" style:family="text">
      <style:text-properties officeooo:rsid="010b7321"/>
    </style:style>
    <style:style style:name="T160" style:family="text">
      <style:text-properties officeooo:rsid="010e2d04"/>
    </style:style>
    <style:style style:name="T161" style:family="text">
      <style:text-properties officeooo:rsid="010f76b3"/>
    </style:style>
    <style:style style:name="T162" style:family="text">
      <style:text-properties officeooo:rsid="0110a1ca"/>
    </style:style>
    <style:style style:name="T163" style:family="text">
      <style:text-properties officeooo:rsid="01118218"/>
    </style:style>
    <style:style style:name="T164" style:family="text">
      <style:text-properties officeooo:rsid="0111f688"/>
    </style:style>
    <style:style style:name="T165" style:family="text">
      <style:text-properties officeooo:rsid="011220fc"/>
    </style:style>
    <style:style style:name="T166" style:family="text">
      <style:text-properties officeooo:rsid="01143b77"/>
    </style:style>
    <style:style style:name="T167" style:family="text">
      <style:text-properties officeooo:rsid="0114954b"/>
    </style:style>
    <style:style style:name="T168" style:family="text">
      <style:text-properties officeooo:rsid="0117bbe8"/>
    </style:style>
    <style:style style:name="T169" style:family="text">
      <style:text-properties officeooo:rsid="011813bc"/>
    </style:style>
    <style:style style:name="T170" style:family="text">
      <style:text-properties officeooo:rsid="0119463c"/>
    </style:style>
    <style:style style:name="T171" style:family="text">
      <style:text-properties officeooo:rsid="011a9d58"/>
    </style:style>
    <style:style style:name="T172" style:family="text">
      <style:text-properties officeooo:rsid="011c234b"/>
    </style:style>
    <style:style style:name="T173" style:family="text">
      <style:text-properties officeooo:rsid="011ca801"/>
    </style:style>
    <style:style style:name="T174" style:family="text">
      <style:text-properties officeooo:rsid="011cc3f8"/>
    </style:style>
    <style:style style:name="T175" style:family="text">
      <style:text-properties officeooo:rsid="011e271e"/>
    </style:style>
    <style:style style:name="T176" style:family="text">
      <style:text-properties officeooo:rsid="011e91e0"/>
    </style:style>
    <style:style style:name="T177" style:family="text">
      <style:text-properties officeooo:rsid="01202000"/>
    </style:style>
    <style:style style:name="T178" style:family="text">
      <style:text-properties officeooo:rsid="01209af3"/>
    </style:style>
    <style:style style:name="T179" style:family="text">
      <style:text-properties officeooo:rsid="012258e2"/>
    </style:style>
    <style:style style:name="T180" style:family="text">
      <style:text-properties officeooo:rsid="00a31bf0"/>
    </style:style>
    <style:style style:name="T181" style:family="text">
      <style:text-properties officeooo:rsid="0124329c"/>
    </style:style>
    <style:style style:name="T182" style:family="text">
      <style:text-properties officeooo:rsid="01263114"/>
    </style:style>
    <style:style style:name="T183" style:family="text">
      <style:text-properties officeooo:rsid="01282754"/>
    </style:style>
    <style:style style:name="T184" style:family="text">
      <style:text-properties officeooo:rsid="012828b4"/>
    </style:style>
    <style:style style:name="T185" style:family="text">
      <style:text-properties officeooo:rsid="01288283"/>
    </style:style>
    <style:style style:name="T186" style:family="text">
      <style:text-properties officeooo:rsid="0129ee20"/>
    </style:style>
    <style:style style:name="T187" style:family="text">
      <style:text-properties officeooo:rsid="012b8413"/>
    </style:style>
    <style:style style:name="T188" style:family="text">
      <style:text-properties officeooo:rsid="012d6947"/>
    </style:style>
    <style:style style:name="T189" style:family="text">
      <style:text-properties officeooo:rsid="012f62e1"/>
    </style:style>
    <style:style style:name="T190" style:family="text">
      <style:text-properties officeooo:rsid="0130370f"/>
    </style:style>
    <style:style style:name="T191" style:family="text">
      <style:text-properties officeooo:rsid="013181b8"/>
    </style:style>
    <style:style style:name="T192" style:family="text">
      <style:text-properties officeooo:rsid="01333bae"/>
    </style:style>
    <style:style style:name="T193" style:family="text">
      <style:text-properties officeooo:rsid="01334d21"/>
    </style:style>
    <style:style style:name="T194" style:family="text">
      <style:text-properties officeooo:rsid="0135e1ef"/>
    </style:style>
    <style:style style:name="T195" style:family="text">
      <style:text-properties officeooo:rsid="0136f558"/>
    </style:style>
    <style:style style:name="T196" style:family="text">
      <style:text-properties officeooo:rsid="01425b68"/>
    </style:style>
    <style:style style:name="T197" style:family="text">
      <style:text-properties officeooo:rsid="01486909"/>
    </style:style>
    <style:style style:name="T198" style:family="text">
      <style:text-properties officeooo:rsid="014901c5"/>
    </style:style>
    <style:style style:name="T19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cm" fo:text-indent="-1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cm" fo:text-indent="-1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cm" fo:text-indent="-1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3.75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4.5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3.47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4.79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2.45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2.69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2.86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2.25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4cm" fo:min-width="1.40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7cm" fo:min-width="1.82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4cm" fo:min-width="0.40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4cm" fo:min-width="0.32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4cm" fo:min-width="0.33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4cm" fo:min-width="0.32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24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4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0" style:family="graphic">
      <style:graphic-properties draw:stroke="dash" draw:stroke-dash="Long_20_Dot" svg:stroke-width="0.035cm" svg:stroke-color="#000000" draw:marker-start="" draw:marker-start-width="0.252cm" draw:marker-start-center="false" draw:marker-end="" draw:marker-end-width="0.252cm" draw:marker-end-center="false" svg:stroke-linecap="butt" draw:fill="solid" draw:fill-color="#ffffff" draw:textarea-horizontal-align="justify" draw:textarea-vertical-align="middle" draw:auto-grow-height="false" fo:min-height="1.697cm" fo:min-width="3.254cm" fo:padding-top="0.143cm" fo:padding-bottom="0.143cm" fo:padding-left="0.266cm" fo:padding-right="0.266cm" fo:wrap-option="wrap" draw:shadow="hidden" draw:shadow-offset-x="0.199cm" draw:shadow-offset-y="0.199cm" draw:shadow-color="#808080" loext:decorative="false" style:run-through="foreground"/>
    </style:style>
    <style:style style:name="gr21" style:family="graphic">
      <style:graphic-properties draw:stroke="dash" draw:stroke-dash="Long_20_Dot" svg:stroke-width="0.035cm" svg:stroke-color="#000000" draw:marker-start="" draw:marker-start-width="0.252cm" draw:marker-start-center="false" draw:marker-end="" draw:marker-end-width="0.252cm" draw:marker-end-center="false" svg:stroke-linecap="butt" draw:fill="solid" draw:fill-color="#ffffff" draw:textarea-horizontal-align="justify" draw:textarea-vertical-align="middle" draw:auto-grow-height="false" fo:min-height="4.486cm" fo:min-width="5.001cm" fo:padding-top="0.143cm" fo:padding-bottom="0.143cm" fo:padding-left="0.266cm" fo:padding-right="0.266cm" fo:wrap-option="wrap" draw:shadow="hidden" draw:shadow-offset-x="0.199cm" draw:shadow-offset-y="0.199cm" draw:shadow-color="#808080" loext:decorative="false" style:run-through="foreground"/>
    </style:style>
    <style:style style:name="gr22" style:family="graphic">
      <style:graphic-properties draw:stroke="dash" draw:stroke-dash="Long_20_Dot" svg:stroke-width="0.035cm" svg:stroke-color="#000000" draw:marker-start="" draw:marker-start-width="0.252cm" draw:marker-start-center="false" draw:marker-end="" draw:marker-end-width="0.252cm" draw:marker-end-center="false" svg:stroke-linecap="butt" draw:fill="solid" draw:fill-color="#ffffff" draw:textarea-horizontal-align="justify" draw:textarea-vertical-align="middle" draw:auto-grow-height="false" fo:min-height="4.796cm" fo:min-width="13.469cm" fo:padding-top="0.143cm" fo:padding-bottom="0.143cm" fo:padding-left="0.266cm" fo:padding-right="0.266cm" fo:wrap-option="wrap" draw:shadow="hidden" draw:shadow-offset-x="0.199cm" draw:shadow-offset-y="0.199cm" draw:shadow-color="#808080" loext:decorative="false"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78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45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5" style:family="graphic">
      <style:graphic-properties style:writing-mode="lr-tb" loext:decorative="false" style:run-through="foreground"/>
    </style:style>
    <style:style style:name="gr26" style:family="graphic">
      <style:graphic-properties loext:decorative="false" style:run-through="foreground"/>
    </style:style>
    <style:style style:name="gr27" style:family="graphic">
      <style:graphic-properties draw:stroke="solid" draw:stroke-dash="Dashed_20__28_var_29__20_2" svg:stroke-width="0.035cm" svg:stroke-color="#000000" draw:marker-start="" draw:marker-start-width="0.258cm" draw:marker-start-center="false" draw:marker-end="" draw:marker-end-width="0.258cm" draw:marker-end-center="false" draw:stroke-linejoin="round" svg:stroke-linecap="round" draw:fill="solid" draw:fill-color="#ffffff" draw:textarea-horizontal-align="justify" fo:padding-top="0.127cm" fo:padding-bottom="0.127cm" fo:padding-left="0.252cm" fo:padding-right="0.252cm" fo:wrap-option="wrap" draw:shadow="hidden" draw:shadow-offset-x="0.049cm" draw:shadow-offset-y="0.049cm" draw:shadow-color="#3465a4" loext:decorative="false" style:run-through="foreground"/>
    </style:style>
    <style:style style:name="gr28" style:family="graphic">
      <style:graphic-properties draw:stroke="solid" draw:stroke-dash="Dashed_20__28_var_29__20_2" svg:stroke-width="0.035cm" svg:stroke-color="#000000" draw:marker-start="" draw:marker-start-width="0.258cm" draw:marker-start-center="false" draw:marker-end="" draw:marker-end-width="0.258cm" draw:marker-end-center="false" draw:stroke-linejoin="round" svg:stroke-linecap="round" draw:fill="solid" draw:fill-color="#ffffff" draw:textarea-horizontal-align="justify" draw:textarea-vertical-align="middle" fo:padding-top="0.127cm" fo:padding-bottom="0.127cm" fo:padding-left="0.252cm" fo:padding-right="0.252cm" fo:wrap-option="wrap" draw:shadow="hidden" draw:shadow-offset-x="0.049cm" draw:shadow-offset-y="0.049cm" draw:shadow-color="#3465a4" loext:decorative="false" style:run-through="foreground"/>
      <style:paragraph-properties style:writing-mode="lr-tb"/>
    </style:style>
    <style:style style:name="gr29" style:family="graphic">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fo:wrap-option="wrap" draw:shadow="hidden" draw:shadow-offset-x="0.049cm" draw:shadow-offset-y="0.049cm" draw:shadow-color="#3465a4" loext:decorative="false" style:run-through="foreground"/>
    </style:style>
    <style:style style:name="gr30" style:family="graphic">
      <style:graphic-properties draw:stroke="solid" svg:stroke-width="0.035cm" svg:stroke-color="#000000" draw:marker-start="" draw:marker-start-width="0.252cm" draw:marker-start-center="false" draw:marker-end="Стилі_20_стрілок_20_17" draw:marker-end-width="0.353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1" style:family="graphic">
      <style:graphic-properties draw:stroke="solid" svg:stroke-width="0.035cm" svg:stroke-color="#000000" draw:marker-start="Стилі_20_стрілок_20_17" draw:marker-start-width="0.353cm" draw:marker-start-center="false" draw:marker-end="" draw:marker-end-width="0.252cm" draw:marker-end-center="false" draw:fill="solid"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3.10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2.9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02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2.75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2.76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1.4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60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2.78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1.6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2.68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6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2.70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6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74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3.3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22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57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84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17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1.84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1.9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1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69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77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я1" table:style-name="Таблиця1">
        <table:table-column table:style-name="Таблиця1.A"/>
        <table:table-row table:style-name="Таблиця1.1">
          <table:table-cell table:style-name="Таблиця1.A1" office:value-type="string">
            <text:p text:style-name="Шаблон_3a__20_Титульна_20_сторінка">Лекція 5</text:p>
            <text:p text:style-name="Шаблон_3a__20_Титульна_20_сторінка">TCP-сокети, частина 2</text:p>
          </table:table-cell>
        </table:table-row>
      </table:table>
      <text:p text:style-name="P1"/>
      <text:p text:style-name="P38">Заголовок TCP</text:p>
      <text:p text:style-name="P2">TCP-<text:span text:style-name="T109">сегмент</text:span> <text:span text:style-name="T109">інкапсулюється в дані IP-пакета, відразу після заголовка IPv4 або IPv6. TCP-сегмент складається із заголовка TCP </text:span><text:span text:style-name="T197">(20 байт базовий заголовок, до 60 байтів базовий заголовок з опціями)</text:span><text:span text:style-name="T109">, він однаковий для IPv4 та IPv6, та</text:span><text:span text:style-name="T197"> </text:span><text:span text:style-name="T109">даних (payload), які відправляє програма </text:span><text:span text:style-name="T198">(дані можуть не відправлятися, залежить від прапорців у заголовку)</text:span><text:span text:style-name="T109">.</text:span></text:p>
      <table:table table:name="Таблиця3" table:style-name="Таблиця3">
        <table:table-column table:style-name="Таблиця3.A"/>
        <table:table-row table:style-name="Таблиця3.1">
          <table:table-cell table:style-name="Таблиця3.A1" office:value-type="string">
            <text:p text:style-name="P3"><draw:g text:anchor-type="paragraph" draw:z-index="1" draw:name="Груповий об'єкт 2" draw:style-name="gr1"><draw:line draw:style-name="gr2" draw:text-style-name="P98" svg:x1="5.794cm" svg:y1="0.74cm" svg:x2="21.794cm" svg:y2="0.74cm"><text:p/></draw:line><draw:line draw:style-name="gr2" draw:text-style-name="P98" svg:x1="5.794cm" svg:y1="2.237cm" svg:x2="21.794cm" svg:y2="2.237cm"><text:p/></draw:line><draw:line draw:style-name="gr2" draw:text-style-name="P98" svg:x1="5.794cm" svg:y1="3.738cm" svg:x2="21.794cm" svg:y2="3.738cm"><text:p/></draw:line><draw:line draw:style-name="gr2" draw:text-style-name="P98" svg:x1="5.794cm" svg:y1="5.24cm" svg:x2="21.794cm" svg:y2="5.24cm"><text:p/></draw:line><draw:line draw:style-name="gr2" draw:text-style-name="P98" svg:x1="5.794cm" svg:y1="6.74cm" svg:x2="21.794cm" svg:y2="6.74cm"><text:p/></draw:line><draw:line draw:style-name="gr2" draw:text-style-name="P98" svg:x1="5.794cm" svg:y1="8.24cm" svg:x2="21.794cm" svg:y2="8.24cm"><text:p/></draw:line><draw:line draw:style-name="gr2" draw:text-style-name="P98" svg:x1="5.794cm" svg:y1="9.737cm" svg:x2="21.794cm" svg:y2="9.737cm"><text:p/></draw:line><draw:line draw:style-name="gr2" draw:text-style-name="P98" svg:x1="5.794cm" svg:y1="0.74cm" svg:x2="5.794cm" svg:y2="9.74cm"><text:p/></draw:line><draw:line draw:style-name="gr2" draw:text-style-name="P98" svg:x1="21.796cm" svg:y1="0.74cm" svg:x2="21.796cm" svg:y2="9.74cm"><text:p/></draw:line><draw:line draw:style-name="gr2" draw:text-style-name="P98" svg:x1="13.795cm" svg:y1="0.74cm" svg:x2="13.795cm" svg:y2="2.24cm"><text:p/></draw:line><draw:line draw:style-name="gr2" draw:text-style-name="P98" svg:x1="13.795cm" svg:y1="5.24cm" svg:x2="13.795cm" svg:y2="8.24cm"><text:p/></draw:line><draw:line draw:style-name="gr2" draw:text-style-name="P98" svg:x1="9.795cm" svg:y1="5.24cm" svg:x2="9.795cm" svg:y2="6.74cm"><text:p/></draw:line><draw:line draw:style-name="gr2" draw:text-style-name="P98" svg:x1="10.296cm" svg:y1="5.24cm" svg:x2="10.296cm" svg:y2="6.74cm"><text:p/></draw:line><draw:line draw:style-name="gr2" draw:text-style-name="P98" svg:x1="10.796cm" svg:y1="5.24cm" svg:x2="10.796cm" svg:y2="6.74cm"><text:p/></draw:line><draw:line draw:style-name="gr2" draw:text-style-name="P98" svg:x1="11.292cm" svg:y1="5.24cm" svg:x2="11.292cm" svg:y2="6.74cm"><text:p/></draw:line><draw:line draw:style-name="gr2" draw:text-style-name="P98" svg:x1="11.793cm" svg:y1="5.24cm" svg:x2="11.793cm" svg:y2="6.74cm"><text:p/></draw:line><draw:line draw:style-name="gr2" draw:text-style-name="P98" svg:x1="12.294cm" svg:y1="5.24cm" svg:x2="12.294cm" svg:y2="6.74cm"><text:p/></draw:line><draw:line draw:style-name="gr2" draw:text-style-name="P98" svg:x1="12.795cm" svg:y1="5.24cm" svg:x2="12.795cm" svg:y2="6.74cm"><text:p/></draw:line><draw:line draw:style-name="gr2" draw:text-style-name="P98" svg:x1="13.296cm" svg:y1="5.24cm" svg:x2="13.296cm" svg:y2="6.74cm"><text:p/></draw:line><draw:frame draw:style-name="gr3" draw:text-style-name="P100" svg:width="4.259cm" svg:height="1.228cm" svg:x="7.659cm" svg:y="0.949cm"><draw:text-box><text:p text:style-name="P99"><text:span text:style-name="T199">Source </text:span><text:span text:style-name="T199">port </text:span><text:span text:style-name="T199">number</text:span></text:p><text:p text:style-name="P99"><text:span text:style-name="T199">(16 bits)</text:span></text:p></draw:text-box></draw:frame><draw:frame draw:style-name="gr4" draw:text-style-name="P100" svg:width="5.037cm" svg:height="1.228cm" svg:x="15.452cm" svg:y="0.949cm"><draw:text-box><text:p text:style-name="P99"><text:span text:style-name="T199">Destination </text:span><text:span text:style-name="T199">port number</text:span></text:p><text:p text:style-name="P99"><text:span text:style-name="T199">(16 bits)</text:span></text:p></draw:text-box></draw:frame><draw:frame draw:style-name="gr5" draw:text-style-name="P100" svg:width="3.978cm" svg:height="1.228cm" svg:x="11.869cm" svg:y="2.42cm"><draw:text-box><text:p text:style-name="P99"><text:span text:style-name="T199">Sequenc</text:span><text:span text:style-name="T199">e </text:span><text:span text:style-name="T199">number</text:span></text:p><text:p text:style-name="P99"><text:span text:style-name="T199">(32 bits)</text:span></text:p></draw:text-box></draw:frame><draw:frame draw:style-name="gr6" draw:text-style-name="P100" svg:width="5.294cm" svg:height="1.228cm" svg:x="11.211cm" svg:y="3.921cm"><draw:text-box><text:p text:style-name="P99"><text:span text:style-name="T199">Ackno</text:span><text:span text:style-name="T199">wledgm</text:span><text:span text:style-name="T199">ent </text:span><text:span text:style-name="T199">number</text:span></text:p><text:p text:style-name="P99"><text:span text:style-name="T199">(32 </text:span><text:span text:style-name="T199">bits)</text:span></text:p></draw:text-box></draw:frame><draw:frame draw:style-name="gr7" draw:text-style-name="P100" svg:width="2.955cm" svg:height="1.228cm" svg:x="16.443cm" svg:y="5.399cm"><draw:text-box><text:p text:style-name="P99"><text:span text:style-name="T199">Window size</text:span></text:p><text:p text:style-name="P99"><text:span text:style-name="T199">(16 bits)</text:span></text:p></draw:text-box></draw:frame><draw:frame draw:style-name="gr8" draw:text-style-name="P100" svg:width="3.195cm" svg:height="1.228cm" svg:x="16.321cm" svg:y="6.9cm"><draw:text-box><text:p text:style-name="P99"><text:span text:style-name="T199">Urgent pointer</text:span></text:p><text:p text:style-name="P99"><text:span text:style-name="T199">(16 bits)</text:span></text:p></draw:text-box></draw:frame><draw:frame draw:style-name="gr9" draw:text-style-name="P100" svg:width="3.368cm" svg:height="1.228cm" svg:x="8.048cm" svg:y="6.9cm"><draw:text-box><text:p text:style-name="P99"><text:span text:style-name="T199">TCP </text:span><text:span text:style-name="T199">checksu</text:span><text:span text:style-name="T199">m</text:span></text:p><text:p text:style-name="P99"><text:span text:style-name="T199">(16 bits)</text:span></text:p></draw:text-box></draw:frame><draw:frame draw:style-name="gr10" draw:text-style-name="P100" svg:width="2.756cm" svg:height="1.228cm" svg:x="12.481cm" svg:y="8.401cm"><draw:text-box><text:p text:style-name="P99"><text:span text:style-name="T199">Options</text:span></text:p><text:p text:style-name="P99"><text:span text:style-name="T199">(n </text:span><text:span text:style-name="T200">×</text:span><text:span text:style-name="T201"> </text:span><text:span text:style-name="T199">32 </text:span><text:span text:style-name="T199">bits)</text:span></text:p></draw:text-box></draw:frame><draw:line draw:style-name="gr2" draw:text-style-name="P98" svg:x1="7.796cm" svg:y1="5.24cm" svg:x2="7.796cm" svg:y2="6.74cm"><text:p/></draw:line><draw:frame draw:style-name="gr11" draw:text-style-name="P100" svg:width="1.909cm" svg:height="1.715cm" svg:x="5.81cm" svg:y="5.145cm"><draw:text-box><text:p text:style-name="P99"><text:span text:style-name="T199">Header</text:span></text:p><text:p text:style-name="P99"><text:span text:style-name="T199">length</text:span></text:p><text:p text:style-name="P99"><text:span text:style-name="T199">(4 bits)</text:span></text:p></draw:text-box></draw:frame><draw:frame draw:style-name="gr12" draw:text-style-name="P100" svg:width="2.331cm" svg:height="1.228cm" svg:x="7.655cm" svg:y="5.447cm"><draw:text-box><text:p text:style-name="P99"><text:span text:style-name="T199">Reserved</text:span></text:p><text:p text:style-name="P99"><text:span text:style-name="T199">(4 bits)</text:span></text:p></draw:text-box></draw:frame><draw:frame draw:style-name="gr13" draw:text-style-name="P100" svg:width="0.906cm" svg:height="1.715cm" svg:x="9.61cm" svg:y="5.151cm"><draw:text-box><text:p text:style-name="P99"><text:span text:style-name="T199">C</text:span></text:p><text:p text:style-name="P99"><text:span text:style-name="T199">W</text:span></text:p><text:p text:style-name="P99"><text:span text:style-name="T199">R</text:span></text:p></draw:text-box></draw:frame><draw:frame draw:style-name="gr14" draw:text-style-name="P100" svg:width="0.823cm" svg:height="1.715cm" svg:x="10.132cm" svg:y="5.151cm"><draw:text-box><text:p text:style-name="P99"><text:span text:style-name="T199">E</text:span></text:p><text:p text:style-name="P99"><text:span text:style-name="T199">C</text:span></text:p><text:p text:style-name="P99"><text:span text:style-name="T199">E</text:span></text:p></draw:text-box></draw:frame><draw:frame draw:style-name="gr15" draw:text-style-name="P100" svg:width="0.835cm" svg:height="1.715cm" svg:x="10.633cm" svg:y="5.151cm"><draw:text-box><text:p text:style-name="P99"><text:span text:style-name="T199">U</text:span></text:p><text:p text:style-name="P99"><text:span text:style-name="T199">R</text:span></text:p><text:p text:style-name="P99"><text:span text:style-name="T199">G</text:span></text:p></draw:text-box></draw:frame><draw:frame draw:style-name="gr16" draw:text-style-name="P100" svg:width="0.825cm" svg:height="1.715cm" svg:x="11.132cm" svg:y="5.151cm"><draw:text-box><text:p text:style-name="P99"><text:span text:style-name="T199">A</text:span></text:p><text:p text:style-name="P99"><text:span text:style-name="T199">C</text:span></text:p><text:p text:style-name="P99"><text:span text:style-name="T199">K</text:span></text:p></draw:text-box></draw:frame><draw:frame draw:style-name="gr14" draw:text-style-name="P100" svg:width="0.823cm" svg:height="1.715cm" svg:x="11.633cm" svg:y="5.151cm"><draw:text-box><text:p text:style-name="P99"><text:span text:style-name="T199">P</text:span></text:p><text:p text:style-name="P99"><text:span text:style-name="T199">S</text:span></text:p><text:p text:style-name="P99"><text:span text:style-name="T199">H</text:span></text:p></draw:text-box></draw:frame><draw:frame draw:style-name="gr14" draw:text-style-name="P100" svg:width="0.823cm" svg:height="1.715cm" svg:x="12.134cm" svg:y="5.151cm"><draw:text-box><text:p text:style-name="P99"><text:span text:style-name="T199">R</text:span></text:p><text:p text:style-name="P99"><text:span text:style-name="T199">S</text:span></text:p><text:p text:style-name="P99"><text:span text:style-name="T199">T</text:span></text:p></draw:text-box></draw:frame><draw:frame draw:style-name="gr14" draw:text-style-name="P100" svg:width="0.823cm" svg:height="1.715cm" svg:x="12.635cm" svg:y="5.151cm"><draw:text-box><text:p text:style-name="P99"><text:span text:style-name="T199">S</text:span></text:p><text:p text:style-name="P99"><text:span text:style-name="T199">Y</text:span></text:p><text:p text:style-name="P99"><text:span text:style-name="T199">N</text:span></text:p></draw:text-box></draw:frame><draw:frame draw:style-name="gr14" draw:text-style-name="P100" svg:width="0.823cm" svg:height="1.715cm" svg:x="13.136cm" svg:y="5.151cm"><draw:text-box><text:p text:style-name="P99"><text:span text:style-name="T199">F</text:span></text:p><text:p text:style-name="P99"><text:span text:style-name="T199">I</text:span></text:p><text:p text:style-name="P99"><text:span text:style-name="T199">N</text:span></text:p></draw:text-box></draw:frame><draw:frame draw:style-name="gr17" draw:text-style-name="P100" svg:width="0.743cm" svg:height="0.742cm" svg:x="5.609cm" svg:y="0cm"><draw:text-box><text:p text:style-name="P99"><text:span text:style-name="T199">0</text:span></text:p></draw:text-box></draw:frame><draw:frame draw:style-name="gr18" draw:text-style-name="P100" svg:width="0.981cm" svg:height="0.742cm" svg:x="12.855cm" svg:y="0.002cm"><draw:text-box><text:p text:style-name="P99"><text:span text:style-name="T199">15</text:span></text:p></draw:text-box></draw:frame><draw:frame draw:style-name="gr18" draw:text-style-name="P100" svg:width="0.981cm" svg:height="0.742cm" svg:x="13.811cm" svg:y="0.002cm"><draw:text-box><text:p text:style-name="P99"><text:span text:style-name="T199">16</text:span></text:p></draw:text-box></draw:frame><draw:frame draw:style-name="gr18" draw:text-style-name="P100" svg:width="0.981cm" svg:height="0.742cm" svg:x="21.011cm" svg:y="0.002cm"><draw:text-box><text:p text:style-name="P99"><text:span text:style-name="T199">31</text:span></text:p></draw:text-box></draw:frame></draw:g><text:span text:style-name="T109"><text:s/></text:span></text:p>
          </table:table-cell>
        </table:table-row>
      </table:table>
      <text:p text:style-name="P39"><text:soft-page-break/>Заголовок TCP має прапорці, які визначають використання інших полів заголовка та стан TCP-з’єднання:</text:p>
      <text:list text:style-name="L1">
        <text:list-item>
          <text:p text:style-name="P72">CWR <text:span text:style-name="T120">(congestion window reduced)</text:span></text:p>
        </text:list-item>
        <text:list-item>
          <text:p text:style-name="P72">ECE <text:span text:style-name="T119">(ENC-echo)</text:span></text:p>
        </text:list-item>
        <text:list-item>
          <text:p text:style-name="P72">URG (urgent) <text:span text:style-name="T118">повідомляє</text:span> <text:span text:style-name="T113">іншій стороні TCP-з’єднання</text:span>, що в <text:span text:style-name="T113">цьому </text:span>з’єднанні є <text:span text:style-name="T192">важливі</text:span> відправлені дані. Цей сегмент відправляється минаючи необхідність відправляти інші сегменти з даними (<text:span text:style-name="T110">дані, які містяться в буфері даних на відправлення, а</text:span> інша сторона повернула нульовий розмір вікна). Сегмент з прапорцем URG не обов’язково має відправлені <text:span text:style-name="T192">важливі</text:span> дані, але інша сторона з’єднання отримає інформацію про наявність таких даних якнайшвидше. <text:span text:style-name="T110">Використання цього прапорця має відношення до </text:span><text:span text:style-name="T111">поля </text:span><text:span text:style-name="Шаблон_3a__20_Термін"><text:span text:style-name="T110">покажчик важливості</text:span></text:span><text:span text:style-name="T110"> (</text:span><text:span text:style-name="Шаблон_3a__20_Term"><text:span text:style-name="T110">urgent pointer</text:span></text:span><text:span text:style-name="T110">).</text:span></text:p>
        </text:list-item>
        <text:list-item>
          <text:p text:style-name="P73">ACK (acknowledge) <text:span text:style-name="T118">повідомляє</text:span> <text:span text:style-name="T113">іншій стороні TCP-з’єднання</text:span>, що цей сегмент також підтверджує отримання сегментів, відправлених іншою стороною з’єднання. Сегмент з прапорцем ACK <text:span text:style-name="T112">має в</text:span> полі <text:span text:style-name="Шаблон_3a__20_Термін">номер підтвердження</text:span> (<text:span text:style-name="Шаблон_3a__20_Term">acknowledgment number</text:span>) номер послідовності, до якого були отримані всі <text:soft-page-break/>байти від іншої сторони в цьому з’єднанні. <text:span text:style-name="T113">С</text:span><text:span text:style-name="T112">егмент з підтвердження</text:span><text:span text:style-name="T113">м</text:span><text:span text:style-name="T112"> також може мати дані, які відправляються іншій стороні </text:span><text:span text:style-name="T113">цього </text:span><text:span text:style-name="T112">з’єднання.</text:span></text:p>
        </text:list-item>
        <text:list-item>
          <text:p text:style-name="P74">PSH <text:span text:style-name="T113">(push) </text:span><text:span text:style-name="T118">повідомляє</text:span><text:span text:style-name="T113"> іншій стороні TCP-з’єднання, що були відправлені всі дані, які були в буфері даних на відправлення цього з’єднання. Відповідно, інша сторона цього з’єднання має повернути програмі всі дані, які бути збережені в буфері отриманих даних цього з’єднання, оскільки більше даних, відповідно до інформації від іншої сторони з’єднання, не буде в найближчому майбутньому. Цей прапорець є домовленістю між сторонами </text:span><text:span text:style-name="T115">TCP-</text:span><text:span text:style-name="T113">з’єднання і не має безпосереднього значення для TCP.</text:span></text:p>
        </text:list-item>
        <text:list-item>
          <text:p text:style-name="P74">RST <text:span text:style-name="T118">(reset) повідомляє іншій стороні TCP-з’єднання про завершення цього з’єднання минаючи надсилання сегментів з іншими прапорцями для типового завершення з’єднання. Може відправлятися іншій стороні з’єднання навіть на перший отриманий сегмент для встановлення з’єднання (сегмент з прапорцем SYN), тобто як такого з’єднання ще може не бути. Зазвичай відправляється реалізацією, але може відправлятися програмою, яка використовує вже встановлене TCP-з’єднання.</text:span></text:p>
        </text:list-item>
        <text:list-item>
          <text:p text:style-name="P74"><text:soft-page-break/>SYN <text:span text:style-name="T118">(synchronize) повідомляє іншій стороні про встановлення TCP-з’єднання, відбувається синхронізація номерів послідовностей. Інша сторона цього з’єднання має відповісти на цей сегмент сегментом з прапорц</text:span><text:span text:style-name="T139">я</text:span><text:span text:style-name="T118">м</text:span><text:span text:style-name="T139">и</text:span><text:span text:style-name="T118"> SYN та </text:span><text:span text:style-name="T139">ACK</text:span><text:span text:style-name="T118">.</text:span></text:p>
        </text:list-item>
        <text:list-item>
          <text:p text:style-name="P74">FIN <text:span text:style-name="T118">(finish) повідомляє іншій стороні TCP-з’єднання про завершення цього з’єднання. З’єднання стає </text:span><text:span text:style-name="Шаблон_3a__20_Термін"><text:span text:style-name="T118">напівзакритим</text:span></text:span><text:span text:style-name="T118"> (</text:span><text:span text:style-name="Шаблон_3a__20_Term"><text:span text:style-name="T118">half-closed</text:span></text:span><text:span text:style-name="T118">), інша сторона може продовжувати відправляти дані по цьому з’єднанню. </text:span><text:span text:style-name="T121">Інша сторона може закрити це з’єднання якщо також відправить сегмент з прапорцем FIN.</text:span></text:p>
        </text:list-item>
      </text:list>
      <text:p text:style-name="P42">Зарезервовані біти в заголовку TCP повинні мати значення нуль, що відповідає невстановленому прапорцю. <text:span text:style-name="T123">Можуть бути</text:span> RFC <text:span text:style-name="T123">(часто вони мають статус експериментальних)</text:span>, які визначають додаткові прапорці в цих зарезервованих бітах.</text:p>
      <text:p text:style-name="P40"><text:span text:style-name="T113">У POSIX не визначено функцію для встановлення прапорця </text:span><text:span text:style-name="T114">PSH</text:span><text:span text:style-name="T113">. </text:span><text:span text:style-name="T116">У POSIX не визначено функцію для відправлення сегмента з встановленим прапорцем RST, але реалізації надають таку можливість, що призводить до </text:span><text:soft-page-break/><text:span text:style-name="T116">безпосереднього втручання в TCP. У POSIX є функція для відправлення out-of-band даних у </text:span><text:span text:style-name="T117">мережеве з’єднання</text:span><text:span text:style-name="T116">, що має відношення до прапорця URG.</text:span></text:p>
      <text:p text:style-name="P5">Діаграма станів TCP</text:p>
      <text:p text:style-name="P18"><text:span text:style-name="T30">Логіку змін стану </text:span><text:span text:style-name="T196">TCP-з’єднання</text:span><text:span text:style-name="T30"> </text:span><text:span text:style-name="T196">або TCP </text:span><text:span text:style-name="T30">можна зобразити у вигляді діаграми станів. Зазвичай не все, що визначено в цій діаграмі станів, реалізується, а якщо реалізується, тоді не все може бути використано за допомогою </text:span><text:span text:style-name="T196">API</text:span><text:span text:style-name="T30">, визначен</text:span><text:span text:style-name="T196">ого</text:span><text:span text:style-name="T30"> </text:span><text:span text:style-name="T196">в</text:span><text:span text:style-name="T30"> POSIX.</text:span></text:p>
      <text:p text:style-name="P69">У прямокутниках на діаграмі станів TCP вказані назви станів. Такі самі назви станів TCP зазвичай виводить програма <text:span text:style-name="Шаблон_3a__20_Шляхове_20_ім_27_я">netstat</text:span> для TCP-з’єднань. Слова, написані великими літерами, які не є назвами прапорців заголовка TCP, позначають запит в API. <text:span text:style-name="T31">Різні ОС можуть мати різний API для використання TCP, але реалізації TCP </text:span><text:span text:style-name="T32">повинні</text:span><text:span text:style-name="T31"> відповіда</text:span><text:span text:style-name="T32">ти</text:span><text:span text:style-name="T31"> цій діаграмі станів, </text:span><text:span text:style-name="T32">тому будь-якій набір функцій API для TCP надає можливість застосувати вказані запити. </text:span><text:span text:style-name="T33">Слова «snd» та «rcv» в умовах переходів між станами позначають відправлення та отримання сегмент</text:span><text:span text:style-name="T34">ів</text:span><text:span text:style-name="T33"> з вказаним прапорц</text:span><text:span text:style-name="T34">я</text:span><text:span text:style-name="T33">м</text:span><text:span text:style-name="T34">и</text:span><text:span text:style-name="T33"> відповідно. </text:span><text:span text:style-name="T35">Прямокутники з пунктирними лініями позначають логічну дію, яку виконує сторона TCP-з’єднання (позначають </text:span><text:span text:style-name="T134">логічну</text:span><text:span text:style-name="T35"> дію, яка запрограмована в програмі для TCP-з’єднання).</text:span></text:p>
      <table:table table:name="Таблиця4" table:style-name="Таблиця4">
        <table:table-column table:style-name="Таблиця4.A"/>
        <table:table-row table:style-name="Таблиця4.1">
          <table:table-cell table:style-name="Таблиця4.A1" office:value-type="string">
            <text:p text:style-name="P4"><draw:g text:anchor-type="paragraph" draw:z-index="0" draw:name="Груповий об'єкт 1" draw:style-name="gr19"><draw:custom-shape draw:style-name="gr20" draw:text-style-name="P101" svg:width="3.788cm" svg:height="1.983cm" svg:x="10.701cm" svg:y="5.516cm"><text:p/><draw:enhanced-geometry svg:viewBox="0 0 21600 21600" draw:type="rectangle" draw:enhanced-path="M 0 0 L 21600 0 21600 21600 0 21600 0 0 Z N"/></draw:custom-shape><draw:custom-shape draw:style-name="gr21" draw:text-style-name="P101" svg:width="5.534cm" svg:height="4.772cm" svg:x="18.538cm" svg:y="7.312cm"><text:p/><draw:enhanced-geometry svg:viewBox="0 0 21600 21600" draw:type="rectangle" draw:enhanced-path="M 0 0 L 21600 0 21600 21600 0 21600 0 0 Z N"/></draw:custom-shape><draw:custom-shape draw:style-name="gr22" draw:text-style-name="P101" svg:width="14.003cm" svg:height="5.083cm" svg:x="1.547cm" svg:y="10.176cm"><text:p/><draw:enhanced-geometry svg:viewBox="0 0 21600 21600" draw:type="rectangle" draw:enhanced-path="M 0 0 L 21600 0 21600 21600 0 21600 0 0 Z N"/></draw:custom-shape><draw:frame draw:style-name="gr23" draw:text-style-name="P100" svg:width="3.285cm" svg:height="0.74cm" svg:x="7.872cm" svg:y="2.064cm"><draw:text-box><text:p text:style-name="P99"><text:span text:style-name="T199">passive OPEN</text:span></text:p></draw:text-box></draw:frame><draw:frame draw:style-name="gr24" draw:text-style-name="P100" svg:width="1.96cm" svg:height="0.74cm" svg:x="14.176cm" svg:y="2.064cm"><draw:text-box><text:p text:style-name="P99"><text:span text:style-name="T199">CLOSE</text:span></text:p></draw:text-box></draw:frame><draw:g draw:name="task-none 9" draw:style-name="gr25"><draw:g draw:style-name="gr26"><draw:polygon draw:style-name="gr27" draw:text-style-name="P102" svg:width="0.752cm" svg:height="0.218cm" svg:x="3.87cm" svg:y="6.248cm" svg:viewBox="0 0 753 219" draw:points="0,219 753,219 753,0 0,0"><text:p/></draw:polygon><draw:line draw:style-name="gr27" draw:text-style-name="P102" svg:x1="4.243cm" svg:y1="6.306cm" svg:x2="4.243cm" svg:y2="6.415cm"><text:p/></draw:line><draw:line draw:style-name="gr27" draw:text-style-name="P102" svg:x1="4.057cm" svg:y1="6.358cm" svg:x2="4.432cm" svg:y2="6.358cm"><text:p/></draw:line></draw:g><draw:path draw:style-name="gr28" draw:text-style-name="P104" svg:width="4.501cm" svg:height="1cm" svg:x="1.995cm" svg:y="5.469cm" svg:viewBox="0 0 4502 1001" svg:d="M327 1001h3846c181 0 329-49 329-109v-783c0-60-148-109-329-109h-3846c-181 0-327 49-327 109v783c0 60 146 109 327 109z"><text:p text:style-name="P103"><text:span text:style-name="T202">SYN_RECEIVED</text:span></text:p></draw:path></draw:g><draw:g draw:name="task-none 12" draw:style-name="gr25"><draw:g draw:style-name="gr26"><draw:polygon draw:style-name="gr27" draw:text-style-name="P102" svg:width="0.752cm" svg:height="0.218cm" svg:x="12.395cm" svg:y="0.942cm" svg:viewBox="0 0 753 219" draw:points="0,219 753,219 753,0 0,0"><text:p/></draw:polygon><draw:line draw:style-name="gr27" draw:text-style-name="P102" svg:x1="12.767cm" svg:y1="0.996cm" svg:x2="12.767cm" svg:y2="1.105cm"><text:p/></draw:line><draw:line draw:style-name="gr27" draw:text-style-name="P102" svg:x1="12.582cm" svg:y1="1.054cm" svg:x2="12.957cm" svg:y2="1.054cm"><text:p/></draw:line></draw:g><draw:path draw:style-name="gr28" draw:text-style-name="P104" svg:width="4.501cm" svg:height="1cm" svg:x="10.52cm" svg:y="0.16cm" svg:viewBox="0 0 4502 1001" svg:d="M327 1001h3846c181 0 329-49 329-109v-783c0-60-148-109-329-109h-3846c-181 0-327 49-327 109v783c0 60 146 109 327 109z"><text:p text:style-name="P103"><text:span text:style-name="T202">CLOSED</text:span></text:p></draw:path></draw:g><draw:g draw:name="task-none 13" draw:style-name="gr25"><draw:g draw:style-name="gr26"><draw:polygon draw:style-name="gr27" draw:text-style-name="P102" svg:width="0.752cm" svg:height="0.218cm" svg:x="12.395cm" svg:y="3.601cm" svg:viewBox="0 0 753 219" draw:points="0,219 753,219 753,0 0,0"><text:p/></draw:polygon><draw:line draw:style-name="gr27" draw:text-style-name="P102" svg:x1="12.767cm" svg:y1="3.654cm" svg:x2="12.767cm" svg:y2="3.763cm"><text:p/></draw:line><draw:line draw:style-name="gr27" draw:text-style-name="P102" svg:x1="12.582cm" svg:y1="3.707cm" svg:x2="12.957cm" svg:y2="3.707cm"><text:p/></draw:line></draw:g><draw:path draw:style-name="gr28" draw:text-style-name="P104" svg:width="4.501cm" svg:height="1cm" svg:x="10.52cm" svg:y="2.817cm" svg:viewBox="0 0 4502 1001" svg:d="M327 1001h3846c181 0 329-49 329-109v-783c0-60-148-109-329-109h-3846c-181 0-327 49-327 109v783c0 60 146 109 327 109z"><text:p text:style-name="P103"><text:span text:style-name="T202">LISTEN</text:span></text:p></draw:path></draw:g><draw:g draw:name="task-none 14" draw:style-name="gr25"><draw:g draw:style-name="gr26"><draw:polygon draw:style-name="gr27" draw:text-style-name="P102" svg:width="0.752cm" svg:height="0.218cm" svg:x="20.895cm" svg:y="6.248cm" svg:viewBox="0 0 753 219" draw:points="0,219 753,219 753,0 0,0"><text:p/></draw:polygon><draw:line draw:style-name="gr27" draw:text-style-name="P102" svg:x1="21.269cm" svg:y1="6.306cm" svg:x2="21.269cm" svg:y2="6.415cm"><text:p/></draw:line><draw:line draw:style-name="gr27" draw:text-style-name="P102" svg:x1="21.082cm" svg:y1="6.358cm" svg:x2="21.457cm" svg:y2="6.358cm"><text:p/></draw:line></draw:g><draw:path draw:style-name="gr28" draw:text-style-name="P104" svg:width="4.501cm" svg:height="1cm" svg:x="19.02cm" svg:y="5.469cm" svg:viewBox="0 0 4502 1001" svg:d="M327 1001h3846c181 0 329-49 329-109v-783c0-60-148-109-329-109h-3846c-181 0-327 49-327 109v783c0 60 146 109 327 109z"><text:p text:style-name="P103"><text:span text:style-name="T202">SYN_SENT</text:span></text:p></draw:path></draw:g><draw:line draw:style-name="gr29" draw:text-style-name="P102" svg:x1="12.767cm" svg:y1="11.049cm" svg:x2="12.767cm" svg:y2="11.158cm"><text:p/></draw:line><draw:g draw:name="task-none 15" draw:style-name="gr25"><draw:g draw:style-name="gr26"><draw:polygon draw:style-name="gr27" draw:text-style-name="P102" svg:width="0.752cm" svg:height="0.218cm" svg:x="12.395cm" svg:y="14.21cm" svg:viewBox="0 0 753 219" draw:points="0,219 753,219 753,0 0,0"><text:p/></draw:polygon><draw:line draw:style-name="gr27" draw:text-style-name="P102" svg:x1="12.767cm" svg:y1="14.262cm" svg:x2="12.767cm" svg:y2="14.371cm"><text:p/></draw:line><draw:line draw:style-name="gr27" draw:text-style-name="P102" svg:x1="12.582cm" svg:y1="14.315cm" svg:x2="12.957cm" svg:y2="14.315cm"><text:p/></draw:line></draw:g><draw:path draw:style-name="gr28" draw:text-style-name="P104" svg:width="4.501cm" svg:height="1cm" svg:x="10.52cm" svg:y="13.425cm" svg:viewBox="0 0 4502 1001" svg:d="M327 1001h3846c181 0 329-49 329-109v-783c0-60-148-109-329-109h-3846c-181 0-327 49-327 109v783c0 60 146 109 327 109z"><text:p text:style-name="P103"><text:span text:style-name="T202">TIME_WAIT</text:span></text:p></draw:path></draw:g><draw:g draw:name="task-none 16" draw:style-name="gr25"><draw:g draw:style-name="gr26"><draw:polygon draw:style-name="gr27" draw:text-style-name="P102" svg:width="0.752cm" svg:height="0.218cm" svg:x="12.395cm" svg:y="8.9cm" svg:viewBox="0 0 753 219" draw:points="0,219 753,219 753,0 0,0"><text:p/></draw:polygon><draw:line draw:style-name="gr27" draw:text-style-name="P102" svg:x1="12.767cm" svg:y1="8.958cm" svg:x2="12.767cm" svg:y2="9.067cm"><text:p/></draw:line><draw:line draw:style-name="gr27" draw:text-style-name="P102" svg:x1="12.582cm" svg:y1="9.01cm" svg:x2="12.957cm" svg:y2="9.01cm"><text:p/></draw:line></draw:g><draw:path draw:style-name="gr28" draw:text-style-name="P104" svg:width="4.501cm" svg:height="1cm" svg:x="10.52cm" svg:y="8.121cm" svg:viewBox="0 0 4502 1001" svg:d="M327 1001h3846c181 0 329-49 329-109v-783c0-60-148-109-329-109h-3846c-181 0-327 49-327 109v783c0 60 146 109 327 109z"><text:p text:style-name="P103"><text:span text:style-name="T202">ESTABLISHED</text:span></text:p></draw:path></draw:g><draw:g draw:name="task-none 17" draw:style-name="gr25"><draw:g draw:style-name="gr26"><draw:polygon draw:style-name="gr27" draw:text-style-name="P102" svg:width="0.752cm" svg:height="0.218cm" svg:x="3.87cm" svg:y="11.557cm" svg:viewBox="0 0 753 219" draw:points="0,219 753,219 753,0 0,0"><text:p/></draw:polygon><draw:line draw:style-name="gr27" draw:text-style-name="P102" svg:x1="4.243cm" svg:y1="11.61cm" svg:x2="4.243cm" svg:y2="11.719cm"><text:p/></draw:line><draw:line draw:style-name="gr27" draw:text-style-name="P102" svg:x1="4.057cm" svg:y1="11.663cm" svg:x2="4.432cm" svg:y2="11.663cm"><text:p/></draw:line></draw:g><draw:path draw:style-name="gr28" draw:text-style-name="P104" svg:width="4.501cm" svg:height="1cm" svg:x="1.995cm" svg:y="10.773cm" svg:viewBox="0 0 4502 1001" svg:d="M327 1001h3846c181 0 329-49 329-109v-783c0-60-148-109-329-109h-3846c-181 0-327 49-327 109v783c0 60 146 109 327 109z"><text:p text:style-name="P103"><text:span text:style-name="T202">FIN_WAIT1</text:span></text:p></draw:path></draw:g><draw:g draw:name="task-none 18" draw:style-name="gr25"><draw:g draw:style-name="gr26"><draw:polygon draw:style-name="gr27" draw:text-style-name="P102" svg:width="0.752cm" svg:height="0.218cm" svg:x="3.87cm" svg:y="14.21cm" svg:viewBox="0 0 753 219" draw:points="0,219 753,219 753,0 0,0"><text:p/></draw:polygon><draw:line draw:style-name="gr27" draw:text-style-name="P102" svg:x1="4.243cm" svg:y1="14.262cm" svg:x2="4.243cm" svg:y2="14.371cm"><text:p/></draw:line><draw:line draw:style-name="gr27" draw:text-style-name="P102" svg:x1="4.057cm" svg:y1="14.315cm" svg:x2="4.432cm" svg:y2="14.315cm"><text:p/></draw:line></draw:g><draw:path draw:style-name="gr28" draw:text-style-name="P104" svg:width="4.501cm" svg:height="1cm" svg:x="1.995cm" svg:y="13.425cm" svg:viewBox="0 0 4502 1001" svg:d="M327 1001h3846c181 0 329-49 329-109v-783c0-60-148-109-329-109h-3846c-181 0-327 49-327 109v783c0 60 146 109 327 109z"><text:p text:style-name="P103"><text:span text:style-name="T202">FIN_WAIT2</text:span></text:p></draw:path></draw:g><draw:g draw:name="task-none 19" draw:style-name="gr25"><draw:g draw:style-name="gr26"><draw:polygon draw:style-name="gr27" draw:text-style-name="P102" svg:width="0.752cm" svg:height="0.218cm" svg:x="20.895cm" svg:y="11.557cm" svg:viewBox="0 0 753 219" draw:points="0,219 753,219 753,0 0,0"><text:p/></draw:polygon><draw:line draw:style-name="gr27" draw:text-style-name="P102" svg:x1="21.269cm" svg:y1="11.61cm" svg:x2="21.269cm" svg:y2="11.719cm"><text:p/></draw:line><draw:line draw:style-name="gr27" draw:text-style-name="P102" svg:x1="21.082cm" svg:y1="11.663cm" svg:x2="21.457cm" svg:y2="11.663cm"><text:p/></draw:line></draw:g><draw:path draw:style-name="gr28" draw:text-style-name="P104" svg:width="4.501cm" svg:height="1cm" svg:x="19.02cm" svg:y="10.773cm" svg:viewBox="0 0 4502 1001" svg:d="M327 1001h3846c181 0 329-49 329-109v-783c0-60-148-109-329-109h-3846c-181 0-327 49-327 109v783c0 60 146 109 327 109z"><text:p text:style-name="P103"><text:span text:style-name="T202">LAST_ACK</text:span></text:p></draw:path></draw:g><draw:g draw:name="task-none 20" draw:style-name="gr25"><draw:g draw:style-name="gr26"><draw:polygon draw:style-name="gr27" draw:text-style-name="P102" svg:width="0.752cm" svg:height="0.218cm" svg:x="20.895cm" svg:y="8.9cm" svg:viewBox="0 0 753 219" draw:points="0,219 753,219 753,0 0,0"><text:p/></draw:polygon><draw:line draw:style-name="gr27" draw:text-style-name="P102" svg:x1="21.269cm" svg:y1="8.958cm" svg:x2="21.269cm" svg:y2="9.067cm"><text:p/></draw:line><draw:line draw:style-name="gr27" draw:text-style-name="P102" svg:x1="21.082cm" svg:y1="9.01cm" svg:x2="21.457cm" svg:y2="9.01cm"><text:p/></draw:line></draw:g><draw:path draw:style-name="gr28" draw:text-style-name="P104" svg:width="4.501cm" svg:height="1cm" svg:x="19.02cm" svg:y="8.121cm" svg:viewBox="0 0 4502 1001" svg:d="M327 1001h3846c181 0 329-49 329-109v-783c0-60-148-109-329-109h-3846c-181 0-327 49-327 109v783c0 60 146 109 327 109z"><text:p text:style-name="P103"><text:span text:style-name="T202">CLOSE_WAIT</text:span></text:p></draw:path></draw:g><draw:line draw:style-name="gr30" draw:text-style-name="P98" svg:x1="18.994cm" svg:y1="5.948cm" svg:x2="6.49cm" svg:y2="5.985cm"><text:p/></draw:line><draw:line draw:style-name="gr31" draw:text-style-name="P105" svg:x1="14.239cm" svg:y1="1.161cm" svg:x2="14.239cm" svg:y2="2.789cm"><text:p/></draw:line><draw:line draw:style-name="gr30" draw:text-style-name="P98" svg:x1="11.258cm" svg:y1="1.161cm" svg:x2="11.258cm" svg:y2="2.816cm"><text:p/></draw:line><draw:frame draw:style-name="gr32" draw:text-style-name="P100" svg:width="3.603cm" svg:height="1.227cm" svg:x="10.971cm" svg:y="6.012cm"><draw:text-box><text:p text:style-name="P99"><text:span text:style-name="T199">rcv SYN</text:span></text:p><text:p text:style-name="P99"><text:span text:style-name="T199">snd SYN | ACK</text:span></text:p></draw:text-box></draw:frame><draw:line draw:style-name="gr30" draw:text-style-name="P98" svg:x1="11.258cm" svg:y1="3.84cm" svg:x2="6.497cm" svg:y2="5.576cm"><text:p/></draw:line><draw:line draw:style-name="gr30" draw:text-style-name="P98" svg:x1="5.72cm" svg:y1="5.466cm" svg:x2="10.522cm" svg:y2="3.708cm"><text:p/></draw:line><draw:frame draw:style-name="gr33" draw:text-style-name="P100" svg:width="3.417cm" svg:height="1.227cm" svg:x="9.295cm" svg:y="4.089cm"><draw:text-box><text:p text:style-name="P99"><text:span text:style-name="T199">rcv SYN</text:span></text:p><text:p text:style-name="P99"><text:span text:style-name="T199">snd SYN | ACK</text:span></text:p></draw:text-box></draw:frame><draw:frame draw:style-name="gr34" draw:text-style-name="P100" svg:width="2.53cm" svg:height="0.74cm" svg:x="6.373cm" svg:y="3.668cm"><draw:text-box><text:p text:style-name="P99"><text:span text:style-name="T199">rcv RST***</text:span></text:p></draw:text-box></draw:frame><draw:frame draw:style-name="gr35" draw:text-style-name="P100" svg:width="3.259cm" svg:height="1.227cm" svg:x="12.379cm" svg:y="4.089cm"><draw:text-box><text:p text:style-name="P99"><text:span text:style-name="T199">OPEN / SEND</text:span></text:p><text:p text:style-name="P99"><text:span text:style-name="T199">snd SYN</text:span></text:p></draw:text-box></draw:frame><draw:line draw:style-name="gr30" draw:text-style-name="P98" svg:x1="15.023cm" svg:y1="1.054cm" svg:x2="19.677cm" svg:y2="5.459cm"><text:p/></draw:line><draw:frame draw:style-name="gr36" draw:text-style-name="P100" svg:width="3.266cm" svg:height="1.227cm" svg:x="16.875cm" svg:y="2.165cm"><draw:text-box><text:p text:style-name="P99"><text:span text:style-name="T199">active OPEN</text:span></text:p><text:p text:style-name="P99"><text:span text:style-name="T199">snd SYN</text:span></text:p></draw:text-box></draw:frame><draw:line draw:style-name="gr30" draw:text-style-name="P98" svg:x1="4.244cm" svg:y1="6.47cm" svg:x2="4.244cm" svg:y2="10.775cm"><text:p/></draw:line><draw:frame draw:style-name="gr37" draw:text-style-name="P100" svg:width="1.992cm" svg:height="1.227cm" svg:x="2.171cm" svg:y="7.904cm"><draw:text-box><text:p text:style-name="P99"><text:span text:style-name="T199">CLOSE</text:span></text:p><text:p text:style-name="P99"><text:span text:style-name="T199">snd FIN</text:span></text:p></draw:text-box></draw:frame><draw:frame draw:style-name="gr38" draw:text-style-name="P100" svg:width="2.103cm" svg:height="0.74cm" svg:x="8.378cm" svg:y="6.622cm"><draw:text-box><text:p text:style-name="P99"><text:span text:style-name="T199">rcv ACK</text:span></text:p></draw:text-box></draw:frame><draw:line draw:style-name="gr30" draw:text-style-name="P98" svg:x1="19.024cm" svg:y1="6.365cm" svg:x2="15.023cm" svg:y2="8.23cm"><text:p/></draw:line><draw:line draw:style-name="gr30" draw:text-style-name="P98" svg:x1="14.223cm" svg:y1="3.818cm" svg:x2="19.025cm" svg:y2="5.576cm"><text:p/></draw:line><draw:line draw:style-name="gr30" draw:text-style-name="P98" svg:x1="6.497cm" svg:y1="6.425cm" svg:x2="10.521cm" svg:y2="8.229cm"><text:p/></draw:line><draw:frame draw:style-name="gr39" draw:text-style-name="P100" svg:width="3.285cm" svg:height="1.227cm" svg:x="14.596cm" svg:y="6.146cm"><draw:text-box><text:p text:style-name="P99"><text:span text:style-name="T199">rcv SYN | ACK</text:span></text:p><text:p text:style-name="P99"><text:span text:style-name="T199">snd ACK</text:span></text:p></draw:text-box></draw:frame><draw:g draw:name="task-none 21" draw:style-name="gr25"><draw:g draw:style-name="gr26"><draw:polygon draw:style-name="gr27" draw:text-style-name="P102" svg:width="0.752cm" svg:height="0.218cm" svg:x="12.395cm" svg:y="11.557cm" svg:viewBox="0 0 753 219" draw:points="0,219 753,219 753,0 0,0"><text:p/></draw:polygon><draw:line draw:style-name="gr27" draw:text-style-name="P102" svg:x1="12.767cm" svg:y1="11.61cm" svg:x2="12.767cm" svg:y2="11.719cm"><text:p/></draw:line><draw:line draw:style-name="gr27" draw:text-style-name="P102" svg:x1="12.582cm" svg:y1="11.663cm" svg:x2="12.957cm" svg:y2="11.663cm"><text:p/></draw:line></draw:g><draw:path draw:style-name="gr28" draw:text-style-name="P104" svg:width="4.501cm" svg:height="1cm" svg:x="10.52cm" svg:y="10.773cm" svg:viewBox="0 0 4502 1001" svg:d="M327 1001h3846c181 0 329-49 329-109v-783c0-60-148-109-329-109h-3846c-181 0-327 49-327 109v783c0 60 146 109 327 109z"><text:p text:style-name="P103"><text:span text:style-name="T202">CLOSING</text:span></text:p></draw:path></draw:g><draw:line draw:style-name="gr30" draw:text-style-name="P98" svg:x1="10.521cm" svg:y1="9.011cm" svg:x2="6.497cm" svg:y2="10.881cm"><text:p/></draw:line><draw:frame draw:style-name="gr37" draw:text-style-name="P100" svg:width="1.992cm" svg:height="1.227cm" svg:x="7.173cm" svg:y="8.573cm"><draw:text-box><text:p text:style-name="P99"><text:span text:style-name="T199">CLOSE</text:span></text:p><text:p text:style-name="P99"><text:span text:style-name="T199">snd FIN</text:span></text:p></draw:text-box></draw:frame><draw:line draw:style-name="gr30" draw:text-style-name="P98" svg:x1="6.489cm" svg:y1="11.274cm" svg:x2="10.521cm" svg:y2="11.274cm"><text:p/></draw:line><draw:frame draw:style-name="gr40" draw:text-style-name="P100" svg:width="2.2cm" svg:height="1.227cm" svg:x="8.064cm" svg:y="10.076cm"><draw:text-box><text:p text:style-name="P99"><text:span text:style-name="T199">rcv FIN</text:span></text:p><text:p text:style-name="P99"><text:span text:style-name="T199">snd ACK</text:span></text:p></draw:text-box></draw:frame><draw:line draw:style-name="gr30" draw:text-style-name="P98" svg:x1="6.497cm" svg:y1="11.664cm" svg:x2="10.521cm" svg:y2="13.534cm"><text:p/></draw:line><draw:frame draw:style-name="gr41" draw:text-style-name="P100" svg:width="3.188cm" svg:height="1.227cm" svg:x="8.895cm" svg:y="11.954cm"><draw:text-box><text:p text:style-name="P99"><text:span text:style-name="T199">rcv FIN | ACK</text:span></text:p><text:p text:style-name="P99"><text:span text:style-name="T199">snd ACK</text:span></text:p></draw:text-box></draw:frame><draw:line draw:style-name="gr30" draw:text-style-name="P98" svg:x1="12.772cm" svg:y1="11.767cm" svg:x2="12.772cm" svg:y2="13.422cm"><text:p/></draw:line><draw:frame draw:style-name="gr38" draw:text-style-name="P100" svg:width="2.103cm" svg:height="0.74cm" svg:x="12.874cm" svg:y="12.201cm"><draw:text-box><text:p text:style-name="P99"><text:span text:style-name="T199">rcv ACK</text:span></text:p></draw:text-box></draw:frame><draw:line draw:style-name="gr30" draw:text-style-name="P98" svg:x1="4.244cm" svg:y1="11.759cm" svg:x2="4.244cm" svg:y2="13.414cm"><text:p/></draw:line><draw:frame draw:style-name="gr42" draw:text-style-name="P100" svg:width="2.154cm" svg:height="0.74cm" svg:x="4.185cm" svg:y="12.161cm"><draw:text-box><text:p text:style-name="P99"><text:span text:style-name="T199">rcv ACK</text:span></text:p></draw:text-box></draw:frame><draw:line draw:style-name="gr30" draw:text-style-name="P98" svg:x1="6.477cm" svg:y1="13.926cm" svg:x2="10.509cm" svg:y2="13.926cm"><text:p/></draw:line><draw:frame draw:style-name="gr40" draw:text-style-name="P100" svg:width="2.2cm" svg:height="1.227cm" svg:x="6.794cm" svg:y="12.752cm"><draw:text-box><text:p text:style-name="P99"><text:span text:style-name="T199">rcv FIN</text:span></text:p><text:p text:style-name="P99"><text:span text:style-name="T199">snd ACK</text:span></text:p></draw:text-box></draw:frame><draw:line draw:style-name="gr30" draw:text-style-name="P98" svg:x1="15.046cm" svg:y1="8.622cm" svg:x2="19.037cm" svg:y2="8.622cm"><text:p/></draw:line><draw:frame draw:style-name="gr40" draw:text-style-name="P100" svg:width="2.2cm" svg:height="1.227cm" svg:x="15.751cm" svg:y="8.573cm"><draw:text-box><text:p text:style-name="P99"><text:span text:style-name="T199">rcv FIN</text:span></text:p><text:p text:style-name="P99"><text:span text:style-name="T199">snd ACK</text:span></text:p></draw:text-box></draw:frame><draw:line draw:style-name="gr30" draw:text-style-name="P98" svg:x1="21.275cm" svg:y1="9.137cm" svg:x2="21.275cm" svg:y2="10.792cm"><text:p/></draw:line><draw:frame draw:style-name="gr43" draw:text-style-name="P100" svg:width="3.206cm" svg:height="1.227cm" svg:x="18.288cm" svg:y="9.294cm"><draw:text-box><text:p text:style-name="P99"><text:span text:style-name="T199">CLOSE</text:span></text:p><text:p text:style-name="P99"><text:span text:style-name="T199">snd FIN | ACK</text:span></text:p></draw:text-box></draw:frame><draw:line draw:style-name="gr30" draw:text-style-name="P98" svg:x1="6.477cm" svg:y1="0.66cm" svg:x2="10.509cm" svg:y2="0.66cm"><text:p/></draw:line><draw:frame draw:style-name="gr44" draw:text-style-name="P100" svg:width="2.2cm" svg:height="0.74cm" svg:x="5.524cm" svg:y="0.741cm"><draw:text-box><text:p text:style-name="P99"><text:span text:style-name="T199">rcv RST*</text:span></text:p></draw:text-box></draw:frame><draw:line draw:style-name="gr30" draw:text-style-name="P98" svg:x1="26.227cm" svg:y1="0.643cm" svg:x2="15.059cm" svg:y2="0.68cm"><text:p/></draw:line><draw:line draw:style-name="gr2" draw:text-style-name="P98" svg:x1="26.227cm" svg:y1="0.63cm" svg:x2="26.227cm" svg:y2="13.925cm"><text:p/></draw:line><draw:line draw:style-name="gr30" draw:text-style-name="P98" svg:x1="15.042cm" svg:y1="13.926cm" svg:x2="26.227cm" svg:y2="13.926cm"><text:p/></draw:line><draw:line draw:style-name="gr30" draw:text-style-name="P98" svg:x1="23.545cm" svg:y1="11.296cm" svg:x2="26.227cm" svg:y2="11.296cm"><text:p/></draw:line><draw:frame draw:style-name="gr38" draw:text-style-name="P100" svg:width="2.103cm" svg:height="0.74cm" svg:x="23.982cm" svg:y="10.601cm"><draw:text-box><text:p text:style-name="P99"><text:span text:style-name="T199">rcv ACK</text:span></text:p></draw:text-box></draw:frame><draw:frame draw:style-name="gr45" draw:text-style-name="P100" svg:width="3.248cm" svg:height="0.74cm" svg:x="19.027cm" svg:y="13.228cm"><draw:text-box><text:p text:style-name="P99"><text:span text:style-name="T199">Timeout 2MSL</text:span></text:p></draw:text-box></draw:frame><draw:line draw:style-name="gr30" draw:text-style-name="P98" svg:x1="23.537cm" svg:y1="6.002cm" svg:x2="26.219cm" svg:y2="6.002cm"><text:p/></draw:line><draw:frame draw:style-name="gr38" draw:text-style-name="P100" svg:width="2.103cm" svg:height="0.74cm" svg:x="23.923cm" svg:y="5.278cm"><draw:text-box><text:p text:style-name="P99"><text:span text:style-name="T199">CLOSE</text:span></text:p></draw:text-box></draw:frame><draw:frame draw:style-name="gr46" draw:text-style-name="P100" svg:width="3.862cm" svg:height="1.227cm" svg:x="10.842cm" svg:y="9.056cm"><draw:text-box><text:p text:style-name="P99"><text:span text:style-name="T199">SEND, RECEIVE</text:span></text:p><text:p text:style-name="P99"><text:span text:style-name="T199">(duplex)</text:span></text:p></draw:text-box></draw:frame><draw:frame draw:style-name="gr47" draw:text-style-name="P100" svg:width="2.73cm" svg:height="0.74cm" svg:x="15.575cm" svg:y="14.179cm"><draw:text-box><text:p text:style-name="P99"><text:span text:style-name="T199">active close</text:span></text:p></draw:text-box></draw:frame><draw:frame draw:style-name="gr48" draw:text-style-name="P100" svg:width="3.502cm" svg:height="0.74cm" svg:x="22.352cm" svg:y="12.055cm"><draw:text-box><text:p text:style-name="P99"><text:span text:style-name="T199">passive close</text:span></text:p></draw:text-box></draw:frame><draw:frame draw:style-name="gr49" draw:text-style-name="P100" svg:width="4.079cm" svg:height="0.74cm" svg:x="14.543cm" svg:y="5.308cm"><draw:text-box><text:p text:style-name="P99"><text:span text:style-name="T199">simultaneous open</text:span></text:p></draw:text-box></draw:frame><draw:line draw:style-name="gr30" draw:text-style-name="P98" svg:x1="6.522cm" svg:y1="2.332cm" svg:x2="10.521cm" svg:y2="1.161cm"><text:p/></draw:line><draw:frame draw:style-name="gr50" draw:text-style-name="P100" svg:width="2.35cm" svg:height="0.74cm" svg:x="5.524cm" svg:y="2.255cm"><draw:text-box><text:p text:style-name="P99"><text:span text:style-name="T199">Timeout**</text:span></text:p></draw:text-box></draw:frame><draw:frame draw:style-name="gr51" draw:text-style-name="P100" svg:width="2.673cm" svg:height="0.74cm" svg:x="2.912cm" svg:y="14.417cm"><draw:text-box><text:p text:style-name="P99"><text:span text:style-name="T199">half-closed</text:span></text:p></draw:text-box></draw:frame><draw:frame draw:style-name="gr52" draw:text-style-name="P100" svg:width="2.35cm" svg:height="1.227cm" svg:x="21.572cm" svg:y="9.113cm"><draw:text-box><text:p text:style-name="P99"><text:span text:style-name="T199">SEND</text:span></text:p><text:p text:style-name="P99"><text:span text:style-name="T199">(simplex)</text:span></text:p></draw:text-box></draw:frame><draw:frame draw:style-name="gr53" draw:text-style-name="P100" svg:width="2.412cm" svg:height="1.227cm" svg:x="1.372cm" svg:y="11.954cm"><draw:text-box><text:p text:style-name="P99"><text:span text:style-name="T199">RECEIVE</text:span></text:p><text:p text:style-name="P99"><text:span text:style-name="T199">(simplex)</text:span></text:p></draw:text-box></draw:frame><draw:frame draw:style-name="gr54" draw:text-style-name="P100" svg:width="2.671cm" svg:height="0.74cm" svg:x="19.942cm" svg:y="7.412cm"><draw:text-box><text:p text:style-name="P99"><text:span text:style-name="T199">half-closed</text:span></text:p></draw:text-box></draw:frame><draw:line draw:style-name="gr30" draw:text-style-name="P98" svg:x1="8.375cm" svg:y1="15.099cm" svg:x2="10.512cm" svg:y2="14.332cm"><text:p/></draw:line><draw:frame draw:style-name="gr55" draw:text-style-name="P100" svg:width="2.199cm" svg:height="0.74cm" svg:x="7.025cm" svg:y="14.254cm"><draw:text-box><text:p text:style-name="P99"><text:span text:style-name="T199">snd RST</text:span></text:p></draw:text-box></draw:frame><draw:frame draw:style-name="gr56" draw:text-style-name="P100" svg:width="4.275cm" svg:height="0.74cm" svg:x="10.648cm" svg:y="10.129cm"><draw:text-box><text:p text:style-name="P99"><text:span text:style-name="T199">simultaneous close</text:span></text:p></draw:text-box></draw:frame></draw:g></text:p>
          </table:table-cell>
        </table:table-row>
      </table:table>
      <text:p text:style-name="P70"/>
      <text:p text:style-name="P71">Стан CLOSED не є справжнім станом TCP. Цей стан позначає відсутність TCP-з’єднання. <text:span text:style-name="T36">У</text:span> реалізації не треба мати жодної інформації <text:span text:style-name="T36">про з’єднання, </text:span><text:span text:style-name="T37">яке може бути асоційоване з </text:span><text:span text:style-name="T36">TCP-сокет</text:span><text:span text:style-name="T37">ом</text:span><text:span text:style-name="T36">, якщо </text:span><text:span text:style-name="T37">цього </text:span><text:span text:style-name="T36">з’єднання нема. У цей </text:span><text:span text:style-name="T37">стан відбувається перехід з будь-якого іншого стану в разі отримання сегмент</text:span><text:span text:style-name="T40">а</text:span><text:span text:style-name="T37"> з прапорцем RST </text:span><text:span text:style-name="T39">(позначено *)</text:span><text:span text:style-name="T37">. </text:span><text:span text:style-name="T40">Винятком</text:span><text:span text:style-name="T38"> є стан SYN_RECEIVED, </text:span><text:span text:style-name="T40">якщо в</text:span><text:span text:style-name="T38"> нього відбувся перехід зі стану </text:span><text:span text:style-name="T44">LISTEN</text:span><text:span text:style-name="T38"> </text:span><text:span text:style-name="T39">(позначено ***)</text:span><text:span text:style-name="T38">. </text:span><text:span text:style-name="T40">Сегмент з прапорцем RST може відправити реалізація в разі </text:span><text:span text:style-name="T41">отримання сегменту, який має некоректний вміст заголовка TCP або якщо вміст заголовка TCP не відповідає наявним TCP-з’єднанням, </text:span><text:span text:style-name="T40">або відправлення </text:span><text:span text:style-name="T41">сегменту з прапорцем RST </text:span><text:span text:style-name="T40">може ініціювати </text:span><text:span text:style-name="T124">програма</text:span><text:span text:style-name="T40">. </text:span><text:span text:style-name="T41">Також у цей стан відбувається перехід з будь-якого іншого стану в разі тайм-ауту у відправленні даних, не було отримано сегмент з прапорцем ACK після кількох спроб відправлення сегмент</text:span><text:span text:style-name="T124">а</text:span><text:span text:style-name="T41"> іншої стороні з’єднання (позначено **).</text:span></text:p>
      <text:p text:style-name="P44">Стан LISTEN позначає очікування запит<text:span text:style-name="T125">у</text:span> на встановлення TCP-з’єднання з будь-якої мережевої адреси та номера порту. Перехід у цій стан відбувається через пасивне відкриття (<text:span text:style-name="T139">passive </text:span><text:span text:style-name="T168">OPEN</text:span>) TCP-з’єднання. Перехід у цій стан не потребує відправленням будь-яких сегментів (TCP-з’єднання ще нема, <text:soft-page-break/>відповідно нема іншої сторони з’єднання, якій можна щось відправляти), відповідно в разі закриття (CLOSE) TCP-сокета<text:span text:style-name="T42"> </text:span>ніякий сегмент не відправляється. <text:span text:style-name="T139">Діаграма станів TCP визначає можливість змінити пасивне відкриття на активне відкриття (відправити сегмента з прапорцем SYN), але зазвичай реалізаці</text:span><text:span text:style-name="T140">я</text:span><text:span text:style-name="T139"> або API це не підтримують.</text:span></text:p>
      <text:p text:style-name="P45"><text:span text:style-name="T158">Для активного відкриття (active </text:span><text:span text:style-name="T168">OPEN</text:span><text:span text:style-name="T158">) TCP-з’єднання необхідно відправити іншій стороні з’єднання сегмент з прапорцем SYN, стан TCP-з’єднання буде </text:span>SYN_SENT. <text:span text:style-name="T158">Після</text:span> отриман<text:span text:style-name="T158">ня</text:span> сегмент<text:span text:style-name="T158">а</text:span> з прапорцями SYN та ACK, <text:span text:style-name="T158">необхідно підтвердити отримання сегмента з прапорцем SYN від іншої сторони та змінити </text:span>стан TCP-з’єднання на ESTABLISHED. Відбувається <text:span text:style-name="T118">так зване </text:span><text:span text:style-name="Шаблон_3a__20_Термін"><text:span text:style-name="T118">три</text:span></text:span><text:span text:style-name="Шаблон_3a__20_Термін"><text:span text:style-name="T122">разове</text:span></text:span><text:span text:style-name="Шаблон_3a__20_Термін"><text:span text:style-name="T118"> рукостискання</text:span></text:span><text:span text:style-name="T118"> (</text:span><text:span text:style-name="Шаблон_3a__20_Term"><text:span text:style-name="T118">three-way handshake</text:span></text:span><text:span text:style-name="T118">).</text:span><text:span text:style-name="T141"> </text:span>Це типовий сценарій коли є пасивне відкриття TCP-з’єднання на одній стороні та активне відкриття TCP-з’єднання на іншій стороні. Діаграма станів TCP визначає можливість одночасного відкриття TCP-з’єднання (simultaneous <text:span text:style-name="T140">open</text:span>), але зазвичай реалізаці<text:span text:style-name="T140">я</text:span> або API це не підтримують. «Одночасно» значить, що сторони відправляють одна одній сегменти з прапорцями SYN.</text:p>
      <text:p text:style-name="P46"><text:soft-page-break/>Стан SYN_RECEIVED позначає очікування підтвердження на відправлений сегмент з прапорцями SYN та ACK після отримання сегмента з прапорцем SYN. Тобто інша сторона активно відкрила TCP-з’єднання, яке ця сторона погодилась прийняти (була в пасивному відкритті<text:span text:style-name="T158">)</text:span>.</text:p>
      <text:p text:style-name="P46">Стан ESTABLISHED позначає створене <text:span text:style-name="T141">TCP-з’єднання, </text:span>в якому <text:span text:style-name="T141">дозволений дуплексний режим передачі даних (SEND, RECEIVE). </text:span>Дані можу відправлятися разом з підтвердженнями.</text:p>
      <text:p text:style-name="P51"><text:span text:style-name="T159">Для </text:span>активного закриття (active close) TCP-з’єднання <text:span text:style-name="T159">необхідно відправити </text:span><text:span text:style-name="T162">(CLOSE) </text:span><text:span text:style-name="T159">іншій стороні з’єднання сегмент з прапорцем FIN. У станах FIN_WAIT1 та FIN_WAIT2 режим передачі даних у TCP-з’єднанні симплексний, можна тільки отримувати (RECEIVE) дані від іншої сторони з’єднання. </text:span><text:span text:style-name="T161">TCP-з’єднання стає напівзакритим (half-closed). </text:span><text:span text:style-name="T159">Як тільки буде отримано підтвердження від іншої сторони TCP-з’єднання про отримання сегмента з прапорцем FIN, сторона TCP-з’єднання чекає на сегмент з прапорцем FIN від іншої сторони та підтверджує його. Стан TCP-з’єднання буде TIME_WAIT для сторони з’єднання, яка активно закрила з’єднання. Може бути так, що обидві сторони TCP-з’єднання одночасно активно закрили з’єднання (simultaneous close), тобто </text:span><text:soft-page-break/><text:span text:style-name="T159">відправили сегмент з прапорцем FIN одна одній. У цьому випадку стан TCP-з’єднання буде TIME_WAIT для обох сторін з’єднання, оскільки вони обидві активно закрили з’єднання.</text:span></text:p>
      <text:p text:style-name="P50">Стан CLOSE_WAIT позначає напівзакрите TCP-з’єднання для сторони з’єднання, яке отримало сегмент з прапорцем FIN. <text:span text:style-name="T159">У </text:span>цьому стані<text:span text:style-name="T159"> режим передачі даних у TCP-з’єднанні симплексний, можна тільки </text:span>відправляти<text:span text:style-name="T159"> (</text:span>SEND<text:span text:style-name="T159">) дані інш</text:span>ій<text:span text:style-name="T159"> сторон</text:span>і<text:span text:style-name="T159"> з’єднання. </text:span><text:span text:style-name="T162">Для пасивного закриття (pasive close) TCP-з’єднання необхідно відправити (CLOSE) іншій стороні з’єднання сегмент з прапорцем FIN. Як тільки буде отримано підтвердження від іншої сторони TCP-з’єднання отримання відправленого сегмента з прапорцем FIN, інформація про з’єднання забирається з системи. </text:span></text:p>
      <text:p text:style-name="P52">Стан TIME_WAIT позначає закрите TCP-з’єднання для сторони з’єднання, яке активно закрила з’єднання. Закрите TCP-з’єднання буде в цьому стані два <text:span text:style-name="T160">максимальних</text:span> проміжк<text:span text:style-name="T160">и</text:span> часу <text:span text:style-name="T160">існування TCP-сегменту в мережі (</text:span><text:span text:style-name="Шаблон_3a__20_Term"><text:span text:style-name="T160">maximum segment lifetime</text:span></text:span><text:span text:style-name="T160">, MSL) </text:span><text:span text:style-name="T164">після кожного відправленого сегменту з підтвердженням</text:span><text:span text:style-name="T160">. RFC 9293 визначає MSL у 2 мінути, відповідно 2MSL буде 4 мінути, але реалізації зазвичай використовують менший проміжок часу. </text:span><text:span text:style-name="T164">Значення 2MSL </text:span><text:soft-page-break/><text:span text:style-name="T164">значить один MSL для отримання сегмента з прапорцем FIN від іншої сторони TCP-з’єднання і один MSL для отримання іншою стороною відправленого підтвердження. </text:span><text:span text:style-name="T160">Наявність цього стану запобігає створенню нового TCP-з’єднання з тими самими мережевими адресами та номерами портів, це називається </text:span><text:span text:style-name="Шаблон_3a__20_Термін"><text:span text:style-name="T160">інкарнація</text:span></text:span><text:span text:style-name="T160"> (</text:span><text:span text:style-name="Шаблон_3a__20_Term"><text:span text:style-name="T160">incarnation</text:span></text:span><text:span text:style-name="T160">) з’єднання. Впродовж проміжку часу поки закрите TCP-з’єднання знаходиться в стані TIME_WAIT відбувається підтвердження отриманих сегментів з прапорцем FIN від іншої сторони з’єднання та ігнорування дубльованих сегментів від іншої сторони з’єднання. Якщо не використовувати цей стан, тоді інша сторона TCP-з’єднання може не отримати підтвердження на відправлений сегмент з прапорцем FIN, а інкарнація цього з’єднання отримає сегменти, які були відправлені іншою стороною з’єднання для попереднього з’єднання.</text:span><text:span text:style-name="T161"> </text:span><text:span text:style-name="T162">Після завершення цього проміжку часу інформація про TCP-з’єднання забирається з системи.</text:span></text:p>
      <text:p text:style-name="P54"><text:span text:style-name="T163">С</text:span>торона TCP-з’єднання, <text:span text:style-name="T163">яка пасивно закриває з’єднання,</text:span> відправляє сегмент з прапорцями FIN та ACK (підтвердження повторюється), тому, якщо вона отримає підтвердження для свого відправленого сегмента з прапорцем FIN, <text:soft-page-break/>тоді інша сторона з’єднання також отримала підтвердження для свого відправленого сегмента з прапорцем FIN.</text:p>
      <text:p text:style-name="P53">Стан TIME_WAIT не потрібен для сторони TCP-з’єднання, яка пасивно закриває з’єднання, <text:span text:style-name="T165">оскільки н</text:span><text:span text:style-name="T164">еможливість отримання дубльованих сегментів від іншої сторони гарантується неможливістю інкарнації TCP-з’єднання з іншою стороною, яке має попереднє з’єднання в стані TIME_WAIT.</text:span></text:p>
      <text:p text:style-name="P55">У разі настання тайм-ауту для неотримання підтвердження на відправлений сегмент <text:span text:style-name="T151">(сегмент з прапорцем SYN, FIN, або сегмент з даними) </text:span>стан TCP-з’єднання змінюється на CLOSED (позначено **).</text:p>
      <text:p text:style-name="P56">Застосування системного виклику <text:span text:style-name="Шаблон_3a__20_Ідентифікатор">listen()</text:span> для TCP-сокета призводить до пасивного відкриття з’єднання, стан LISTEN. Застосування системного виклику <text:span text:style-name="Шаблон_3a__20_Ідентифікатор">connect()</text:span> для TCP-сокета призводить до активного відкриття з’єднання, стан SYN_SENT. Відправлення даних у TCP-з’єднанні виконується системним викликом <text:span text:style-name="Шаблон_3a__20_Ідентифікатор">write()</text:span> або відповідними. Отримання даних у TCP-з’єднанні виконується системним викликом <text:span text:style-name="Шаблон_3a__20_Ідентифікатор">read()</text:span> або відповідними.</text:p>
      <text:p text:style-name="P57"><text:soft-page-break/><text:span text:style-name="T172">Завершення</text:span> TCP-з’єднання значить, що сторона з’єднання закрила відповідний сокет та відправила іншій стороні з’єднання сегмент з прапорцем FIN. Змінення режиму передачі даних у TCP-з’єднанні на симплексний <text:span text:style-name="T176">у напрямку отримання даних </text:span>значить, що іншій стороні з’єднання відправлено сегмент з прапорцем FIN. Тобто в TCP не визначено чи з’єднання закрито <text:span text:style-name="T169">іншою стороною </text:span>чи <text:span text:style-name="T169">інша сторона </text:span>змін<text:span text:style-name="T169">ила</text:span> режим передачі даних на симплексний <text:span text:style-name="T176">у напрямку отримання даних </text:span>(в обох випадках відправляється сегмент з прапорцем FIN). Якщо TCP-з’єднання <text:span text:style-name="T176">завершено</text:span>, тоді стан з’єднання змінюється на відповідний і вмикається тайм-аут. Після завершення тайм-ауту, інформація про це TCP-з’єднання забирається з системи, навіть якщо не було отримано жодного сегменту від іншої сторони з’єднання. <text:span text:style-name="T169">Якщо цього не зробити, тоді сторона TCP-з’єднання, яка </text:span><text:span text:style-name="T176">завершує</text:span><text:span text:style-name="T169"> з’єднання, буде знаходитися в стані FIN_WAIT1 обмежений час (поки не буде отримано підтвердження на відправлений сегмент з прапорцем FIN або поки не завершаться тайм-аути не отриманих підтверджень на повторно відправлених сегментів з прапорцями FIN) або </text:span><text:span text:style-name="T176">в стані</text:span><text:span text:style-name="T169"> FIN_WAIT2 необмежений час, якщо інша сторона з’єднання не відправить сегмент з прапорцем FIN або RST. У результаті це призведе, що в системі </text:span><text:soft-page-break/><text:span text:style-name="T169">можуть бути використані всі доступні номерів портів і не буде можливо призначити новому TCP-сокету жодного номера порту.</text:span></text:p>
      <text:p text:style-name="P68">Опції сокета</text:p>
      <text:p text:style-name="P19">Кожний сокет має опції. Деякі з цих опцій визначають характеристики сокета, <text:span text:style-name="T51">які встановлює програма користувача,</text:span> тому не мають типових значень. Деякі з цих опцій визначають параметри сокета, тому мають типові значення, визначені POSIX, або типові значення, визначені реалізацією. Програма користувача може отримати поточні значення всіх опцій сокета. Програма користувача може змінити значення деяких опцій сокета, якщо типові значення цих опцій неефективні для конкретного сценарію використання сокета.</text:p>
      <text:p text:style-name="P20">Системний виклик <text:span text:style-name="Шаблон_3a__20_Ідентифікатор">getsockopt()</text:span> повертає значення вказаної опції для сокета, асоційованого з вказаним дескриптором файлу. Системний виклик <text:span text:style-name="Шаблон_3a__20_Ідентифікатор">setsockopt()</text:span> встановлює значення вказаної опції для сокета, асоційованого з вказаним дескриптором файлу.</text:p>
      <text:p text:style-name="Шаблон_3a__20_Текст_20_програми">#include &lt;sys/socket.h&gt;</text:p>
      <text:p text:style-name="Шаблон_3a__20_Текст_20_програми"/>
      <text:p text:style-name="Шаблон_3a__20_Текст_20_програми">int getsockopt(int sockfd, int level, int optname, void *restrict optval,</text:p>
      <text:p text:style-name="Шаблон_3a__20_Текст_20_програми"><text:s text:c="8"/>socklen_t *restrict optlen);</text:p>
      <text:p text:style-name="Шаблон_3a__20_Текст_20_програми">int setsockopt(int sockfd, int level, int optname, const void *optval,</text:p>
      <text:p text:style-name="Шаблон_3a__20_Текст_20_програми"><text:s text:c="8"/>socklen_t optlen);</text:p>
      <text:p text:style-name="Шаблон_3a__20_Текст_20_програми"/>
      <text:p text:style-name="P22"><text:soft-page-break/>Аргумент <text:span text:style-name="Шаблон_3a__20_Ідентифікатор">sockfd</text:span> – це дескриптор файлу, з яким має бути асоційований сокет, для якого застосовується системний виклик. Аргумент <text:span text:style-name="Шаблон_3a__20_Ідентифікатор">level</text:span> визначає рівень на якому опція <text:span text:style-name="T66">має застосовуватися</text:span>. Аргумент <text:span text:style-name="Шаблон_3a__20_Ідентифікатор">optname</text:span> визначає опцію.</text:p>
      <text:p text:style-name="P21">Системний виклик <text:span text:style-name="Шаблон_3a__20_Ідентифікатор">getsockopt()</text:span> копіює поточне значення вказаної опції в об’єкт, на який вказує аргумент <text:span text:style-name="Шаблон_3a__20_Ідентифікатор">optval</text:span>. Об’єкт, на який вказує аргумент <text:span text:style-name="Шаблон_3a__20_Ідентифікатор">optlen</text:span>, має містити розмір об’єкта, на який вказує аргумент <text:span text:style-name="Шаблон_3a__20_Ідентифікатор">optval</text:span>. Якщо розмір значення опції більший, ніж вказаний розмір, тоді копіюється частина значення опції. <text:span text:style-name="T51">Кількість скопійованих байт значення опції записується в</text:span> об’єкт, на який вказує аргумент <text:span text:style-name="Шаблон_3a__20_Ідентифікатор">optlen</text:span>. <text:span text:style-name="T51">Тобто недостатній розмір об’єкта для отримання значення опції не призводить до помилки.</text:span></text:p>
      <text:p text:style-name="P23">Системний виклик <text:span text:style-name="Шаблон_3a__20_Ідентифікатор">setsockopt()</text:span> змінює значення вказаної опції. Сенс аргументу <text:span text:style-name="Шаблон_3a__20_Ідентифікатор">optval</text:span> такий самий, як у <text:span text:style-name="Шаблон_3a__20_Ідентифікатор">getsockopt()</text:span>. Аргумент <text:span text:style-name="Шаблон_3a__20_Ідентифікатор">optlen</text:span> має дорівнювати розміру об’єкта, на який вказує аргумент <text:span text:style-name="Шаблон_3a__20_Ідентифікатор">optval</text:span>.</text:p>
      <text:p text:style-name="P24">Далі, якщо не вказано інше, тоді об’єкт зі значенням опції має мати тип <text:span text:style-name="Шаблон_3a__20_Ідентифікатор">int</text:span>. Якщо опці<text:span text:style-name="T49">я</text:span> булева, тоді ненульове значення опції позначає увімкнену опцію, нульове значення опції позначає вимкнену опцію.</text:p>
      <text:p text:style-name="P24"><text:soft-page-break/><text:span text:style-name="T89">POSIX визначає такі опції для сокета на</text:span><text:span text:style-name="T49"> рівні </text:span><text:span text:style-name="Шаблон_3a__20_Ідентифікатор"><text:span text:style-name="T49">SOL_SOCKET</text:span></text:span><text:span text:style-name="T49">. </text:span><text:span text:style-name="T89">Цей рівень та опції визначені в </text:span><text:span text:style-name="Шаблон_3a__20_Ідентифікатор"><text:span text:style-name="T89">&lt;sys/socket.h&gt;</text:span></text:span><text:span text:style-name="T89">. Реалізація може мати додаткові опції на цьому рівні також.</text:span></text:p>
      <text:list text:style-name="L2">
        <text:list-item>
          <text:p text:style-name="P75"><text:span text:style-name="T46">О</text:span>пція <text:span text:style-name="Шаблон_3a__20_Ідентифікатор">SO_ACCEPTCONN</text:span> встановлена для сокета, якщо цей сокет може приймати з’єднання. <text:span text:style-name="T63">Ця опція має використовуватися в </text:span><text:span text:style-name="Шаблон_3a__20_Ідентифікатор"><text:span text:style-name="T63">getsockopt()</text:span></text:span><text:span text:style-name="T63">. </text:span>Ця опція не має типового значення.</text:p>
        </text:list-item>
        <text:list-item>
          <text:p text:style-name="P76">Опція <text:span text:style-name="Шаблон_3a__20_Ідентифікатор">SO_BROADCAST</text:span> вмикає дозвіл на відправлення широкомовних датаграм для сокета. Ця опція може бути застосована тільки для датаграмних сокетів (<text:span text:style-name="T54">тип сокета </text:span><text:span text:style-name="T88">має бути</text:span><text:span text:style-name="T54"> </text:span><text:span text:style-name="Шаблон_3a__20_Ідентифікатор">SOCK_DGRAM</text:span>). Ця опція вимкнена, як усталено.</text:p>
        </text:list-item>
        <text:list-item>
          <text:p text:style-name="P78">Опція <text:span text:style-name="Шаблон_3a__20_Ідентифікатор">SO_DEBUG</text:span> вмикає режим налагодження в реалізації для сокета. Семантика режиму налагодження визначає реалізація. Ця опція вимкнена, як усталено.</text:p>
        </text:list-item>
        <text:list-item>
          <text:p text:style-name="P77"><text:span text:style-name="T53">Опція </text:span><text:span text:style-name="Шаблон_3a__20_Ідентифікатор">SO_DONTROUTE</text:span> <text:span text:style-name="T53">вимикає стандартну маршрутизацію для відправлених повідомлень для сокета. Відповідно адреса отримувача відправленого повідомлення має бути в мережі, яка напряму досяжна з системи. Чи буде підтримуватися ця опція і як буде вибиратися мережевий інтерфейс для </text:span><text:soft-page-break/><text:span text:style-name="T53">спрямування повідомлення залежить від мережевого протоколу. Підтримування цієї опції залежить від реалізації. </text:span>Ця опція вимкнена, як усталено.</text:p>
        </text:list-item>
        <text:list-item>
          <text:p text:style-name="P80">Опція <text:span text:style-name="Шаблон_3a__20_Ідентифікатор">SO_ERROR</text:span> повертає та скидає інформацію про поточну помилку <text:span text:style-name="T55">в</text:span> сокет<text:span text:style-name="T55">і</text:span>. <text:span text:style-name="T63">Ця опція має використовуватися в </text:span><text:span text:style-name="Шаблон_3a__20_Ідентифікатор"><text:span text:style-name="T63">getsockopt()</text:span></text:span><text:span text:style-name="T63">.</text:span> Якщо поточне значення опції нуль, тоді сокет не має помилки. <text:span text:style-name="T55">Отримання значення цієї опції може бути застосовано для перевірки асинхронних помилок в сокеті. </text:span><text:span text:style-name="T50">Ця опція не має типового значення.</text:span></text:p>
        </text:list-item>
        <text:list-item>
          <text:p text:style-name="P81">Опція <text:span text:style-name="Шаблон_3a__20_Ідентифікатор">SO_KEEPALIVE</text:span> вмикає періодичне відправлення повідомлень (що це за повідомлення визначає мережевий протокол) для перевірки мережевого з’єднання, асоційованого з сокетом. Якщо відправлення повідомлення завершиться помилкою, тоді для сокета буде встановлена відповідна помилка. <text:span text:style-name="T52">Ця опція вимкнена, як усталено.</text:span></text:p>
        </text:list-item>
        <text:list-item>
          <text:p text:style-name="P82"><text:span text:style-name="T63">Значення о</text:span><text:span text:style-name="T56">пці</text:span><text:span text:style-name="T63">ї</text:span><text:span text:style-name="T56"> </text:span><text:span text:style-name="Шаблон_3a__20_Ідентифікатор"><text:span text:style-name="T56">SO_LINGER</text:span></text:span><text:span text:style-name="T56"> </text:span><text:span text:style-name="T58">(</text:span><text:span text:style-name="T67">перекладається, як </text:span><text:span text:style-name="T58">«затриматис</text:span><text:span text:style-name="T59">ь</text:span><text:span text:style-name="T58">») </text:span><text:span text:style-name="T56">визначає семантику виконання системного виклику </text:span><text:span text:style-name="Шаблон_3a__20_Ідентифікатор"><text:span text:style-name="T56">close()</text:span></text:span><text:span text:style-name="T56"> застосованого для сокета, </text:span><text:span text:style-name="T61">якщо сокет не асоційований з жодним іншим дескриптором файлу</text:span><text:span text:style-name="T56">. </text:span><text:soft-page-break/><text:span text:style-name="T56">Семантика впливає </text:span><text:span text:style-name="T61">на </text:span><text:span text:style-name="T56">дан</text:span><text:span text:style-name="T61">і</text:span><text:span text:style-name="T56">, які містяться в буфері даних на відправлення, та </text:span><text:span text:style-name="T61">на </text:span><text:span text:style-name="T56">умов</text:span><text:span text:style-name="T61">у</text:span><text:span text:style-name="T56"> завершення виконання </text:span><text:span text:style-name="Шаблон_3a__20_Ідентифікатор"><text:span text:style-name="T56">close()</text:span></text:span><text:span text:style-name="T56">. </text:span><text:span text:style-name="T57">Ця семантика залежить від мережевого протоколу. </text:span><text:span text:style-name="T58">Значення цієї опції вказується в об’єкті типу </text:span><text:span text:style-name="Шаблон_3a__20_Ідентифікатор"><text:span text:style-name="T58">struct linger</text:span></text:span><text:span text:style-name="T58">. У </text:span><text:span text:style-name="Шаблон_3a__20_Ідентифікатор"><text:span text:style-name="T58">struct linger</text:span></text:span><text:span text:style-name="T58"> є принаймні такі поля: </text:span><text:span text:style-name="Шаблон_3a__20_Ідентифікатор"><text:span text:style-name="T58">int l_onoff</text:span></text:span><text:span text:style-name="T58"> </text:span><text:span text:style-name="T60">(якщо нуль, тоді ця опція вимкнена, якщо не нуль, тоді ця опція увімкнена), </text:span><text:span text:style-name="Шаблон_3a__20_Ідентифікатор"><text:span text:style-name="T60">int l_linger</text:span></text:span><text:span text:style-name="T60"> (</text:span><text:span text:style-name="T64">проміжок </text:span><text:span text:style-name="T60">час</text:span><text:span text:style-name="T64">у</text:span><text:span text:style-name="T60"> </text:span><text:span text:style-name="T64">в</text:span><text:span text:style-name="T60"> секундах). </text:span><text:span text:style-name="T61">Типове значення цієї опції дорівнює нулям у полях </text:span><text:span text:style-name="Шаблон_3a__20_Ідентифікатор"><text:span text:style-name="T61">l_onoff</text:span></text:span><text:span text:style-name="T61"> та </text:span><text:span text:style-name="Шаблон_3a__20_Ідентифікатор"><text:span text:style-name="T61">l_linger</text:span></text:span><text:span text:style-name="T61">, тобто ця опція вимкнена.</text:span></text:p>
        </text:list-item>
        <text:list-item>
          <text:p text:style-name="P83">Опція <text:span text:style-name="Шаблон_3a__20_Ідентифікатор">SO_OOBINLINE</text:span> вказує додавати отримані out-of-band дані до звичайних даних. Ця опція має сенс тільки для протоколів, які підтримуються out-of-band дані. <text:span text:style-name="T52">Ця опція вимкнена, як усталено.</text:span></text:p>
        </text:list-item>
        <text:list-item>
          <text:p text:style-name="P79">Значення опцій <text:span text:style-name="Шаблон_3a__20_Ідентифікатор">SO_RCVBUF</text:span> та <text:span text:style-name="Шаблон_3a__20_Ідентифікатор">SO_SNDBUF</text:span> визначають розмір буфера отриманих даних та розмір буфера даних на відправлення сокета відповідно. <text:span text:style-name="T62">Ці опції мають типові значення, які залежать від реалізації.</text:span></text:p>
        </text:list-item>
        <text:list-item>
          <text:p text:style-name="P84">Значення опції <text:span text:style-name="Шаблон_3a__20_Ідентифікатор">SO_RCVLOWAT</text:span> <text:span text:style-name="T76">(«receive low water mark») </text:span><text:span text:style-name="T65">визначає </text:span><text:span text:style-name="T66">мінімальну кількість байтів, як</text:span><text:span text:style-name="T70">а опрацьовується </text:span><text:span text:style-name="T68">в разі читання даних із сокета. </text:span><text:span text:style-name="T69">Системний виклик </text:span><text:span text:style-name="Шаблон_3a__20_Ідентифікатор"><text:span text:style-name="T69">read()</text:span></text:span><text:span text:style-name="T69">, застосований для сокета, блокується, поки не буде </text:span><text:soft-page-break/><text:span text:style-name="T69">отримано </text:span><text:span text:style-name="T73">менш</text:span><text:span text:style-name="T166">у кількість байтів із</text:span><text:span text:style-name="T73"> кількість байтів,</text:span><text:span text:style-name="T69"> вказаної </text:span><text:span text:style-name="T167">в</text:span><text:span text:style-name="T71"> його аргументі,</text:span><text:span text:style-name="T69"> або значення цієї опції. </text:span><text:span text:style-name="T70">Значення цієї опції визначає ознаку готовності сокета для читання в мультиплексуванні введення-виведення. </text:span><text:span text:style-name="T71">М</text:span><text:span text:style-name="T68">енша кількість байтів </text:span><text:span text:style-name="T71">може </text:span><text:span text:style-name="T68">повер</text:span><text:span text:style-name="T71">нутися</text:span><text:span text:style-name="T68"> в разі помилки, отримання сигналу, отримання іншого типу даних у мережевому з’єднанні. </text:span><text:span text:style-name="T72">Типове значення цієї опції </text:span><text:span text:style-name="Шаблон_3a__20_Ідентифікатор"><text:span text:style-name="T72">1</text:span></text:span><text:span text:style-name="T72"> байт. </text:span><text:span text:style-name="T74">Можливість встановлення значення цієї опції залежить від реалізації.</text:span></text:p>
        </text:list-item>
        <text:list-item>
          <text:p text:style-name="P85"><text:span text:style-name="T76">Значення опцій </text:span><text:span text:style-name="Шаблон_3a__20_Ідентифікатор">SO_RCVTIMEO</text:span> <text:span text:style-name="T76">та </text:span><text:span text:style-name="Шаблон_3a__20_Ідентифікатор">SO_SNDTIMEO</text:span> <text:span text:style-name="T76">визначають тайм-аути для отримання та відправлення даних для сокета відповідно. </text:span><text:span text:style-name="T58">Значення цієї опції вказується в об’єкті типу </text:span><text:span text:style-name="Шаблон_3a__20_Ідентифікатор"><text:span text:style-name="T58">struct </text:span></text:span><text:span text:style-name="Шаблон_3a__20_Ідентифікатор"><text:span text:style-name="T78">timeval</text:span></text:span><text:span text:style-name="T58">. У </text:span><text:span text:style-name="Шаблон_3a__20_Ідентифікатор"><text:span text:style-name="T58">struct </text:span></text:span><text:span text:style-name="Шаблон_3a__20_Ідентифікатор"><text:span text:style-name="T78">timeval</text:span></text:span><text:span text:style-name="T58"> є принаймні такі поля: </text:span><text:span text:style-name="Шаблон_3a__20_Ідентифікатор"><text:span text:style-name="T58">time_t tv_sec</text:span></text:span><text:span text:style-name="T58"> (секунди), </text:span><text:span text:style-name="Шаблон_3a__20_Ідентифікатор"><text:span text:style-name="T58">suseconds_t tv_usec</text:span></text:span><text:span text:style-name="T58"> (знаковий </text:span>цілочисельний тип достатній для збереження значень у діапазоні [<text:span text:style-name="Шаблон_3a__20_Ідентифікатор">-1</text:span>, <text:span text:style-name="Шаблон_3a__20_Ідентифікатор">1000000</text:span>], мікросекунди). <text:span text:style-name="T81">Якщо системний виклик </text:span><text:span text:style-name="Шаблон_3a__20_Ідентифікатор"><text:span text:style-name="T81">read()</text:span></text:span><text:span text:style-name="T81"> або </text:span><text:span text:style-name="Шаблон_3a__20_Ідентифікатор"><text:span text:style-name="T81">write()</text:span></text:span><text:span text:style-name="T81"> застосований для сокета блокується довше, ніж вказаний тайм-аут, тоді цей системний виклик виконується частково </text:span><text:span text:style-name="T82">(прочита</text:span><text:span text:style-name="T83">є</text:span><text:span text:style-name="T82"> або запи</text:span><text:span text:style-name="T83">ше</text:span><text:span text:style-name="T82"> менше байтів, ніж вказано в аргументі) </text:span><text:span text:style-name="T81">або завершується з помилкою </text:span><text:span text:style-name="Шаблон_3a__20_Ідентифікатор"><text:span text:style-name="T81">EAGAIN</text:span></text:span><text:span text:style-name="T81"> або </text:span><text:span text:style-name="Шаблон_3a__20_Ідентифікатор"><text:span text:style-name="T81">EWOULDBLOCK</text:span></text:span><text:span text:style-name="T81"> </text:span><text:span text:style-name="T84">(нічого не було прочитано або записано).</text:span><text:span text:style-name="T81"> </text:span><text:span text:style-name="T85">Настання тайм-ауту через встановлену опцію </text:span><text:span text:style-name="Шаблон_3a__20_Ідентифікатор">SO_RCVTIMEO</text:span> <text:span text:style-name="T85">або</text:span><text:span text:style-name="T76"> </text:span><text:soft-page-break/><text:span text:style-name="Шаблон_3a__20_Ідентифікатор">SO_SNDTIMEO</text:span> <text:span text:style-name="T85">під час виконання </text:span><text:span text:style-name="Шаблон_3a__20_Ідентифікатор"><text:span text:style-name="T85">read()</text:span></text:span><text:span text:style-name="T85"> або </text:span><text:span text:style-name="Шаблон_3a__20_Ідентифікатор"><text:span text:style-name="T85">write()</text:span></text:span><text:span text:style-name="T85"> ніяк не впливає на з’єднання. </text:span><text:span text:style-name="T72">Типов</text:span><text:span text:style-name="T79">і</text:span><text:span text:style-name="T72"> значення ц</text:span><text:span text:style-name="T79">их</text:span><text:span text:style-name="T72"> опці</text:span><text:span text:style-name="T79">й нуль секунд та нуль мікросекунд, що позначає відсутність тайм-ауту</text:span><text:span text:style-name="T72">. </text:span><text:span text:style-name="T74">Можливість встановлення значен</text:span><text:span text:style-name="T80">ь </text:span><text:span text:style-name="T74">ц</text:span><text:span text:style-name="T80">их</text:span><text:span text:style-name="T74"> опці</text:span><text:span text:style-name="T80">й</text:span><text:span text:style-name="T74"> залежить від реалізації.</text:span></text:p>
        </text:list-item>
        <text:list-item>
          <text:p text:style-name="P86">Опція <text:span text:style-name="Шаблон_3a__20_Ідентифікатор">SO_REUSEADDR</text:span> вказує дозволити повторне призначення адреси сокету. <text:span text:style-name="T75">Семантика застосування цієї опції залежить від мережевого протоколу. </text:span><text:span text:style-name="T47">Ця опція вимкнена, як усталено.</text:span></text:p>
        </text:list-item>
        <text:list-item>
          <text:p text:style-name="P87">Значення опції <text:span text:style-name="Шаблон_3a__20_Ідентифікатор">SO_SNDLOWAT</text:span> <text:span text:style-name="T76">(«send low water mark») </text:span>визначає мінімальну кількість байтів, яка опрацьовується в разі записи даних у сокет. <text:span text:style-name="T73">Системний виклик </text:span><text:span text:style-name="Шаблон_3a__20_Ідентифікатор"><text:span text:style-name="T73">write()</text:span></text:span><text:span text:style-name="T73">, застосований для сокета, блокується, поки не буде можливості відправити меншу </text:span><text:span text:style-name="T167">кількість байтів із </text:span><text:span text:style-name="T73">кількість байтів, вказаної </text:span><text:span text:style-name="T167">в</text:span><text:span text:style-name="T73"> його аргументі, або значення цієї опції. </text:span><text:span text:style-name="T70">Значення цієї опції визначає ознаку готовності сокета для </text:span><text:span text:style-name="T74">запису</text:span><text:span text:style-name="T70"> в мультиплексуванні введення-виведення. </text:span><text:span text:style-name="T72">Типове значення цієї опції </text:span><text:span text:style-name="T74">залежить від реалізації</text:span><text:span text:style-name="T72">. </text:span><text:span text:style-name="T74">Можливість встановлення значення цієї опції залежить від реалізації.</text:span></text:p>
        </text:list-item>
        <text:list-item>
          <text:p text:style-name="P88"><text:soft-page-break/>Значення опції <text:span text:style-name="Шаблон_3a__20_Ідентифікатор">SO_TYPE</text:span> дорівнює типу сокета (<text:span text:style-name="T86">тип сокета, який вказується в </text:span><text:span text:style-name="Шаблон_3a__20_Ідентифікатор"><text:span text:style-name="T86">socket()</text:span></text:span>). <text:span text:style-name="T63">Ця опція має використовуватися в </text:span><text:span text:style-name="Шаблон_3a__20_Ідентифікатор"><text:span text:style-name="T63">getsockopt()</text:span></text:span><text:span text:style-name="T63">. </text:span>Програма <text:span text:style-name="T49">користувача </text:span>використовуючи <text:span text:style-name="Шаблон_3a__20_Ідентифікатор">fstat()</text:span> та <text:span text:style-name="Шаблон_3a__20_Ідентифікатор">getsockopt()</text:span>, може отримати інформацію про сокет, <text:span text:style-name="T47">асоційован</text:span><text:span text:style-name="T49">ий</text:span><text:span text:style-name="T47"> з дескриптором файлу</text:span>. <text:span text:style-name="T50">Ця опція не має типового значення.</text:span></text:p>
        </text:list-item>
      </text:list>
      <text:p text:style-name="P26">POSIX нічого не визначає щодо значень опцій сокета, асоційованого з дескриптором файлу, який повертає <text:span text:style-name="Шаблон_3a__20_Ідентифікатор">accept()</text:span>, але зазвичай цей сокет успадковує значення опцій сокета, який був вказаний у його аргументі <text:span text:style-name="T87">(сокет, для якого був застосований </text:span><text:span text:style-name="Шаблон_3a__20_Ідентифікатор"><text:span text:style-name="T87">listen()</text:span></text:span><text:span text:style-name="T87">)</text:span>.</text:p>
      <text:p text:style-name="P47">Опція <text:span text:style-name="Шаблон_3a__20_Ідентифікатор"><text:span text:style-name="T77">SO_KEEPALIVE</text:span></text:span><text:span text:style-name="T77"> </text:span>застосована для TCP-сокета<text:span text:style-name="T77"> </text:span>вмикає <text:span text:style-name="T77">періодичне відправлення повідомлень для перевірки мережевого з’єднання, асоційованого з сокетом. </text:span>Проміжок часу відправлення періодичних відправлень повідомлень визначає реалізація, але перший keep-alive сегмент <text:span text:style-name="T196">рекомендовано відправити </text:span>не раніше, ніж через дві години неактивності <text:span text:style-name="T196">TCP-</text:span>з’єднання.</text:p>
      <text:p text:style-name="P27">Опція <text:span text:style-name="Шаблон_3a__20_Ідентифікатор">SO_RCVBUF</text:span> має застосовуватися для TCP-сокета до застосування для цього сокета системного виклику <text:span text:style-name="Шаблон_3a__20_Ідентифікатор">connect()</text:span> або <text:span text:style-name="Шаблон_3a__20_Ідентифікатор">listen()</text:span>. Це пов’язано з тим, що опція <text:soft-page-break/>масштабування вікна в TCP вказується в сегменті з прапорцем SYN, тобто під час встановлення з’єднання.</text:p>
      <text:p text:style-name="P25"><text:span text:style-name="T50">Результат застосування </text:span><text:span text:style-name="Шаблон_3a__20_Ідентифікатор"><text:span text:style-name="T50">setsockopt()</text:span></text:span><text:span text:style-name="T50"> з опціями </text:span><text:span text:style-name="Шаблон_3a__20_Ідентифікатор"><text:span text:style-name="T50">SO_ACCEPTCONN</text:span></text:span><text:span text:style-name="T50">, </text:span><text:span text:style-name="Шаблон_3a__20_Ідентифікатор"><text:span text:style-name="T50">SO_ERROR</text:span></text:span><text:span text:style-name="T50"> </text:span><text:span text:style-name="T48">та</text:span><text:span text:style-name="T50"> </text:span><text:span text:style-name="Шаблон_3a__20_Ідентифікатор"><text:span text:style-name="T50">SO_TYPE</text:span></text:span><text:span text:style-name="T50"> для сокета </text:span><text:span text:style-name="T89">на рівні </text:span><text:span text:style-name="Шаблон_3a__20_Ідентифікатор"><text:span text:style-name="T89">SOL_SOCKET</text:span></text:span><text:span text:style-name="T50"> не специфіковано.</text:span></text:p>
      <text:p text:style-name="P25"><text:span text:style-name="T152">Семантика застосування опцій </text:span><text:span text:style-name="Шаблон_3a__20_Ідентифікатор"><text:span text:style-name="T152">SO_LINGER</text:span></text:span><text:span text:style-name="T152">, </text:span><text:span text:style-name="Шаблон_3a__20_Ідентифікатор"><text:span text:style-name="T152">SO_OOBINLINE</text:span></text:span><text:span text:style-name="T152"> та </text:span><text:span text:style-name="Шаблон_3a__20_Ідентифікатор"><text:span text:style-name="T152">SO_REUSEADDR</text:span></text:span><text:span text:style-name="T152"> для TCP-сокета пояснюється далі. Семантика застосування опцій </text:span><text:span text:style-name="Шаблон_3a__20_Ідентифікатор"><text:span text:style-name="T152">SO_RCVLOWAT</text:span></text:span><text:span text:style-name="T152"> та </text:span><text:span text:style-name="Шаблон_3a__20_Ідентифікатор"><text:span text:style-name="T152">SO_SNDLOWAT</text:span></text:span><text:span text:style-name="T152"> для TCP-сокета пояснюється в наступній лекції.</text:span></text:p>
      <text:p text:style-name="P48">Семантика застосування деяких опцій для UDP-сокетів та SCTP-сокетів пояснюється у відповідних лекціях про ці <text:span text:style-name="T153">транспортні протоколи</text:span>.</text:p>
      <text:p text:style-name="P24"><text:span text:style-name="T89">POSIX визначає такі опції для сокета на</text:span><text:span text:style-name="T49"> рівні </text:span><text:span text:style-name="Шаблон_3a__20_Ідентифікатор"><text:span text:style-name="T49">IPPROTO_TCP</text:span></text:span><text:span text:style-name="T49">. </text:span><text:span text:style-name="T89">Цей рівень та опції визначені в </text:span><text:span text:style-name="Шаблон_3a__20_Ідентифікатор"><text:span text:style-name="T89">&lt;netinet/in.h&gt;</text:span></text:span><text:span text:style-name="T89">. Реалізація може мати додаткові опції на цьому рівні також.</text:span></text:p>
      <text:list text:style-name="L3">
        <text:list-item>
          <text:p text:style-name="P89"><text:span text:style-name="T90">Опція </text:span><text:span text:style-name="Шаблон_3a__20_Ідентифікатор"><text:span text:style-name="T90">TCP_NODELAY</text:span></text:span><text:span text:style-name="T90"> запобігає об’єднанню </text:span><text:span text:style-name="T136">даних,</text:span><text:span text:style-name="T90"> </text:span><text:span text:style-name="T136">які містяться в буфері даних TCP-сокета на відправлення, </text:span><text:span text:style-name="T92">для відправлення </text:span><text:span text:style-name="T136">їх </text:span><text:span text:style-name="T92">в одному </text:span><text:span text:style-name="T135">TCP-</text:span><text:span text:style-name="T92">сегменті</text:span><text:span text:style-name="T90">. </text:span><text:soft-page-break/><text:span text:style-name="T90">Реалізація не має підтримувати застосування </text:span><text:span text:style-name="Шаблон_3a__20_Ідентифікатор"><text:span text:style-name="T90">getsockopt()</text:span></text:span><text:span text:style-name="T90"> та </text:span><text:span text:style-name="Шаблон_3a__20_Ідентифікатор"><text:span text:style-name="T90">setsockopt()</text:span></text:span><text:span text:style-name="T90"> з цією опцією. </text:span><text:span text:style-name="T52">Ця опція вимкнена, як усталено.</text:span></text:p>
        </text:list-item>
      </text:list>
      <text:p text:style-name="P30"><text:span text:style-name="T95">Сторона</text:span><text:span text:style-name="T92"> TCP-</text:span><text:span text:style-name="T95">з’єднання</text:span><text:span text:style-name="T92"> може не відправляти нові дані, якщо не були підтверджені раніше відправлені дані. У такий спосіб зменшується кількість відправлених сегментів. </text:span><text:span text:style-name="T95">Інша сторона</text:span> TCP-<text:span text:style-name="T95">з’єднання</text:span><text:span text:style-name="T92"> може затримувати відправлення </text:span>сегмента з прапорцем ACK (підтвердження), для відправлення його з іншими даними, які ще можуть бути відправлені невдовзі в це з’єднання. Якщо інша сторона TCP-з’єднання не відправляє дані, тоді відправлення підтвердження затримується, відповідно відправлення нового сегменту іншій стороні TCP-з’єднання також затримується.</text:p>
      <text:p text:style-name="P31">Опцію <text:span text:style-name="Шаблон_3a__20_Ідентифікатор"><text:span text:style-name="T90">TCP_NODELAY</text:span></text:span> є сенс застосовувати для TCP-сокета, який використовується для відправлення даних, які мають відношення до чогось інтерактивного. <text:span text:style-name="T93">Якщо TCP-сокет використовується для відправлення даних, які мають формат деякого протоколу рівня застосунку (заголовки та дані), тоді програмі користувача є сенс відправляти дані в одному виклику </text:span><text:span text:style-name="Шаблон_3a__20_Ідентифікатор"><text:span text:style-name="T93">write()</text:span></text:span><text:span text:style-name="T93"> (</text:span><text:span text:style-name="T94">програма користувача має об’єднати</text:span><text:span text:style-name="T93"> вміст заголовк</text:span><text:span text:style-name="T94">а</text:span><text:span text:style-name="T93"> та даних в одному буфері) або </text:span><text:span text:style-name="Шаблон_3a__20_Ідентифікатор"><text:span text:style-name="T93">writev()</text:span></text:span><text:span text:style-name="T93"> (вміст заголовка та даних можуть бути в різних буферах, ядро об’єднає </text:span><text:soft-page-break/><text:span text:style-name="T93">їхній вміст), </text:span><text:span text:style-name="T96">щоб сторона TCP-з’єднання відразу розуміла скільки даних треба відправити</text:span><text:span text:style-name="T93">.</text:span></text:p>
      <text:p text:style-name="P67">POSIX визначає декілька опцій для сокета на рівні <text:span text:style-name="Шаблон_3a__20_Ідентифікатор">IPPROTO_IPV6</text:span>. <text:span text:style-name="T89">Цей рівень та опції визначені в </text:span><text:span text:style-name="Шаблон_3a__20_Ідентифікатор"><text:span text:style-name="T89">&lt;netinet/in.h&gt;</text:span></text:span><text:span text:style-name="T89">.</text:span> Використання цих опцій поза тем лекцій.</text:p>
      <text:p text:style-name="P41">Призначення адреси сокету, частина 2</text:p>
      <text:p text:style-name="P43">Призначення адреси TCP-сокету, коли програма користувача запитує ядро призначити сокету вільний номер порту (програма вказує нульовий номер порту в структурі адреси сокета в <text:span text:style-name="Шаблон_3a__20_Ідентифікатор">bind()</text:span>), працює завжди (якщо буде вільний номер порту з відповідного діапазону номерів портів і якщо в ядра буде достатньо ресурсів для цього призначення). Якщо програма користувача вказує конкретний номер порту в структурі адреси сокета для призначення TCP-сокету (програма вказує не нульовий номер порту в структурі адреси сокета в <text:span text:style-name="Шаблон_3a__20_Ідентифікатор">bind()</text:span>), тоді є особливості, якщо є інший TCP-сокет в системі з таким самим номером порту. Ці особливості обумовлені питаннями <text:span text:style-name="T154">коректності реалізації TCP та питаннями </text:span>безпеки.</text:p>
      <text:p text:style-name="P43">Вплинути на систему під час призначення адреси TCP-сокету можна опцією <text:span text:style-name="Шаблон_3a__20_Ідентифікатор">SO_REUSEADDR</text:span> у <text:span text:style-name="Шаблон_3a__20_Ідентифікатор">setsockopt()</text:span>. POSIX не визначає семантику застосування цієї опції для TCP-сокетів. Далі навод<text:span text:style-name="T154">и</text:span>ться <text:span text:style-name="T154">семантика</text:span> застосування опції <text:span text:style-name="Шаблон_3a__20_Ідентифікатор">SO_REUSEADDR</text:span> для TCP-сокетів у реалізаціях.</text:p>
      <text:list text:style-name="L4">
        <text:list-item>
          <text:p text:style-name="P90"><text:soft-page-break/>Опція <text:span text:style-name="Шаблон_3a__20_Ідентифікатор">SO_REUSEADDR</text:span>, застосована для TCP-сокета, дозволяє призначити сокету <text:span text:style-name="T183">IP адресу та</text:span> номер порту, якщо <text:span text:style-name="T183">вже </text:span>є TCP-з’єднання, <text:span text:style-name="T183">в якому</text:span> використову<text:span text:style-name="T183">ються</text:span> ц<text:span text:style-name="T183">і IP адреса та</text:span> номер порту.</text:p>
          <text:p text:style-name="P92">Кожне TCP-з’єднання ідентифікується IP адресою та номером порту одної сторони з’єднання та IP адресою та номером порту іншої сторони з’єднання. Не можна створити TCP-з’єднання між сторонами з тими самими IP адресами <text:span text:style-name="T184">та</text:span> т<text:span text:style-name="T184">ими</text:span> сам<text:span text:style-name="T184">ими</text:span> номер<text:span text:style-name="T184">ами</text:span> портів, оскільки реалізація не зможе визначити до якого з’єднання належить отриманий сегмент. Наявне TCP-з’єднання може мати будь-який стан, <text:span text:style-name="T184">може мати стан TIME_WAIT також, тобто з’єднання може бути завершено (реалізація чекає на повторно відправлений сегмент з прапорцем FIN та на дубльовані сегменти, які вже були підтверджені раніше)</text:span>.</text:p>
          <text:p text:style-name="P92">Системи зазвичай мають більш строгі вимоги вимоги та не дозволяють призначити TCP-сокету IP адресу та номер порту, якщо вже є TCP-з’єднання, в якому використовуються ці IP адреса та номер порту, незалежно від того як буде використовуватися цей сокет (для активного відкриття або <text:span text:style-name="T187">для </text:span>пасивного відкриття TCP-з’єднання).</text:p>
          <text:p text:style-name="P91"><text:soft-page-break/>Типові сценарії такі. <text:span text:style-name="T143">С</text:span>ервер приймає TCP-з’єднання від клієнта, <text:span text:style-name="T144">це з’єднання</text:span> опрацьовується в дочірньому процесі <text:span text:style-name="T144">(наприклад, його стан буде ESTABLISHED)</text:span>, оригінальний процес сервера завершує своє виконання, сервер запускається знову. <text:span text:style-name="T143">С</text:span>ервер прийм<text:span text:style-name="T144">ає</text:span> TCP-з’єднання, працю<text:span text:style-name="T144">є</text:span> з цим з’єднанням, <text:span text:style-name="T184">активно </text:span>заверш<text:span text:style-name="T144">ує</text:span> <text:span text:style-name="T144">це</text:span> з’єднання <text:span text:style-name="T144">(наприклад, його стан буде TIME_WAIT)</text:span>, заверш<text:span text:style-name="T144">ує</text:span> своє виконання, сервер запускається знову. <text:span text:style-name="T145">У цих двох сценаріях є TCP-з’єднання, в якому використовується певн</text:span><text:span text:style-name="T183">і IP адреса та </text:span><text:span text:style-name="T145">номер порту. </text:span><text:span text:style-name="T137">Якщо опція </text:span><text:span text:style-name="Шаблон_3a__20_Ідентифікатор"><text:span text:style-name="T137">SO_REUSEADDR</text:span></text:span><text:span text:style-name="T137"> н</text:span><text:span text:style-name="T138">е</text:span><text:span text:style-name="T137"> застосована, тоді в цих сценаріях сервер не </text:span><text:span text:style-name="T144">з</text:span><text:span text:style-name="T137">може призначити своєму </text:span><text:span text:style-name="T143">TCP-</text:span><text:span text:style-name="T137">сокету </text:span><text:span text:style-name="T184">IP адресу та </text:span><text:span text:style-name="T143">номер порту</text:span><text:span text:style-name="T137">, як</text:span><text:span text:style-name="T184">і</text:span><text:span text:style-name="T143"> </text:span><text:span text:style-name="T184">ще використовується в наявному TCP-з’єднанні </text:span><text:span text:style-name="T185">(стан цього з’єднання може бути будь-яким)</text:span><text:span text:style-name="T137">. </text:span><text:span text:style-name="T186">Системний виклик </text:span><text:span text:style-name="Шаблон_3a__20_Ідентифікатор"><text:span text:style-name="T186">bind()</text:span></text:span><text:span text:style-name="T186"> буде завершено з помилкою </text:span><text:span text:style-name="Шаблон_3a__20_Ідентифікатор"><text:span text:style-name="T186">EADDRINUSE</text:span></text:span><text:span text:style-name="T186">.</text:span></text:p>
          <text:p text:style-name="P91"><text:span text:style-name="T184">У цих сценаріях замість сервера, </text:span><text:span text:style-name="T185">який не можна запустити повторно,</text:span><text:span text:style-name="T184"> може бути </text:span><text:span text:style-name="T185">новий </text:span><text:span text:style-name="T184">клієнт, який не може призначити своєму TCP-сокету конкретну IP адресу та номер порту, якщо вже є завершене TCP-з’єднання з тими самими IP адресою та номером порту. </text:span><text:span text:style-name="T188">Якщо клієнт спробує активно відкрити TCP-з’єднання і якщо це з’єднання буде мати такі самі IP адреси та номери </text:span><text:soft-page-break/><text:span text:style-name="T188">портів як наявне </text:span><text:span text:style-name="T189">TCP-</text:span><text:span text:style-name="T188">з’єднання, тоді системний виклик </text:span><text:span text:style-name="Шаблон_3a__20_Ідентифікатор"><text:span text:style-name="T188">connect()</text:span></text:span><text:span text:style-name="T188"> буде завершено з помилкою </text:span><text:span text:style-name="Шаблон_3a__20_Ідентифікатор"><text:span text:style-name="T188">EADDRINUSE</text:span></text:span><text:span text:style-name="T188">. </text:span><text:span text:style-name="T185">Зазвичай клієнт запитує ядро призначити вільний номер порту для свого TCP-сокет</text:span><text:span text:style-name="T189">а</text:span><text:span text:style-name="T185">, тому на стороні клієнта </text:span><text:span text:style-name="Шаблон_3a__20_Ідентифікатор"><text:span text:style-name="T187">bind()</text:span></text:span><text:span text:style-name="T187"> зазвичай не завершується з помилкою </text:span><text:span text:style-name="Шаблон_3a__20_Ідентифікатор"><text:span text:style-name="T187">EADDRINUSE</text:span></text:span><text:span text:style-name="T187">. </text:span><text:span text:style-name="T188">Навіть якщо для цього сокета не засто</text:span><text:span text:style-name="T189">сована опція </text:span><text:span text:style-name="Шаблон_3a__20_Ідентифікатор"><text:span text:style-name="T189">SO_REUSEADDR</text:span></text:span><text:span text:style-name="T189">.</text:span></text:p>
          <text:p text:style-name="P93">Деякі реалізації можуть прийняти запит на створення нового TCP-з’єднання, якщо в системі ще є інформація про попереднє TCP-з’єднання з тими самими IP адресами та номерами портів, стан якого TIME_WAIT, якщо значення послідовності байтів та значення <text:span text:style-name="T190">опції</text:span> мітки часу в заголовку TCP дають змогу однозначно визначити <text:span text:style-name="T190">сегменти, відправлені для нового </text:span>з’єднання.</text:p>
          <text:p text:style-name="P93"><text:span text:style-name="T188">Опцію </text:span><text:span text:style-name="Шаблон_3a__20_Ідентифікатор"><text:span text:style-name="T188">SO_ADDRINUSE</text:span></text:span><text:span text:style-name="T188"> є сенс </text:span><text:span text:style-name="T191">застосовувати</text:span><text:span text:style-name="T188"> в сервері для TCP-сокета, який буде приймати нові з’єднання. </text:span><text:span text:style-name="T191">Цю опцію можна застосовувати в клієнті для TCP-сокета, який буде використовуватися для активного відкриття нового з’єднання. Застосування цієї</text:span><text:span text:style-name="T188"> опці</text:span><text:span text:style-name="T191">ї для TCP-сокета</text:span><text:span text:style-name="T188"> не може якось вплинути на TCP.</text:span></text:p>
        </text:list-item>
        <text:list-item>
          <text:p text:style-name="P94"><text:soft-page-break/>Опція <text:span text:style-name="Шаблон_3a__20_Ідентифікатор">SO_REUSEADDR</text:span>, застосована для TCP-сокета, дозволяє <text:span text:style-name="T128">призначити </text:span><text:span text:style-name="T142">TCP-</text:span><text:span text:style-name="T128">сокету адресу одного з мережевих інтерфейсів системи, якщо є інший TCP-сокет з wildcard адресою і тим самим номером порту. </text:span><text:span text:style-name="T145">О</text:span><text:span text:style-name="T128">пція </text:span><text:span text:style-name="Шаблон_3a__20_Ідентифікатор"><text:span text:style-name="T128">SO_REUSEADDR</text:span></text:span><text:span text:style-name="T128">, застосована для TCP-сокета, дозволяє призначити </text:span><text:span text:style-name="T142">TCP-</text:span><text:span text:style-name="T128">сокету wildcard адресу, якщо є інші TCP-сокети з адресами мережевих інтерфейсів системи.</text:span></text:p>
          <text:p text:style-name="P94"><text:span text:style-name="T130">Н</text:span><text:span text:style-name="T129">ові </text:span><text:span text:style-name="T128">TCP-з’єднання </text:span><text:span text:style-name="T129">призначаються</text:span><text:span text:style-name="T128"> </text:span><text:span text:style-name="T142">TCP-</text:span><text:span text:style-name="T128">сокету з найбільш специфічною адресою. Якщо є </text:span><text:span text:style-name="T142">TCP-</text:span><text:span text:style-name="T128">сокет з адресою, з якою </text:span><text:span text:style-name="T145">було </text:span><text:span text:style-name="T128">встановл</text:span><text:span text:style-name="T145">ено</text:span><text:span text:style-name="T128"> TCP-з’єднання, тоді система вибирає цей сокет, інакше система вибирає </text:span><text:span text:style-name="T142">TCP-</text:span><text:span text:style-name="T128">сокет з wildcard адресою </text:span><text:span text:style-name="T129">(якщо TCP-з’єднання </text:span><text:span text:style-name="T145">встановлено</text:span><text:span text:style-name="T129">, тоді точно є якийсь </text:span><text:span text:style-name="T142">TCP-</text:span><text:span text:style-name="T129">сокет, адреса якого відповідає адресі, яка була застосована в сегменті </text:span><text:span text:style-name="T142">з прапорцем SYN, </text:span><text:span text:style-name="T143">або </text:span><text:span text:style-name="T145">він має </text:span><text:span text:style-name="T143">wildcard адрес</text:span><text:span text:style-name="T145">у</text:span><text:span text:style-name="T129">)</text:span><text:span text:style-name="T128">. </text:span><text:span text:style-name="T182">Проблема полягає в тому, що якщо програма, яка приймає TCP-з’єднання, не призначила своїм TCP-сокетам </text:span></text:p>
          <text:p text:style-name="P95">У деяких системах замість опції <text:span text:style-name="Шаблон_3a__20_Ідентифікатор">SO_REUSEADDR</text:span> треба використовувати нестандартну опцію <text:span text:style-name="Шаблон_3a__20_Ідентифікатор">SO_REUSEPORT</text:span>. У цьому є сенс, оскільки цей сценарій відрізняється від першого сценарію.</text:p>
          <text:p text:style-name="P96"><text:soft-page-break/><text:span text:style-name="T146">Типовий сценарій такий.</text:span><text:span text:style-name="T130"> Є «</text:span><text:span text:style-name="T132">офіційний» </text:span><text:span text:style-name="T130">сервер, який призначив своєму TCP-сокету wildcard адресу або адресу одного з мережевих інтерфейсів системи. Якщо звичайний користувач запустить свій сервер і призначить його TCP-сокету адресу одного з мережевих інтерфейсів системи або wildcard адресу </text:span><text:span text:style-name="T133">і</text:span><text:span text:style-name="T130"> такий самий номер порту, тоді цей сервер звичайного користувача буде приймати запити від </text:span><text:span text:style-name="T147">деяких </text:span><text:span text:style-name="T130">клієнтів </text:span><text:span text:style-name="T147">(система вибирає TCP-сокет з найбільш специфічною адресою)</text:span><text:span text:style-name="T130">, замість «офіційного» </text:span><text:span text:style-name="T131">сервера</text:span><text:span text:style-name="T130">. </text:span>Якщо номер порту «<text:span text:style-name="T131">офіційного» сервера </text:span>належить діапазону широко відомих портів (1–1023), тоді <text:span text:style-name="T133">процес</text:span> користувача має мати <text:span text:style-name="T131">відповідні привілеї для призначення цього номера порту своєму сокету, </text:span><text:span text:style-name="T147">тобто процес звичайного користувача не зможе призначити такий номер порту своєму TCP-сокету. </text:span></text:p>
          <text:p text:style-name="P97">Система може забороняти призначати TCP-сокету, <text:span text:style-name="T147">який приймає нові з’єднання,</text:span> номер порту, якщо вже є TCP-сокет, <text:span text:style-name="T147">який приймає нові з’єднання,</text:span> з таким самим номером порту навіть якщо була застосована опція <text:span text:style-name="Шаблон_3a__20_Ідентифікатор">SO_REUSEADDR</text:span> <text:span text:style-name="T147">або нестандартна опція </text:span><text:span text:style-name="Шаблон_3a__20_Ідентифікатор"><text:span text:style-name="T147">SO_REUSEPORT</text:span></text:span><text:span text:style-name="T147">, </text:span><text:span text:style-name="T150">для процесів одного користувача або процесів різних користувачів.</text:span><text:span text:style-name="T147"> </text:span>Це робиться з міркувань безпеки.</text:p>
        </text:list-item>
      </text:list>
      <text:p text:style-name="P61"><text:soft-page-break/>Реалізація може вимагати, щоб опція <text:span text:style-name="Шаблон_3a__20_Ідентифікатор">SO_REUSEADDR</text:span> <text:span text:style-name="T127">або нестандартна опція </text:span><text:span text:style-name="Шаблон_3a__20_Ідентифікатор"><text:span text:style-name="T127">SO_REUSEPORT</text:span></text:span><text:span text:style-name="T127"> </text:span>також була застосована для сокет<text:span text:style-name="T127">ів</text:span>, як<text:span text:style-name="T127">і</text:span> ще використову<text:span text:style-name="T127">ю</text:span>ться (якщо TCP-з’єднання відкрит<text:span text:style-name="T127">і</text:span>) або як<text:span text:style-name="T127">і</text:span> раніше використовув<text:span text:style-name="T127">алися</text:span> (якщо TCP-з’єднання закрит<text:span text:style-name="T127">і</text:span>), інакше ц<text:span text:style-name="T127">і</text:span> опці<text:span text:style-name="T127">ї</text:span> не буд<text:span text:style-name="T127">уть</text:span> мати ефект у разі ї<text:span text:style-name="T127">х</text:span><text:span text:style-name="T148">нього</text:span> застосування для нового <text:span text:style-name="T148">TCP-</text:span>сокета. <text:span text:style-name="T148">У цьому є сенс, усі програми, які призначають певний номер порту для своїх TCP-сокетів, мають погодитися на семантику опції </text:span><text:span text:style-name="Шаблон_3a__20_Ідентифікатор"><text:span text:style-name="T148">SO_REUSEADDR</text:span></text:span><text:span text:style-name="T148"> або нестандартної опції </text:span><text:span text:style-name="Шаблон_3a__20_Ідентифікатор"><text:span text:style-name="T148">SO_REUSEPORT</text:span></text:span><text:span text:style-name="T148">. </text:span><text:span text:style-name="T127">Оскільки опція </text:span><text:span text:style-name="Шаблон_3a__20_Ідентифікатор"><text:span text:style-name="T127">SO_REUSEPORT</text:span></text:span><text:span text:style-name="T127"> нестандартна і якщо вона визначена в системі, тоді є сенс її застосовувати разом з опцією </text:span><text:span text:style-name="Шаблон_3a__20_Ідентифікатор"><text:span text:style-name="T127">SO_REUSEADDR</text:span></text:span><text:span text:style-name="T127"> (перевірити чи вона визначена в системі можна за допомогою </text:span><text:span text:style-name="Шаблон_3a__20_Ідентифікатор"><text:span text:style-name="T127">#ifdef</text:span></text:span><text:span text:style-name="T127"> у вихідному коді програми).</text:span></text:p>
      <text:p text:style-name="P61"/>
      <text:p text:style-name="P17">Відправлення та отримання даних, частина 2</text:p>
      <text:p text:style-name="P28">Системні виклики <text:span text:style-name="Шаблон_3a__20_Ідентифікатор">read</text:span><text:span text:style-name="Шаблон_3a__20_Ідентифікатор_20_опція">*</text:span><text:span text:style-name="Шаблон_3a__20_Ідентифікатор">()</text:span> та <text:span text:style-name="Шаблон_3a__20_Ідентифікатор">write</text:span><text:span text:style-name="Шаблон_3a__20_Ідентифікатор_20_опція">*</text:span><text:span text:style-name="Шаблон_3a__20_Ідентифікатор">()</text:span> можна застосовувати для будь-яких об’єктів ядра (файли, неіменовані канали, сокети). Але іноді треба вказати специфічні аргументи для введення-виведення для сокетів. POSIX визначає кілька функцій введення-виведення, які можна застосовувати тільки для сокетів.</text:p>
      <text:p text:style-name="P29">Системний виклик <text:span text:style-name="Шаблон_3a__20_Ідентифікатор">recv()</text:span> зчитує дані з сокета, асоційованого з вказаним дескриптором файлу.</text:p>
      <text:p text:style-name="Шаблон_3a__20_Текст_20_програми">#include &lt;sys/socket.h&gt;</text:p>
      <text:p text:style-name="Шаблон_3a__20_Текст_20_програми"/>
      <text:p text:style-name="Шаблон_3a__20_Текст_20_програми">ssize_t recv(int sock<text:span text:style-name="T91">fd</text:span>, void *buf, size_t <text:span text:style-name="T91">count</text:span>, int flags);</text:p>
      <text:p text:style-name="Шаблон_3a__20_Текст_20_програми"/>
      <text:p text:style-name="P32">Аргументи <text:span text:style-name="Шаблон_3a__20_Ідентифікатор">sockfd</text:span>, <text:span text:style-name="Шаблон_3a__20_Ідентифікатор">buf</text:span> та <text:span text:style-name="Шаблон_3a__20_Ідентифікатор">count</text:span> мають такий самий сенс як у <text:span text:style-name="Шаблон_3a__20_Ідентифікатор">read()</text:span>, але з дескриптором файлу <text:span text:style-name="Шаблон_3a__20_Ідентифікатор">sockfd</text:span> має бути асоційований сокет. <text:span text:style-name="T149">Цей системний виклик повертає таке саме значення як </text:span><text:span text:style-name="Шаблон_3a__20_Ідентифікатор"><text:span text:style-name="T149">read()</text:span></text:span><text:span text:style-name="T149">. </text:span><text:span text:style-name="T98">Прапорці в аргументі </text:span><text:span text:style-name="Шаблон_3a__20_Ідентифікатор"><text:span text:style-name="T98">flags</text:span></text:span><text:span text:style-name="T98"> можуть бути такі: прапорець </text:span><text:span text:style-name="Шаблон_3a__20_Ідентифікатор"><text:span text:style-name="T98">MSG_KEEP</text:span></text:span><text:span text:style-name="T98"> вказує залишити прочитані дані, їх можна прочитати знову; прапорець </text:span><text:span text:style-name="Шаблон_3a__20_Ідентифікатор"><text:span text:style-name="T98">MSG_OOB</text:span></text:span><text:span text:style-name="T98"> вказує повернути out-of-band дані; прапорець </text:span><text:span text:style-name="Шаблон_3a__20_Ідентифікатор"><text:span text:style-name="T98">MSG_WAITALL</text:span></text:span><text:span text:style-name="T98"> вказує блокуватися під час читання даних з потокового сокета (тип сокета має бути </text:span><text:span text:style-name="Шаблон_3a__20_Ідентифікатор"><text:span text:style-name="T98">SOCK_STREAM</text:span></text:span><text:span text:style-name="T98">) до тих пір, доки не будуть прочитані всі запитані дані. </text:span><text:span text:style-name="T101">Реалізації </text:span><text:soft-page-break/><text:span text:style-name="T101">зазвичай мають додаткові нестандартні прапорці для цього системного виклику.</text:span><text:span text:style-name="T98"> Застосування прапорця </text:span><text:span text:style-name="Шаблон_3a__20_Ідентифікатор"><text:span text:style-name="T98">MSG_WAITALL</text:span></text:span><text:span text:style-name="T98"> може призвести до того, що </text:span><text:span text:style-name="Шаблон_3a__20_Ідентифікатор"><text:span text:style-name="T98">recv()</text:span></text:span><text:span text:style-name="T98"> може прочитати менше даних, ніж було запитано (у разі </text:span><text:span text:style-name="T99">наявності повідомлень у з’єднанні, переривання виконання </text:span><text:span text:style-name="Шаблон_3a__20_Ідентифікатор"><text:span text:style-name="T99">recv()</text:span></text:span><text:span text:style-name="T99"> сигналом, завершення з’єднання, використання також прапорця </text:span><text:span text:style-name="Шаблон_3a__20_Ідентифікатор"><text:span text:style-name="T99">MSG_KEEP</text:span></text:span><text:span text:style-name="T99"> або помилки в з’єднанні</text:span><text:span text:style-name="T98">).</text:span></text:p>
      <text:p text:style-name="P29">Системний виклик <text:span text:style-name="Шаблон_3a__20_Ідентифікатор">send()</text:span> записує дані в сокет, асоційований з вказаним дескриптором файлу.</text:p>
      <text:p text:style-name="Шаблон_3a__20_Текст_20_програми">#include &lt;sys/socket.h&gt;</text:p>
      <text:p text:style-name="Шаблон_3a__20_Текст_20_програми"/>
      <text:p text:style-name="Шаблон_3a__20_Текст_20_програми">ssize_t send(int sock<text:span text:style-name="T91">fd</text:span>, const void *buf, size_t <text:span text:style-name="T91">count</text:span>, int flags);</text:p>
      <text:p text:style-name="Шаблон_3a__20_Текст_20_програми"/>
      <text:p text:style-name="P34">Аргументи <text:span text:style-name="Шаблон_3a__20_Ідентифікатор">sockfd</text:span>, <text:span text:style-name="Шаблон_3a__20_Ідентифікатор">buf</text:span> та <text:span text:style-name="Шаблон_3a__20_Ідентифікатор">count</text:span> мають такий самий сенс як у <text:span text:style-name="Шаблон_3a__20_Ідентифікатор"><text:span text:style-name="T97">write</text:span></text:span><text:span text:style-name="Шаблон_3a__20_Ідентифікатор">()</text:span>, але з дескриптором файлу <text:span text:style-name="Шаблон_3a__20_Ідентифікатор">sockfd</text:span> має бути асоційований сокет. <text:span text:style-name="T149">Цей системний виклик повертає таке саме значення як </text:span><text:span text:style-name="Шаблон_3a__20_Ідентифікатор"><text:span text:style-name="T149">write()</text:span></text:span><text:span text:style-name="T149">. </text:span><text:span text:style-name="T98">Прапорці в аргументі </text:span><text:span text:style-name="Шаблон_3a__20_Ідентифікатор"><text:span text:style-name="T98">flags</text:span></text:span><text:span text:style-name="T98"> можуть бути такі: </text:span><text:span text:style-name="T102">прапорець </text:span><text:span text:style-name="Шаблон_3a__20_Ідентифікатор"><text:span text:style-name="T102">MSG_EOR</text:span></text:span><text:span text:style-name="T102"> вказує завершити запис; </text:span><text:span text:style-name="T103">прапорець </text:span><text:span text:style-name="Шаблон_3a__20_Ідентифікатор"><text:span text:style-name="T103">MSG_OOB</text:span></text:span><text:span text:style-name="T103"> вказує відправити out-of-band дані; прапорець </text:span><text:span text:style-name="Шаблон_3a__20_Ідентифікатор"><text:span text:style-name="T103">MSG_NOSIGNAL</text:span></text:span><text:span text:style-name="T103"> вказує не відправляти синхронний сигнал </text:span><text:span text:style-name="Шаблон_3a__20_Ідентифікатор"><text:span text:style-name="T103">SIGPIPE</text:span></text:span><text:span text:style-name="T103"> потоку в разі відправлення даних у сокет, асоційоване мережеве з’єднання з яким вже завершене (у цьому випадку виконання </text:span><text:span text:style-name="Шаблон_3a__20_Ідентифікатор"><text:span text:style-name="T175">send</text:span></text:span><text:span text:style-name="Шаблон_3a__20_Ідентифікатор"><text:span text:style-name="T103">()</text:span></text:span><text:span text:style-name="T103"> </text:span><text:soft-page-break/><text:span text:style-name="T103">завершиться з помилкою </text:span><text:span text:style-name="Шаблон_3a__20_Ідентифікатор"><text:span text:style-name="T103">EPIPE</text:span></text:span><text:span text:style-name="T103">). </text:span><text:span text:style-name="T101">Реалізації зазвичай мають додаткові нестандартні прапорці для цього системного виклику.</text:span></text:p>
      <text:p text:style-name="P33"><text:span text:style-name="T98">Семантика застосування прапорця </text:span><text:span text:style-name="Шаблон_3a__20_Ідентифікатор"><text:span text:style-name="T98">MSG_OOB</text:span></text:span><text:span text:style-name="T98"> </text:span><text:span text:style-name="T103">у системних викликах </text:span><text:span text:style-name="Шаблон_3a__20_Ідентифікатор"><text:span text:style-name="T103">recv()</text:span></text:span><text:span text:style-name="T103"> та </text:span><text:span text:style-name="Шаблон_3a__20_Ідентифікатор"><text:span text:style-name="T103">send()</text:span></text:span><text:span text:style-name="T103"> </text:span><text:span text:style-name="T98">залежить від протоколу </text:span><text:span text:style-name="T107">сокета </text:span><text:span text:style-name="T98">(може взагалі не мати сенсу). </text:span><text:span text:style-name="T104">Семантика застосування прапорця </text:span><text:span text:style-name="Шаблон_3a__20_Ідентифікатор"><text:span text:style-name="T104">MSG_EOR</text:span></text:span><text:span text:style-name="T104"> у системному виклику </text:span><text:span text:style-name="Шаблон_3a__20_Ідентифікатор"><text:span text:style-name="T104">send()</text:span></text:span><text:span text:style-name="T104"> </text:span><text:span text:style-name="T98">залежить від протоколу </text:span><text:span text:style-name="T107">сокета </text:span><text:span text:style-name="T98">(може взагалі не мати сенсу).</text:span></text:p>
      <text:p text:style-name="P36">Системн<text:span text:style-name="T105">і </text:span>виклик<text:span text:style-name="T105">и</text:span> <text:span text:style-name="Шаблон_3a__20_Ідентифікатор">recv()</text:span> <text:span text:style-name="T105">та </text:span><text:span text:style-name="Шаблон_3a__20_Ідентифікатор"><text:span text:style-name="T105">send()</text:span></text:span><text:span text:style-name="T105"> </text:span>можна застосовувати для TCP-сокет<text:span text:style-name="T107">ів</text:span>.</text:p>
      <text:p text:style-name="P35">Прапорець <text:span text:style-name="Шаблон_3a__20_Ідентифікатор">MSG_OOB</text:span> можна застосовувати в системних викликах <text:span text:style-name="Шаблон_3a__20_Ідентифікатор">recv()</text:span> та <text:span text:style-name="Шаблон_3a__20_Ідентифікатор">send()</text:span> для TCP-сокет<text:span text:style-name="T107">ів</text:span>, <text:span text:style-name="T100">хоча в TCP нема справжніх out-of-band даних. </text:span><text:span text:style-name="T106">Прапорець </text:span><text:span text:style-name="Шаблон_3a__20_Ідентифікатор"><text:span text:style-name="T106">MSG_EOR</text:span></text:span><text:span text:style-name="T106"> не</text:span><text:span text:style-name="T107">ма сенсу</text:span><text:span text:style-name="T106"> застосовувати в системному виклику </text:span><text:span text:style-name="Шаблон_3a__20_Ідентифікатор"><text:span text:style-name="T106">send()</text:span></text:span><text:span text:style-name="T106"> для TCP-сокет</text:span><text:span text:style-name="T107">ів</text:span><text:span text:style-name="T106">, оскільки в TC</text:span><text:span text:style-name="T156">P</text:span><text:span text:style-name="T106"> нема </text:span><text:span text:style-name="T157">повідомлень (записів)</text:span><text:span text:style-name="T106">.</text:span></text:p>
      <text:p text:style-name="P37">Усе, що було зазначено для системних викликів <text:span text:style-name="Шаблон_3a__20_Ідентифікатор">read()</text:span> та <text:span text:style-name="Шаблон_3a__20_Ідентифікатор">write()</text:span>, застосованих для TCP-сокет<text:span text:style-name="T107">ів</text:span> у попередній лекції, також є актуальним для системних викликів <text:span text:style-name="Шаблон_3a__20_Ідентифікатор">recv()</text:span> та <text:span text:style-name="Шаблон_3a__20_Ідентифікатор">send()</text:span>, застосованих для TCP-сокет<text:span text:style-name="T107">ів</text:span> відповідно.</text:p>
      <text:p text:style-name="P49"><text:soft-page-break/>Ще є системні виклики <text:span text:style-name="Шаблон_3a__20_Ідентифікатор">recvfrom()</text:span> <text:span text:style-name="T155">та</text:span> <text:span text:style-name="Шаблон_3a__20_Ідентифікатор">sendto()</text:span>, які можна застосовувати для TCP-сокетів. <text:span text:style-name="T108">С</text:span>емантика їхнього застосовування для TCP-сокетів нічім не відрізняється від <text:span text:style-name="T155">семантики</text:span> системних викликів <text:span text:style-name="Шаблон_3a__20_Ідентифікатор">recv()</text:span> та <text:span text:style-name="Шаблон_3a__20_Ідентифікатор">send()</text:span> відповідно, тому тут не йдеться про ці системні виклики.</text:p>
      <text:p text:style-name="P49"><text:span text:style-name="T155">Ще є системні виклик</text:span><text:span text:style-name="T170">и</text:span><text:span text:style-name="T155"> </text:span><text:span text:style-name="Шаблон_3a__20_Ідентифікатор"><text:span text:style-name="T155">recvmsg()</text:span></text:span><text:span text:style-name="T155"> та </text:span><text:span text:style-name="Шаблон_3a__20_Ідентифікатор"><text:span text:style-name="T155">sendmsg()</text:span></text:span><text:span text:style-name="T155">, які можна застосовувати для TCP-сокетів. Ці системні виклики дають можливість вказувати кілька буферів, як у системних викликів </text:span><text:span text:style-name="Шаблон_3a__20_Ідентифікатор"><text:span text:style-name="T155">readv()</text:span></text:span><text:span text:style-name="T155"> та </text:span><text:span text:style-name="Шаблон_3a__20_Ідентифікатор"><text:span text:style-name="T155">writev()</text:span></text:span><text:span text:style-name="T155"> відповідно. Крім цієї можливості, семантика їхнього застосування для TCP-сокетів нічім не відрізняється від семантики застосування системних викликів </text:span><text:span text:style-name="Шаблон_3a__20_Ідентифікатор"><text:span text:style-name="T155">recv()</text:span></text:span><text:span text:style-name="T155"> та </text:span><text:span text:style-name="Шаблон_3a__20_Ідентифікатор"><text:span text:style-name="T155">send()</text:span></text:span><text:span text:style-name="T155">, тому тут не йдеться про ці системні виклики.</text:span></text:p>
      <text:p text:style-name="P16">Іноді треба прочитати дані з одного дескриптора файлу та без змін записати ці дані в інший дескриптор файлу. Читання даних потребує копіювання даних <text:span text:style-name="T24">і</text:span>з простору ядра в прост<text:span text:style-name="T25">ір</text:span> користувачу, а запис даних потребує копіювання даних <text:span text:style-name="T24">і</text:span>з простору користувача в прост<text:span text:style-name="T25">і</text:span>р ядра. Тобто дані копіюються між простором ядра та простором користувача два рази. Для оптимізації цього сценарію деякі системи мають системний виклик <text:span text:style-name="Шаблон_3a__20_Ідентифікатор">sendfile()</text:span>, який <text:span text:style-name="T26">дає змогу</text:span> прочитати дані з одного дескриптора файлу та записати їх в інший дескриптор файлу <text:span text:style-name="T27">всередині </text:span><text:soft-page-break/><text:span text:style-name="T27">ядра</text:span>, тобто дані не копіюються між простором ядра та простором користувача <text:span text:style-name="T28">взагалі</text:span>. Цей системний виклик зазвичай має різні аргументи в різних системах (два дескриптори файлу та розмір даних в аргументах <text:span text:style-name="T27">присутні</text:span> <text:span text:style-name="T27">завжди</text:span>, можуть бути <text:span text:style-name="T25">ще </text:span>зміщення та прапорці), <text:span text:style-name="T29">тому тут не надається його прототип відповідної функції. </text:span>Також різні системи накладають різні вимоги щодо об’єктів, з якими можуть бути асоційовані ці два дескриптори файлів.</text:p>
      <text:p text:style-name="P62">Out-of-band дані</text:p>
      <text:p text:style-name="P63">Out-of-band дані, які треба відправити якнайшвидше, ігноруючи управління потоком та дані, які містяться в буфері даних на відправлення. Програма використовує out-of-band дані, якщо треба відправити відправити щось важливе іншій стороні мережевого з’єднання.</text:p>
      <text:p text:style-name="P63">У TCP нема справжніх out-of-band даних, у TCP є важливі дані. Якщо в TCP-сегменті встановлено прапорець URG, тоді в заголовку цього сегмента встановлено значення покажчика важливості, який визначає зміщення наступного байту за важливими даними відносно початку даних у цьому сегменті. Тобто важливі дані можуть бути відправлені в одному з наступних сегментів. Щойно програма відправила важливі дані іншій стороні TCP-з’єднання, реалізація відправляє іншій стороні з’єднання сегмент з прапорцем URG та з встановленим значенням покажчика важливості навіть якщо інша сторона цього з’єднання повідомляє нульове вікно, тобто повідомляє про неможливість прийняти нові дані. Максимальне значення покажчика важливості обмежено (воно має 16 біт, але це не принципово), тому в цьому значенні може бути неможливо точно закодувати зміщення наступного байту за <text:soft-page-break/>важливими даними відносно початку даних у поточному сегменті. Якщо в значенн<text:span text:style-name="T193">і</text:span> покажчика важливості неможливо точно закодувати потрібне значення, тоді одна сторона TCP-з’єднання в покажчик<text:span text:style-name="T193">у</text:span> важливості вказує значення, яке представляє важливі дані не в поточному сегменті, а інша сторона з’єднання не контролює чи це значення має сенс для наступних отриманих сегментів.</text:p>
      <text:p text:style-name="P64">Ця ідея важливих даних у TCP значить, що в TCP є можливість відправити один байт важливих даних. У TCP є можливість відправити важливі дані кілька разів, але якщо інша сторона <text:span text:style-name="T194">TCP-</text:span>з’єднання не отримала інформацію про вже отриманий байт важливих даних, тоді інформація про отриманий наступний байт важливих даних замініть інформацію про раніше отриманий байт важливих даних <text:span text:style-name="T194">у цьому з’єднанні</text:span>.</text:p>
      <text:p text:style-name="P65">Опція <text:span text:style-name="Шаблон_3a__20_Ідентифікатор">SO_OOBINLINE</text:span></text:p>
      <text:p text:style-name="P65">Системний виклик <text:span text:style-name="Шаблон_3a__20_Ідентифікатор">sockatmark()</text:span>.</text:p>
      <text:p text:style-name="Шаблон_3a__20_Текст_20_програми">#include &lt;sys/socket.h&gt;</text:p>
      <text:p text:style-name="Шаблон_3a__20_Текст_20_програми"/>
      <text:p text:style-name="Шаблон_3a__20_Текст_20_програми">int sockatmark(int s<text:span text:style-name="T195">ockfd</text:span>);</text:p>
      <text:p text:style-name="P5">Завершення з’єднання, <text:span text:style-name="T176">частина 2</text:span></text:p>
      <text:p text:style-name="P11">Мережеве з’єднання <text:span text:style-name="T172">завершується</text:span>, якщо сокет, з яким воно асоційоване, закривається або реалізація отримає помилку в з’єднанні. Є сценарії, коли програмі необхідно <text:span text:style-name="T172">завершити</text:span> тільки відправлення даних або тільки отримання даних у мережевому з’єднання, тобто змінити режим передачі даних у мережевому з’єднанні на симплексний <text:span text:style-name="T170">в одн</text:span><text:span text:style-name="T177">ому</text:span><text:span text:style-name="T170"> з напрямків передачі даних</text:span>. Якщо комунікаційний домен мережевого з’єднання підтримує симплексний режим передачі даних <text:span text:style-name="T170">для відповідного напрямку передачі даних</text:span>, тоді одна сторона з’єднання може змінити режим передачі даних на <text:span text:style-name="T170">потрібний </text:span>симплексний <text:span text:style-name="T170">режим </text:span>і в такий спосіб повідомити іншу сторону про деяку подію. Тобто можна інформувати іншу сторону <text:span text:style-name="T170">мережевого </text:span>з’єднання не використовуючи протокол рівня застосунку, а засобами самого <text:span text:style-name="T170">траспортного протоколу мережевого </text:span>з’єднання.</text:p>
      <text:p text:style-name="P10">Системний виклик <text:span text:style-name="Шаблон_3a__20_Ідентифікатор">shutdown()</text:span> завершує відправлення та/або отримання даних <text:span text:style-name="T2">для </text:span><text:span text:style-name="T17">мережевого </text:span><text:span text:style-name="T2">з’єднання, яке асоційоване з</text:span> сокет<text:span text:style-name="T2">ом</text:span>, з яким асоційований вказаний дескриптор файлу.</text:p>
      <text:p text:style-name="Шаблон_3a__20_Текст_20_програми"/>
      <text:p text:style-name="Шаблон_3a__20_Текст_20_програми"><text:soft-page-break/>#include &lt;sys/socket.h&gt;</text:p>
      <text:p text:style-name="Шаблон_3a__20_Текст_20_програми"/>
      <text:p text:style-name="Шаблон_3a__20_Текст_20_програми">int shutdown(int sockfd, int how);</text:p>
      <text:p text:style-name="Шаблон_3a__20_Текст_20_програми"/>
      <text:p text:style-name="P8">Аргумент <text:span text:style-name="Шаблон_3a__20_Ідентифікатор">sockfd</text:span> – це дескриптор файлу, який має бути асоційований з сокетом, <text:span text:style-name="T6">з яким має бути асоційоване з’єднання</text:span>. Значення аргументу <text:span text:style-name="Шаблон_3a__20_Ідентифікатор">how</text:span> <text:span text:style-name="T7">мають</text:span> бути такі: <text:span text:style-name="Шаблон_3a__20_Ідентифікатор">SHUT_RD</text:span> (завершити отримання даних <text:span text:style-name="T2">у з’єднанні</text:span>), <text:span text:style-name="Шаблон_3a__20_Ідентифікатор">SHUT_WR</text:span> (завершити відправлення даних <text:span text:style-name="T2">у з’єднанні</text:span>), <text:span text:style-name="Шаблон_3a__20_Ідентифікатор">SHUT_RDWR</text:span> (завершити відправлення та отримання даних <text:span text:style-name="T2">у з’єднанні</text:span>).</text:p>
      <text:p text:style-name="P6">POSIX не визначає чи будуть доступні раніше отримані дані з буфер<text:span text:style-name="T171">а</text:span> отриманих даних сокета та чи будуть відправлені дані з буфер<text:span text:style-name="T171">а</text:span> даних на відправлення сокета, після застосування для нього <text:span text:style-name="T8">функції</text:span> <text:span text:style-name="Шаблон_3a__20_Ідентифікатор">shutdown()</text:span> з аргументом <text:span text:style-name="Шаблон_3a__20_Ідентифікатор">SHUT_RD</text:span> або <text:span text:style-name="Шаблон_3a__20_Ідентифікатор">SHUT_WR</text:span> відповідно. <text:span text:style-name="T18">POSIX не визначає чи застосування </text:span><text:span text:style-name="Шаблон_3a__20_Ідентифікатор"><text:span text:style-name="T18">shutdown()</text:span></text:span><text:span text:style-name="T18"> з аргументом </text:span><text:span text:style-name="Шаблон_3a__20_Ідентифікатор"><text:span text:style-name="T8">SHUT_RDWR</text:span></text:span> <text:span text:style-name="T18">еквівалентно двом застосуванням </text:span><text:span text:style-name="Шаблон_3a__20_Ідентифікатор"><text:span text:style-name="T18">shutdown()</text:span></text:span><text:span text:style-name="T18"> з аргументами </text:span><text:span text:style-name="Шаблон_3a__20_Ідентифікатор"><text:span text:style-name="T18">SHUT_RD</text:span></text:span><text:span text:style-name="T18"> та </text:span><text:span text:style-name="Шаблон_3a__20_Ідентифікатор"><text:span text:style-name="T18">SHUT_WR</text:span></text:span><text:span text:style-name="T18">.</text:span> <text:span text:style-name="T2">POSIX також не визначає семантику </text:span><text:span text:style-name="T4">функції </text:span><text:span text:style-name="Шаблон_3a__20_Ідентифікатор"><text:span text:style-name="T4">shutdown()</text:span></text:span><text:span text:style-name="T2"> для </text:span><text:span text:style-name="T171">мережевих </text:span><text:span text:style-name="T2">з’єднань у конкретних </text:span><text:span text:style-name="T171">транспортних </text:span><text:span text:style-name="T2">протоколах конкретних комунікаційних доменів. </text:span><text:span text:style-name="T3">Інформація, яка надається далі, відповідає семанти</text:span><text:span text:style-name="T171">ці</text:span><text:span text:style-name="T3"> системного виклику </text:span><text:span text:style-name="Шаблон_3a__20_Ідентифікатор"><text:span text:style-name="T3">shutdown()</text:span></text:span><text:span text:style-name="T3">, застосованого для TCP-сокета, як</text:span><text:span text:style-name="T171">а</text:span><text:span text:style-name="T3"> </text:span><text:span text:style-name="T4">реалізован</text:span><text:span text:style-name="T171">а</text:span><text:span text:style-name="T4"> в наявних системах.</text:span></text:p>
      <text:p text:style-name="P7"><text:soft-page-break/>Використання <text:span text:style-name="Шаблон_3a__20_Ідентифікатор">SHUT_WR</text:span> <text:span text:style-name="T14">у </text:span><text:span text:style-name="T19">виклику</text:span><text:span text:style-name="T14"> </text:span><text:span text:style-name="Шаблон_3a__20_Ідентифікатор"><text:span text:style-name="T14">shutdown()</text:span></text:span><text:span text:style-name="T14">, </text:span><text:span text:style-name="T19">застосованого </text:span><text:span text:style-name="T5">для TCP-сокета, </text:span>призводить до відправлення <text:span text:style-name="T9">всіх даних </text:span><text:span text:style-name="T172">з</text:span><text:span text:style-name="T9"> буфер</text:span><text:span text:style-name="T172">а</text:span><text:span text:style-name="T9"> даних на відправлення та до відправлення </text:span>сегменту з прапорцем FIN. TCP-з’єднання стає напівзакритим <text:span text:style-name="T1">або режим передачі даних у TCP-з’єднанні стає симплексним </text:span><text:span text:style-name="T172">у напрямку отримання даних для сторони, яка застосувала </text:span><text:span text:style-name="Шаблон_3a__20_Ідентифікатор"><text:span text:style-name="T172">SHUT_WR</text:span></text:span><text:span text:style-name="T172"> у виклику </text:span><text:span text:style-name="Шаблон_3a__20_Ідентифікатор"><text:span text:style-name="T172">shutdown()</text:span></text:span><text:span text:style-name="T172"> для відповідного сокета</text:span><text:span text:style-name="T1">. </text:span><text:span text:style-name="T5">Сторона TCP-з’єднання, яка завершила відправлення даних (стан CLOSE_WAIT), може продовжувати отримувати дані від іншої сторони з’єднання (стан</text:span><text:span text:style-name="T45">и FIN_WAIT1 та</text:span><text:span text:style-name="T5"> FIN_WAIT2).</text:span></text:p>
      <text:p text:style-name="P9"><text:span text:style-name="T1">Використання </text:span><text:span text:style-name="Шаблон_3a__20_Ідентифікатор"><text:span text:style-name="T1">SHUT_RD</text:span></text:span><text:span text:style-name="T1"> </text:span><text:span text:style-name="T14">у </text:span><text:span text:style-name="T19">виклику</text:span><text:span text:style-name="T14"> </text:span><text:span text:style-name="Шаблон_3a__20_Ідентифікатор"><text:span text:style-name="T14">shutdown()</text:span></text:span><text:span text:style-name="T14">, </text:span><text:span text:style-name="T19">застосованого для TCP-сокета, </text:span><text:span text:style-name="T1">не призводить до відправлення сегменту з яким-небудь прапорцем, оскільки такий прапорець не визначений у TCP. </text:span><text:span text:style-name="T9">Тому завершити отримання даних у TCP-з’єднанні на рівні TCP неможливо, але можливо логічно на рівні реалізації. Реалізації можуть </text:span><text:span text:style-name="T10">повертати процесу раніше отримані дані з буферу отриманих даних або можуть не повертати. </text:span><text:span text:style-name="T9">Реалізації можуть </text:span><text:span text:style-name="T10">мати таку семантику для нових отриманих даних</text:span><text:span text:style-name="T9">: у</text:span><text:span text:style-name="T1">сі отримані сегменти з даними від іншої сторони TCP-з’єднання підтверджуються, а</text:span><text:span text:style-name="T9">ле</text:span><text:span text:style-name="T1"> їхній вміст ігнорується; </text:span><text:span text:style-name="T9">усі отримані сегменти з даними від іншої сторони TCP-з’єднання підтверджуються та зберігаються в </text:span><text:soft-page-break/><text:span text:style-name="T9">буфері отриманих даних сокета, але процес їх не отримує </text:span><text:span text:style-name="T12">(</text:span><text:span text:style-name="T13">у результаті </text:span><text:span text:style-name="T12">буфер отриманих даних може бути заповнений повністю)</text:span><text:span text:style-name="T9">; усі отримані сегменти з даними від іншої сторони TCP-з’єднання підтверджуються та зберігаються в буфері отриманих даних сокета, </text:span><text:span text:style-name="T14">перше </text:span><text:span text:style-name="T9">застосування системного виклику </text:span><text:span text:style-name="Шаблон_3a__20_Ідентифікатор"><text:span text:style-name="T9">read()</text:span></text:span><text:span text:style-name="T9"> для TCP-сокета повертає </text:span><text:span text:style-name="T11">нуль байтів</text:span><text:span text:style-name="T9">, але наступне застосування </text:span><text:span text:style-name="T11">цього </text:span><text:span text:style-name="T9">системного </text:span><text:span text:style-name="T11">виклику </text:span><text:span text:style-name="T9">для </text:span><text:span text:style-name="T11">цього</text:span><text:span text:style-name="T9"> сокета повертає отримані дані </text:span><text:span text:style-name="T12">(</text:span><text:span text:style-name="T13">у результаті </text:span><text:span text:style-name="T12">буфер отриманих даних може бути заповнений повністю)</text:span><text:span text:style-name="T9">.</text:span></text:p>
      <text:p text:style-name="P12">Використання <text:span text:style-name="Шаблон_3a__20_Ідентифікатор">SHUT_RDWR</text:span> у <text:span text:style-name="T19">виклику</text:span> <text:span text:style-name="Шаблон_3a__20_Ідентифікатор">shutdown()</text:span>, <text:span text:style-name="T19">застосованого для TCP-сокета, має бути еквівалентно використанню </text:span><text:span text:style-name="Шаблон_3a__20_Ідентифікатор"><text:span text:style-name="T19">SHUT_RD</text:span></text:span><text:span text:style-name="T19"> у першому виклику </text:span><text:span text:style-name="Шаблон_3a__20_Ідентифікатор"><text:span text:style-name="T19">shutdown()</text:span></text:span><text:span text:style-name="T19"> і </text:span><text:span text:style-name="Шаблон_3a__20_Ідентифікатор"><text:span text:style-name="T19">SHUT_RW</text:span></text:span><text:span text:style-name="T19"> у другому виклику </text:span><text:span text:style-name="Шаблон_3a__20_Ідентифікатор"><text:span text:style-name="T19">shutdown()</text:span></text:span><text:span text:style-name="T19">, застосованого для TCP-сокета. Семантика використання </text:span><text:span text:style-name="Шаблон_3a__20_Ідентифікатор"><text:span text:style-name="T19">SHUT_RDWR</text:span></text:span><text:span text:style-name="T19"> або </text:span><text:span text:style-name="Шаблон_3a__20_Ідентифікатор"><text:span text:style-name="T19">SHUT_RD</text:span></text:span><text:span text:style-name="T19"> та </text:span><text:span text:style-name="Шаблон_3a__20_Ідентифікатор"><text:span text:style-name="T19">SHUT_WR</text:span></text:span><text:span text:style-name="T19"> для одного TCP-сокета може бути або </text:span><text:span text:style-name="T20">може </text:span><text:span text:style-name="T19">не бути об’єднанням семантик </text:span><text:span text:style-name="Шаблон_3a__20_Ідентифікатор"><text:span text:style-name="T19">SHUT_RD</text:span></text:span><text:span text:style-name="T19"> та </text:span><text:span text:style-name="Шаблон_3a__20_Ідентифікатор"><text:span text:style-name="T19">SHUT_WR</text:span></text:span><text:span text:style-name="T19">. </text:span><text:span text:style-name="T43">У другому випадку р</text:span><text:span text:style-name="T19">еалізація </text:span><text:span text:style-name="T20">може відправити іншій стороні TCP-з’єднання сегмент з прапорцем RST </text:span><text:span text:style-name="T21">(розірвання TCP-з’єднання) </text:span><text:span text:style-name="T20">у разі отримання нових даних. Тобто зовсім не так, якби був використаний </text:span><text:span text:style-name="Шаблон_3a__20_Ідентифікатор"><text:span text:style-name="T20">SHUT_RD</text:span></text:span><text:span text:style-name="T20"> в одному виклику </text:span><text:span text:style-name="Шаблон_3a__20_Ідентифікатор"><text:span text:style-name="T20">shutdown()</text:span></text:span><text:span text:style-name="T20">, застосованого для TCP-сокет</text:span><text:span text:style-name="T23">а</text:span><text:span text:style-name="T20">.</text:span></text:p>
      <text:p text:style-name="P9"><text:soft-page-break/><text:span text:style-name="T14">Можна зробити висновок, що використ</text:span><text:span text:style-name="T20">овувати</text:span><text:span text:style-name="T14"> </text:span><text:span text:style-name="Шаблон_3a__20_Ідентифікатор"><text:span text:style-name="T14">SHUT_RD</text:span></text:span><text:span text:style-name="T14"> </text:span><text:span text:style-name="T16">або </text:span><text:span text:style-name="Шаблон_3a__20_Ідентифікатор"><text:span text:style-name="T16">SHUT_RDWR</text:span></text:span><text:span text:style-name="T16"> </text:span><text:span text:style-name="T14">у </text:span><text:span text:style-name="Шаблон_3a__20_Ідентифікатор"><text:span text:style-name="T14">shutdown()</text:span></text:span><text:span text:style-name="T14">, </text:span><text:span text:style-name="T20">застосованого </text:span><text:span text:style-name="T14">для TCP-сокета, нема сенс</text:span><text:span text:style-name="T20">у</text:span><text:span text:style-name="T14"> </text:span><text:span text:style-name="T172">в</text:span><text:span text:style-name="T14"> переносному </text:span><text:span text:style-name="T15">мережевому </text:span><text:span text:style-name="T14">прог</text:span><text:span text:style-name="T15">рамуванні.</text:span></text:p>
      <text:p text:style-name="P58">Системний виклик <text:span text:style-name="Шаблон_3a__20_Ідентифікатор">shutdown()</text:span> застосовується для TCP-сокета, асоційованого з вказаним дескриптором файлу, незважаючи на кількість дескрипторів файлів, з якими ще асоційований цей сокет. Системний виклик <text:span text:style-name="Шаблон_3a__20_Ідентифікатор">close()</text:span> застосовується для дескриптора файлу, а TCP-сокет, асоційований з цим дескриптором файлу, закривається тільки тоді, коли <text:span text:style-name="T22">цей</text:span> сокет не асоційований <text:span text:style-name="T22">ні з якими </text:span>з іншими дескрипторами файлів. <text:span text:style-name="T178">Семантика системного виклику </text:span><text:span text:style-name="Шаблон_3a__20_Ідентифікатор">shutdown()</text:span>, <text:span text:style-name="T178">застосованого </text:span>для TCP-сокета, <text:span text:style-name="T22">не еквівалентн</text:span><text:span text:style-name="T178">а семантиці</text:span><text:span text:style-name="T22"> закриттю TCP-сокета, через неможливість реалізувати семантику </text:span><text:span text:style-name="Шаблон_3a__20_Ідентифікатор"><text:span text:style-name="T22">SHUT_RD</text:span></text:span><text:span text:style-name="T22"> </text:span><text:span text:style-name="T178">у </text:span><text:span text:style-name="Шаблон_3a__20_Ідентифікатор"><text:span text:style-name="T178">shutdown()</text:span></text:span><text:span text:style-name="T178"> для TCP-сокета </text:span><text:span text:style-name="T22">на рівні TCP.</text:span></text:p>
      <text:p text:style-name="P15">Опцію сокета <text:span text:style-name="Шаблон_3a__20_Ідентифікатор">SO_LINGER</text:span> можна застосовувати для TCP-сокета <text:span text:style-name="T174">тим самим вплинути на </text:span><text:span text:style-name="T179">усталену </text:span><text:span text:style-name="T174">семантику виконання </text:span><text:span text:style-name="Шаблон_3a__20_Ідентифікатор"><text:span text:style-name="T174">close()</text:span></text:span> <text:span text:style-name="T179">(асинхронне закриття TCP-з’єднання відносно потоку, який закрив TCP-сокет)</text:span> але POSIX <text:span text:style-name="T2">не визначає семантику </text:span>цієї опції, застосованої для TCP-сокета. <text:span text:style-name="T3">Інформація, яка надається далі, відповідає семанти</text:span>ці<text:span text:style-name="T3"> </text:span>опції сокета <text:span text:style-name="Шаблон_3a__20_Ідентифікатор">SO_LINGER</text:span>, застосованої для <text:span text:style-name="T3">TCP-сокета, </text:span><text:soft-page-break/><text:span text:style-name="T3">як</text:span>а<text:span text:style-name="T3"> </text:span><text:span text:style-name="T4">реалізован</text:span>а<text:span text:style-name="T4"> в наявних системах. </text:span>Далі об’єкт типу <text:span text:style-name="Шаблон_3a__20_Ідентифікатор">struct linger</text:span> – це об’єкт, на який вказує аргумент системних викликів <text:span text:style-name="Шаблон_3a__20_Ідентифікатор">setsockopt()</text:span> та <text:span text:style-name="Шаблон_3a__20_Ідентифікатор">getsockopt()</text:span>, застосованих для TCP-сокета.</text:p>
      <text:p text:style-name="P13">Якщо значення поля <text:span text:style-name="Шаблон_3a__20_Ідентифікатор">l_onoff</text:span> в об’єкті типу <text:span text:style-name="Шаблон_3a__20_Ідентифікатор">struct linger</text:span> дорівнює нулю, тоді опція <text:span text:style-name="Шаблон_3a__20_Ідентифікатор">SO_LINGER</text:span> не застосовується для TCP-сокета і <text:span text:style-name="Шаблон_3a__20_Ідентифікатор">close()</text:span> завершується не чекаючи на результат завершення TCP-з’єднання, це типове налаштування. <text:span text:style-name="T126">Значення поля </text:span><text:span text:style-name="Шаблон_3a__20_Ідентифікатор"><text:span text:style-name="T126">l_linger</text:span></text:span><text:span text:style-name="T126"> ігнорується.</text:span></text:p>
      <text:p text:style-name="P14">Якщо значення поля <text:span text:style-name="Шаблон_3a__20_Ідентифікатор">l_onoff</text:span> в об’єкті типу <text:span text:style-name="Шаблон_3a__20_Ідентифікатор">struct linger</text:span> не дорівнює нулю, тоді опція <text:span text:style-name="Шаблон_3a__20_Ідентифікатор">SO_LINGER</text:span> застосовується для TCP-сокета. <text:span text:style-name="T126">Подальша семантика визначається значенням поля </text:span><text:span text:style-name="Шаблон_3a__20_Ідентифікатор"><text:span text:style-name="T126">l_linger</text:span></text:span><text:span text:style-name="T126">.</text:span></text:p>
      <text:p text:style-name="P15">Якщо значення поля <text:span text:style-name="Шаблон_3a__20_Ідентифікатор">l_linger</text:span> дорівнює нулю, тоді всі дані в буфері даних для відправлення ігноруються, а іншій стороні TCP-з’єднання відправляється сегмент з прапорцем RST. <text:span text:style-name="T172">Інформація про це TCP-з’єднання забирається з системи, тобто TCP-з’єднання не переходить у стан TIME_WAIT. </text:span><text:span text:style-name="T126">Відправлення програмою сегмента з прапорцем RST впливає безпосередньо на TCP.</text:span></text:p>
      <text:p text:style-name="P14"><text:soft-page-break/>Якщо значення поля <text:span text:style-name="Шаблон_3a__20_Ідентифікатор">l_linger</text:span> не дорівнює нулю, тоді іншій стороні TCP-з’єднання відправляються всі дані в буфері даних для відправлення і відправляється сегмент з прапорцем FIN, <text:span text:style-name="Шаблон_3a__20_Ідентифікатор">close()</text:span> чекає на отримання підтвердження на відправлений сегмент з прапорцем FIN або на завершення вказаного тайм-ауту в секундах у полі <text:span text:style-name="Шаблон_3a__20_Ідентифікатор">l_linger</text:span>. У разі завершення вказаного тайм-ауту <text:span text:style-name="Шаблон_3a__20_Ідентифікатор">close()</text:span> завершується з помилкою <text:span text:style-name="Шаблон_3a__20_Ідентифікатор">EWOULDBLOCK</text:span>, але вказаний дескриптор файлу буде закрито, а асоційований з цим дескриптором файлу TCP-сокет буде закрито асинхронно відносно процесу.</text:p>
      <text:p text:style-name="P60"><text:span text:style-name="T179">Також треба зазначити, що я</text:span>кщо в буфері отриманих даних TCP-сокета є дані, тоді в разі закриття сокета іншій стороні з’єднання відправляється сегмент з прапорцем RST. Інформація про це TCP-з’єднання забирається з системи, тобто TCP-з’єднання не переходить у стан TIME_WAIT. Закриття сокета, у буфері отриманих даних якого є дані, <text:span text:style-name="T126">впливає безпосередньо на TCP </text:span><text:span text:style-name="T173">через відправлення сегмента з прапорцем RST</text:span><text:span text:style-name="T126">.</text:span></text:p>
      <text:p text:style-name="P59"><text:span text:style-name="T180">Багатоп</text:span><text:span text:style-name="T181">отоковий</text:span> ітеративний сервер</text:p>
      <text:p text:style-name="Шаблон_3a__20_Текст_20_програми">#include &lt;arpa/inet.h&gt;</text:p>
      <text:p text:style-name="Шаблон_3a__20_Текст_20_програми">#include &lt;netinet/in.h&gt;</text:p>
      <text:p text:style-name="Шаблон_3a__20_Текст_20_програми">#include &lt;sys/socket.h&gt;</text:p>
      <text:p text:style-name="Шаблон_3a__20_Текст_20_програми">#include &lt;pthread.h&gt;</text:p>
      <text:p text:style-name="Шаблон_3a__20_Текст_20_програми">#include &lt;stddef.h&gt;</text:p>
      <text:p text:style-name="Шаблон_3a__20_Текст_20_програми">#include &lt;stdio.h&gt;</text:p>
      <text:p text:style-name="Шаблон_3a__20_Текст_20_програми">#include &lt;unistd.h&gt;</text:p>
      <text:p text:style-name="Шаблон_3a__20_Текст_20_програми"/>
      <text:p text:style-name="Шаблон_3a__20_Текст_20_програми">struct thread_info {</text:p>
      <text:p text:style-name="Шаблон_3a__20_Текст_20_програми"><text:s text:c="4"/>pthread_t tid;</text:p>
      <text:p text:style-name="Шаблон_3a__20_Текст_20_програми"><text:s text:c="4"/>unsigned int thread_idx;</text:p>
      <text:p text:style-name="Шаблон_3a__20_Текст_20_програми"><text:s text:c="4"/>int listenfd;</text:p>
      <text:p text:style-name="Шаблон_3a__20_Текст_20_програми">};</text:p>
      <text:p text:style-name="Шаблон_3a__20_Текст_20_програми"/>
      <text:p text:style-name="Шаблон_3a__20_Текст_20_програми">static void *</text:p>
      <text:p text:style-name="Шаблон_3a__20_Текст_20_програми">thread_main(void *arg)</text:p>
      <text:p text:style-name="Шаблон_3a__20_Текст_20_програми">{</text:p>
      <text:p text:style-name="Шаблон_3a__20_Текст_20_програми"><text:s text:c="4"/>struct thread_info *thread_info;</text:p>
      <text:p text:style-name="Шаблон_3a__20_Текст_20_програми"><text:s text:c="4"/>unsigned int thread_idx;</text:p>
      <text:p text:style-name="Шаблон_3a__20_Текст_20_програми"><text:s text:c="4"/>int listenfd, sockfd;</text:p>
      <text:p text:style-name="Шаблон_3a__20_Текст_20_програми"/>
      <text:p text:style-name="Шаблон_3a__20_Текст_20_програми"><text:s text:c="4"/>thread_info = arg;</text:p>
      <text:p text:style-name="Шаблон_3a__20_Текст_20_програми"><text:s text:c="4"/>listenfd = thread_info-&gt;listenfd;</text:p>
      <text:p text:style-name="Шаблон_3a__20_Текст_20_програми"><text:s text:c="4"/>thread_idx = thread_info-&gt;thread_idx;</text:p>
      <text:p text:style-name="Шаблон_3a__20_Текст_20_програми"><text:s text:c="4"/>for (;;) {</text:p>
      <text:p text:style-name="Шаблон_3a__20_Текст_20_програми"><text:s text:c="8"/>sockfd = accept(listenfd, NULL, 0);</text:p>
      <text:p text:style-name="Шаблон_3a__20_Текст_20_програми"><text:soft-page-break/><text:s text:c="8"/>if (sockfd &lt; 0)</text:p>
      <text:p text:style-name="Шаблон_3a__20_Текст_20_програми"><text:s text:c="12"/>return NULL;</text:p>
      <text:p text:style-name="Шаблон_3a__20_Текст_20_програми"><text:s text:c="8"/>printf("Thread %u accepted connection\n", thread_idx);</text:p>
      <text:p text:style-name="Шаблон_3a__20_Текст_20_програми"><text:s text:c="8"/>// Data transfer.</text:p>
      <text:p text:style-name="Шаблон_3a__20_Текст_20_програми"><text:s text:c="8"/>if (close(sockfd) &lt; 0)</text:p>
      <text:p text:style-name="Шаблон_3a__20_Текст_20_програми"><text:s text:c="12"/>exit_err("close()");</text:p>
      <text:p text:style-name="Шаблон_3a__20_Текст_20_програми"><text:s text:c="4"/>}</text:p>
      <text:p text:style-name="P66"><text:s text:c="4"/>return NULL;</text:p>
      <text:p text:style-name="Шаблон_3a__20_Текст_20_програми">}</text:p>
      <text:p text:style-name="Шаблон_3a__20_Текст_20_програми"/>
      <text:p text:style-name="Шаблон_3a__20_Текст_20_програми">int</text:p>
      <text:p text:style-name="Шаблон_3a__20_Текст_20_програми">main(void)</text:p>
      <text:p text:style-name="Шаблон_3a__20_Текст_20_програми">{</text:p>
      <text:p text:style-name="Шаблон_3a__20_Текст_20_програми"><text:s text:c="4"/>const unsigned int thread_num = 5;</text:p>
      <text:p text:style-name="Шаблон_3a__20_Текст_20_програми"><text:s text:c="4"/>struct thread_info thread_info[thread_num];</text:p>
      <text:p text:style-name="Шаблон_3a__20_Текст_20_програми"><text:s text:c="4"/>struct sockaddr_in srv_sin4 = { 0 };</text:p>
      <text:p text:style-name="Шаблон_3a__20_Текст_20_програми"><text:s text:c="4"/>in_port_t srv_port = htons(1234);</text:p>
      <text:p text:style-name="Шаблон_3a__20_Текст_20_програми"><text:s text:c="4"/>unsigned int i;</text:p>
      <text:p text:style-name="Шаблон_3a__20_Текст_20_програми"><text:s text:c="4"/>int listenfd, optflag, rv;</text:p>
      <text:p text:style-name="Шаблон_3a__20_Текст_20_програми"/>
      <text:p text:style-name="Шаблон_3a__20_Текст_20_програми"><text:s text:c="4"/>listenfd = socket(AF_INET, SOCK_STREAM, IPPROTO_TCP);</text:p>
      <text:p text:style-name="Шаблон_3a__20_Текст_20_програми"><text:s text:c="4"/>if (listenfd &lt; 0)</text:p>
      <text:p text:style-name="Шаблон_3a__20_Текст_20_програми"><text:s text:c="8"/>exit_err("socket()");</text:p>
      <text:p text:style-name="Шаблон_3a__20_Текст_20_програми"/>
      <text:p text:style-name="Шаблон_3a__20_Текст_20_програми"><text:s text:c="4"/>optflag = 1;</text:p>
      <text:p text:style-name="Шаблон_3a__20_Текст_20_програми"><text:s text:c="4"/>if (setsockopt(listenfd, SOL_SOCKET, SO_REUSEADDR, &amp;optflag,</text:p>
      <text:p text:style-name="Шаблон_3a__20_Текст_20_програми"><text:s text:c="8"/>sizeof(optflag)) &lt; 0</text:p>
      <text:p text:style-name="Шаблон_3a__20_Текст_20_програми"><text:s text:c="4"/>) {</text:p>
      <text:p text:style-name="Шаблон_3a__20_Текст_20_програми"><text:soft-page-break/><text:s text:c="8"/>exit_err("setsockopt()");</text:p>
      <text:p text:style-name="Шаблон_3a__20_Текст_20_програми"><text:s text:c="4"/>}</text:p>
      <text:p text:style-name="Шаблон_3a__20_Текст_20_програми"/>
      <text:p text:style-name="Шаблон_3a__20_Текст_20_програми"><text:s text:c="4"/>srv_sin4.sin_family = AF_INET;</text:p>
      <text:p text:style-name="Шаблон_3a__20_Текст_20_програми"><text:s text:c="4"/>srv_sin4.sin_port = srv_port;</text:p>
      <text:p text:style-name="Шаблон_3a__20_Текст_20_програми"><text:s text:c="4"/>srv_sin4.sin_addr.s_addr = INADDR_ANY;</text:p>
      <text:p text:style-name="Шаблон_3a__20_Текст_20_програми"><text:s text:c="4"/>if (bind(listenfd, (struct sockaddr *)&amp;srv_sin4, sizeof(srv_sin4)) &lt; 0)</text:p>
      <text:p text:style-name="Шаблон_3a__20_Текст_20_програми"><text:s text:c="8"/>exit_err("bind()");</text:p>
      <text:p text:style-name="Шаблон_3a__20_Текст_20_програми"/>
      <text:p text:style-name="Шаблон_3a__20_Текст_20_програми"><text:s text:c="4"/>if (listen(listenfd, 10) &lt; 0)</text:p>
      <text:p text:style-name="Шаблон_3a__20_Текст_20_програми"><text:s text:c="8"/>exit_err("listen()");</text:p>
      <text:p text:style-name="Шаблон_3a__20_Текст_20_програми"/>
      <text:p text:style-name="Шаблон_3a__20_Текст_20_програми"><text:s text:c="4"/>for (i = 0; i &lt; thread_num; ++i) {</text:p>
      <text:p text:style-name="Шаблон_3a__20_Текст_20_програми"><text:s text:c="8"/>thread_info[i].listenfd = listenfd;</text:p>
      <text:p text:style-name="Шаблон_3a__20_Текст_20_програми"><text:s text:c="8"/>thread_info[i].thread_idx = i;</text:p>
      <text:p text:style-name="Шаблон_3a__20_Текст_20_програми"><text:s text:c="8"/>rv = pthread_create(&amp;thread_info[i].tid, NULL, thread_main,</text:p>
      <text:p text:style-name="Шаблон_3a__20_Текст_20_програми"><text:s text:c="12"/>&amp;thread_info[i]);</text:p>
      <text:p text:style-name="Шаблон_3a__20_Текст_20_програми"><text:s text:c="8"/>if (rv != 0)</text:p>
      <text:p text:style-name="Шаблон_3a__20_Текст_20_програми"><text:s text:c="12"/>exit_errn(rv, "pthread_create()");</text:p>
      <text:p text:style-name="Шаблон_3a__20_Текст_20_програми"><text:s text:c="4"/>}</text:p>
      <text:p text:style-name="Шаблон_3a__20_Текст_20_програми"/>
      <text:p text:style-name="Шаблон_3a__20_Текст_20_програми"><text:s text:c="4"/>pause();</text:p>
      <text:p text:style-name="Шаблон_3a__20_Текст_20_програми">}</text:p>
      <text:p text:style-name="P59">Багатоп<text:span text:style-name="T181">отоковий</text:span> паралельний сервер</text:p>
      <text:p text:style-name="Шаблон_3a__20_Текст_20_програми">#include &lt;arpa/inet.h&gt;</text:p>
      <text:p text:style-name="Шаблон_3a__20_Текст_20_програми">#include &lt;netinet/in.h&gt;</text:p>
      <text:p text:style-name="Шаблон_3a__20_Текст_20_програми">#include &lt;sys/socket.h&gt;</text:p>
      <text:p text:style-name="Шаблон_3a__20_Текст_20_програми">#include &lt;pthread.h&gt;</text:p>
      <text:p text:style-name="Шаблон_3a__20_Текст_20_програми">#include &lt;stddef.h&gt;</text:p>
      <text:p text:style-name="Шаблон_3a__20_Текст_20_програми">#include &lt;stdio.h&gt;</text:p>
      <text:p text:style-name="Шаблон_3a__20_Текст_20_програми">#include &lt;stdlib.h&gt;</text:p>
      <text:p text:style-name="Шаблон_3a__20_Текст_20_програми">#include &lt;unistd.h&gt;</text:p>
      <text:p text:style-name="Шаблон_3a__20_Текст_20_програми"/>
      <text:p text:style-name="Шаблон_3a__20_Текст_20_програми">struct thread_info {</text:p>
      <text:p text:style-name="Шаблон_3a__20_Текст_20_програми"><text:s text:c="4"/>int sockfd;</text:p>
      <text:p text:style-name="Шаблон_3a__20_Текст_20_програми">};</text:p>
      <text:p text:style-name="Шаблон_3a__20_Текст_20_програми"/>
      <text:p text:style-name="Шаблон_3a__20_Текст_20_програми">static void *</text:p>
      <text:p text:style-name="Шаблон_3a__20_Текст_20_програми">thread_main(void *arg)</text:p>
      <text:p text:style-name="Шаблон_3a__20_Текст_20_програми">{</text:p>
      <text:p text:style-name="Шаблон_3a__20_Текст_20_програми"><text:s text:c="4"/>struct thread_info *thread_info;</text:p>
      <text:p text:style-name="Шаблон_3a__20_Текст_20_програми"><text:s text:c="4"/>int sockfd;</text:p>
      <text:p text:style-name="Шаблон_3a__20_Текст_20_програми"/>
      <text:p text:style-name="Шаблон_3a__20_Текст_20_програми"><text:s text:c="4"/>pthread_detach(pthread_self());</text:p>
      <text:p text:style-name="Шаблон_3a__20_Текст_20_програми"><text:s text:c="4"/>thread_info = arg;</text:p>
      <text:p text:style-name="Шаблон_3a__20_Текст_20_програми"><text:s text:c="4"/>sockfd = thread_info-&gt;sockfd;</text:p>
      <text:p text:style-name="Шаблон_3a__20_Текст_20_програми"><text:s text:c="4"/>free(thread_info);</text:p>
      <text:p text:style-name="Шаблон_3a__20_Текст_20_програми"><text:s text:c="4"/>printf("Handle connection in new thread\n");</text:p>
      <text:p text:style-name="Шаблон_3a__20_Текст_20_програми"><text:s text:c="4"/>// Data transfer.</text:p>
      <text:p text:style-name="Шаблон_3a__20_Текст_20_програми"><text:s text:c="4"/>if (close(sockfd) &lt; 0)</text:p>
      <text:p text:style-name="Шаблон_3a__20_Текст_20_програми"><text:soft-page-break/><text:s text:c="8"/>exit_err("close()");</text:p>
      <text:p text:style-name="Шаблон_3a__20_Текст_20_програми"><text:s text:c="4"/>return NULL;</text:p>
      <text:p text:style-name="Шаблон_3a__20_Текст_20_програми">}</text:p>
      <text:p text:style-name="Шаблон_3a__20_Текст_20_програми"/>
      <text:p text:style-name="Шаблон_3a__20_Текст_20_програми">int</text:p>
      <text:p text:style-name="Шаблон_3a__20_Текст_20_програми">main(void)</text:p>
      <text:p text:style-name="Шаблон_3a__20_Текст_20_програми">{</text:p>
      <text:p text:style-name="Шаблон_3a__20_Текст_20_програми"><text:s text:c="4"/>const unsigned int thread_num = 5;</text:p>
      <text:p text:style-name="Шаблон_3a__20_Текст_20_програми"><text:s text:c="4"/>struct thread_info *thread_info;</text:p>
      <text:p text:style-name="Шаблон_3a__20_Текст_20_програми"><text:s text:c="4"/>struct sockaddr_in srv_sin4 = { 0 };</text:p>
      <text:p text:style-name="Шаблон_3a__20_Текст_20_програми"><text:s text:c="4"/>pthread_t tid;</text:p>
      <text:p text:style-name="Шаблон_3a__20_Текст_20_програми"><text:s text:c="4"/>in_port_t srv_port = htons(1234);</text:p>
      <text:p text:style-name="Шаблон_3a__20_Текст_20_програми"><text:s text:c="4"/>unsigned int i;</text:p>
      <text:p text:style-name="Шаблон_3a__20_Текст_20_програми"><text:s text:c="4"/>int listenfd, optflag, rv;</text:p>
      <text:p text:style-name="Шаблон_3a__20_Текст_20_програми"/>
      <text:p text:style-name="Шаблон_3a__20_Текст_20_програми"><text:s text:c="4"/>listenfd = socket(AF_INET, SOCK_STREAM, IPPROTO_TCP);</text:p>
      <text:p text:style-name="Шаблон_3a__20_Текст_20_програми"><text:s text:c="4"/>if (listenfd &lt; 0)</text:p>
      <text:p text:style-name="Шаблон_3a__20_Текст_20_програми"><text:s text:c="8"/>exit_err("socket()");</text:p>
      <text:p text:style-name="Шаблон_3a__20_Текст_20_програми"/>
      <text:p text:style-name="Шаблон_3a__20_Текст_20_програми"><text:s text:c="4"/>optflag = 1;</text:p>
      <text:p text:style-name="Шаблон_3a__20_Текст_20_програми"><text:s text:c="4"/>if (setsockopt(listenfd, SOL_SOCKET, SO_REUSEADDR, &amp;optflag,</text:p>
      <text:p text:style-name="Шаблон_3a__20_Текст_20_програми"><text:s text:c="8"/>sizeof(optflag)) &lt; 0</text:p>
      <text:p text:style-name="Шаблон_3a__20_Текст_20_програми"><text:s text:c="4"/>) {</text:p>
      <text:p text:style-name="Шаблон_3a__20_Текст_20_програми"><text:s text:c="8"/>exit_err("setsockopt()");</text:p>
      <text:p text:style-name="Шаблон_3a__20_Текст_20_програми"><text:s text:c="4"/>}</text:p>
      <text:p text:style-name="Шаблон_3a__20_Текст_20_програми"/>
      <text:p text:style-name="Шаблон_3a__20_Текст_20_програми"><text:s text:c="4"/>srv_sin4.sin_family = AF_INET;</text:p>
      <text:p text:style-name="Шаблон_3a__20_Текст_20_програми"><text:s text:c="4"/>srv_sin4.sin_port = srv_port;</text:p>
      <text:p text:style-name="Шаблон_3a__20_Текст_20_програми"><text:soft-page-break/><text:s text:c="4"/>srv_sin4.sin_addr.s_addr = INADDR_ANY;</text:p>
      <text:p text:style-name="Шаблон_3a__20_Текст_20_програми"><text:s text:c="4"/>if (bind(listenfd, (struct sockaddr *)&amp;srv_sin4, sizeof(srv_sin4)) &lt; 0)</text:p>
      <text:p text:style-name="Шаблон_3a__20_Текст_20_програми"><text:s text:c="8"/>exit_err("bind()");</text:p>
      <text:p text:style-name="Шаблон_3a__20_Текст_20_програми"/>
      <text:p text:style-name="Шаблон_3a__20_Текст_20_програми"><text:s text:c="4"/>if (listen(listenfd, 10) &lt; 0)</text:p>
      <text:p text:style-name="Шаблон_3a__20_Текст_20_програми"><text:s text:c="8"/>exit_err("listen()");</text:p>
      <text:p text:style-name="Шаблон_3a__20_Текст_20_програми"/>
      <text:p text:style-name="Шаблон_3a__20_Текст_20_програми"><text:s text:c="4"/>for (i = 0; i &lt; thread_num; ++i) {</text:p>
      <text:p text:style-name="Шаблон_3a__20_Текст_20_програми"><text:s text:c="8"/>thread_info = malloc(sizeof(*thread_info));</text:p>
      <text:p text:style-name="Шаблон_3a__20_Текст_20_програми"><text:s text:c="8"/>if (thread_info == NULL)</text:p>
      <text:p text:style-name="Шаблон_3a__20_Текст_20_програми"><text:s text:c="12"/>exit_err("malloc()");</text:p>
      <text:p text:style-name="Шаблон_3a__20_Текст_20_програми"><text:s text:c="8"/>thread_info-&gt;sockfd = accept(listenfd, NULL, NULL);</text:p>
      <text:p text:style-name="Шаблон_3a__20_Текст_20_програми"><text:s text:c="8"/>rv = pthread_create(&amp;tid, NULL, thread_main, thread_info);</text:p>
      <text:p text:style-name="Шаблон_3a__20_Текст_20_програми"><text:s text:c="8"/>if (rv != 0)</text:p>
      <text:p text:style-name="Шаблон_3a__20_Текст_20_програми"><text:s text:c="12"/>exit_errn(rv, "pthread_create()");</text:p>
      <text:p text:style-name="Шаблон_3a__20_Текст_20_програми"><text:s text:c="4"/>}</text:p>
      <text:p text:style-name="Шаблон_3a__20_Текст_20_програм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Жирный" style:font-family-generic="swiss" style:font-pitch="variable"/>
    <style:font-face style:name="Liberation Sans4" svg:font-family="'Liberation Sans'" style:font-adornments="Курсив" style:font-family-generic="swiss" style:font-pitch="variable"/>
    <style:font-face style:name="Liberation Sans5" svg:font-family="'Liberation Sans'" style:font-adornments="Обычный"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office:font-face-decls>
  <office:styles>
    <draw:marker draw:name="Стилі_20_стрілок_20_17" draw:display-name="Стилі стрілок 17" svg:viewBox="0 0 20 13" svg:d="M0 13l10-13 10 13z"/>
    <draw:stroke-dash draw:name="Dashed_20__28_var_29__20_2" draw:display-name="Dashed (var) 2" draw:style="rect" draw:dots1="1" draw:dots1-length="0.006cm" draw:dots2="1" draw:dots2-length="0.006cm" draw:distance="0.006cm"/>
    <draw:stroke-dash draw:name="Long_20_Dot" draw:display-name="Long Dot" draw:style="rect" draw:dots1="1" draw:dots1-length="32%" draw:distance="9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Tahoma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Tahoma1"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3cm" style:type="center"/>
          <style:tab-stop style:position="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cm" style:type="center"/>
          <style:tab-stop style:position="26cm" style:type="right"/>
        </style:tab-stops>
      </style:paragraph-properties>
    </style:style>
    <style:style style:name="Шаблон_3a__20_Титульна_20_сторінка" style:display-name="Шаблон: Титульна сторінка" style:family="paragraph">
      <style:paragraph-properties fo:text-align="center" style:justify-single-word="false"/>
      <style:text-properties style:font-name="Liberation Sans2" fo:font-family="'Liberation Sans'" style:font-family-generic="swiss" style:font-pitch="variable" fo:font-size="44pt" officeooo:rsid="00071110" style:font-size-asian="38.5pt" style:font-size-complex="44pt"/>
    </style:style>
    <style:style style:name="Шаблон_3a__20_Заголовок_20_теми" style:display-name="Шаблон: Заголовок теми" style:family="paragraph" style:next-style-name="Шаблон_3a__20_Звичайний_20_текст">
      <style:paragraph-properties fo:text-align="center" style:justify-single-word="false"/>
      <style:text-properties style:font-name="Liberation Sans2" fo:font-family="'Liberation Sans'" style:font-family-generic="swiss" style:font-pitch="variable" fo:font-size="28pt" officeooo:rsid="000891be" style:font-size-asian="32pt" style:font-size-complex="32pt"/>
    </style:style>
    <style:style style:name="Шаблон_3a__20_Звичайний_20_текст" style:display-name="Шаблон: Звичайний текст" style:family="paragraph">
      <style:paragraph-properties fo:margin-top="0cm" fo:margin-bottom="0.499cm" style:contextual-spacing="false"/>
      <style:text-properties style:font-name="Liberation Sans2" fo:font-family="'Liberation Sans'" style:font-family-generic="swiss" style:font-pitch="variable" fo:font-size="21pt" officeooo:rsid="000f45a1" style:font-size-asian="21pt" style:font-size-complex="2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Шаблон_3a__20_Текст_20_програми" style:display-name="Шаблон: Текст програми" style:family="paragraph">
      <style:text-properties style:font-name="Liberation Mono" fo:font-family="'Liberation Mono'" style:font-family-generic="modern" style:font-pitch="fixed" fo:font-size="14pt" fo:letter-spacing="-0.025cm" fo:language="zxx" fo:country="none" officeooo:rsid="000c0a0c" style:font-size-asian="14pt" style:font-size-complex="14pt"/>
    </style:style>
    <style:style style:name="Шаблон_3a__20_Текст_20_командного_20_інтерпретатора" style:display-name="Шаблон: Текст командного інтерпретатора" style:family="paragraph">
      <style:text-properties style:font-name="Liberation Mono" fo:font-family="'Liberation Mono'" style:font-family-generic="modern" style:font-pitch="fixed" fo:font-size="14pt" fo:letter-spacing="-0.025cm" fo:language="zxx" fo:country="none" officeooo:rsid="000c0a0c" style:font-size-asian="14pt" style:font-size-complex="14pt"/>
    </style:style>
    <style:style style:name="Шаблон_3a__20_Коментар" style:display-name="Шаблон: Коментар" style:family="paragraph">
      <style:text-properties style:font-name="Liberation Sans2" fo:font-family="'Liberation Sans'" style:font-family-generic="swiss" style:font-pitch="variable" fo:font-size="16pt" officeooo:rsid="000c0a0c" style:font-size-asian="16pt" style:font-size-complex="16pt"/>
    </style:style>
    <style:style style:name="Шаблон_3a__20_Звичайний_20_текст_20_без_20_відступу" style:display-name="Шаблон: Звичайний текст без відступу" style:family="paragraph" style:parent-style-name="Шаблон_3a__20_Звичайний_20_текст" style:master-page-name="">
      <style:paragraph-properties fo:margin-top="0cm" fo:margin-bottom="0cm" style:contextual-spacing="false" style:page-number="auto">
        <style:tab-stops/>
      </style:paragraph-properties>
    </style:style>
    <style:style style:name="Шаблон_3a__20_Title_20_page" style:display-name="Шаблон: Title page" style:family="paragraph" style:master-page-name="">
      <style:paragraph-properties fo:text-align="center" style:justify-single-word="false" style:page-number="auto">
        <style:tab-stops/>
      </style:paragraph-properties>
      <style:text-properties style:font-name="Liberation Sans5" fo:font-family="'Liberation Sans'" style:font-style-name="Обычный" style:font-family-generic="swiss" style:font-pitch="variable" fo:font-size="44pt" fo:language="en" fo:country="US" officeooo:rsid="001ca846"/>
    </style:style>
    <style:style style:name="Шаблон_3a__20_Topic_20_title" style:display-name="Шаблон: Topic title" style:family="paragraph" style:next-style-name="Шаблон_3a__20_Regular_20_text" style:master-page-name="">
      <style:paragraph-properties fo:text-align="center" style:justify-single-word="false" style:page-number="auto"/>
      <style:text-properties style:font-name="Liberation Sans5" fo:font-family="'Liberation Sans'" style:font-style-name="Обычный" style:font-family-generic="swiss" style:font-pitch="variable" fo:font-size="28pt" fo:language="en" fo:country="US" officeooo:rsid="001ca846"/>
    </style:style>
    <style:style style:name="Шаблон_3a__20_Regular_20_text" style:display-name="Шаблон: Regular text" style:family="paragraph" style:master-page-name="">
      <style:paragraph-properties fo:margin-top="0cm" fo:margin-bottom="0.499cm" style:contextual-spacing="false" style:page-number="auto"/>
      <style:text-properties style:font-name="Liberation Sans5" fo:font-family="'Liberation Sans'" style:font-style-name="Обычный" style:font-family-generic="swiss" style:font-pitch="variable" fo:font-size="21pt" fo:language="en" fo:country="US" officeooo:rsid="001ca846"/>
    </style:style>
    <style:style style:name="Шаблон_3a__20_Regular_20_text_20_without_20_indentation" style:display-name="Шаблон: Regular text without indentation" style:family="paragraph">
      <style:paragraph-properties>
        <style:tab-stops/>
      </style:paragraph-properties>
      <style:text-properties style:font-name="Liberation Sans5" fo:font-family="'Liberation Sans'" style:font-style-name="Обычный" style:font-family-generic="swiss" style:font-pitch="variable" fo:font-size="21pt" fo:language="en" fo:country="US" officeooo:rsid="001e6ae1"/>
    </style:style>
    <style:style style:name="Шаблон_3a__20_Comment" style:display-name="Шаблон: Comment" style:family="paragraph" style:master-page-name="">
      <style:paragraph-properties style:page-number="auto"/>
      <style:text-properties style:font-name="Liberation Sans5" fo:font-family="'Liberation Sans'" style:font-style-name="Обычный" style:font-family-generic="swiss" style:font-pitch="variable" fo:font-size="16pt" fo:language="en" fo:country="US" officeooo:rsid="001e6ae1"/>
    </style:style>
    <style:style style:name="Шаблон_3a__20_Ідентифікатор_20_опція" style:display-name="Шаблон: Ідентифікатор опція" style:family="paragraph" style:parent-style-name="Шаблон_3a__20_Текст_20_командного_20_інтерпретатора">
      <style:text-properties officeooo:rsid="00102068"/>
    </style:style>
    <style:style style:name="Table_20_Contents" style:display-name="Table Contents" style:family="paragraph" style:parent-style-name="Standard" style:class="extra">
      <style:paragraph-properties fo:orphans="0" fo:widows="0" text:number-lines="false" text:line-number="0"/>
    </style:style>
    <style:style style:name="Шаблон_3a__20_Текст_20_програми_2c__20_відступ" style:display-name="Шаблон: Текст програми, відступ" style:family="paragraph" style:parent-style-name="Шаблон_3a__20_Текст_20_програми">
      <style:paragraph-properties fo:margin-top="0cm" fo:margin-bottom="0.499cm" style:contextual-spacing="false"/>
      <style:text-properties officeooo:rsid="00202775"/>
    </style:style>
    <style:style style:name="Шаблон_3a__20_Текст_20_командного_20_інтерпретатора_2c__20_відступ" style:display-name="Шаблон: Текст командного інтерпретатора, відступ" style:family="paragraph" style:parent-style-name="Шаблон_3a__20_Текст_20_командного_20_інтерпретатора">
      <style:paragraph-properties fo:margin-top="0cm" fo:margin-bottom="0.499cm" style:contextual-spacing="false"/>
    </style:style>
    <style:style style:name="Шаблон_3a__20_Термін" style:display-name="Шаблон: Термін" style:family="text">
      <style:text-properties style:font-name="Liberation Sans5" fo:font-family="'Liberation Sans'" style:font-style-name="Обычный" style:font-family-generic="swiss" style:font-pitch="variable" fo:font-size="21pt" fo:font-style="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Шаблон_3a__20_Ідентифікатор" style:display-name="Шаблон: Ідентифікатор" style:family="text">
      <style:text-properties style:font-name="Liberation Mono1" fo:font-family="'Liberation Mono'" style:font-style-name="Обычный" style:font-family-generic="modern" style:font-pitch="fixed" fo:font-size="14pt" fo:letter-spacing="-0.025cm" fo:language="zxx" fo:country="none"/>
    </style:style>
    <style:style style:name="Numbering_20_Symbols" style:display-name="Numbering Symbols" style:family="text"/>
    <style:style style:name="Шаблон_3a__20_Шляхове_20_ім_27_я" style:display-name="Шаблон: Шляхове ім'я" style:family="text">
      <style:text-properties style:font-name="Liberation Sans3" fo:font-family="'Liberation Sans'" style:font-style-name="Жирный" style:font-family-generic="swiss" style:font-pitch="variable" fo:font-size="21pt" fo:language="zxx" fo:country="none" fo:font-weight="bold"/>
    </style:style>
    <style:style style:name="Шаблон_3a__20_Шляхове_20_ім_27_я_20_в_20_коментарі" style:display-name="Шаблон: Шляхове ім'я в коментарі" style:family="text">
      <style:text-properties style:font-name="Liberation Sans3" fo:font-family="'Liberation Sans'" style:font-style-name="Жирный" style:font-family-generic="swiss" style:font-pitch="variable" fo:font-size="16pt" fo:language="zxx" fo:country="none" fo:font-weight="bold"/>
    </style:style>
    <style:style style:name="Шаблон_3a__20_Ідентифікатор_20_опція" style:display-name="Шаблон: Ідентифікатор опція" style:family="text" style:parent-style-name="Шаблон_3a__20_Ідентифікатор">
      <style:text-properties fo:font-style="italic"/>
    </style:style>
    <style:style style:name="Шаблон_3a__20_Term" style:display-name="Шаблон: Term" style:family="text">
      <style:text-properties style:font-name="Liberation Sans4" fo:font-family="'Liberation Sans'" style:font-style-name="Курсив" style:font-family-generic="swiss" style:font-pitch="variable" fo:font-size="21pt" fo:language="en" fo:country="U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8cm" fo:page-height="15.75cm" style:num-format="1" style:print-orientation="landscape" fo:margin-top="0cm" fo:margin-bottom="0cm" fo:margin-left="0.199cm" fo:margin-right="0.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23:58:52.590242106</meta:creation-date>
    <dc:date>2024-04-10T20:00:58.522599832</dc:date>
    <meta:editing-duration>P1DT6H17M30S</meta:editing-duration>
    <meta:editing-cycles>319</meta:editing-cycles>
    <meta:generator>LibreOffice/7.6.6.3$Linux_X86_64 LibreOffice_project/60$Build-3</meta:generator>
    <meta:document-statistic meta:table-count="3" meta:image-count="0" meta:object-count="0" meta:page-count="54" meta:paragraph-count="260" meta:word-count="6324" meta:character-count="47868" meta:non-whitespace-character-count="41282"/>
  </office:meta>
</office:document-meta>
</file>